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3">
          <table:table-cell office:value-type="string">
            <text:p>Date:</text:p>
          </table:table-cell>
          <table:table-cell table:style-name="ce3" office:value-type="string">
            <text:p>Finished analyzing 5813 games.</text:p>
          </table:table-cell>
          <table:table-cell table:style-name="ce3" table:number-columns-repeated="295"/>
        </table:table-row>
        <table:table-row table:style-name="ro3">
          <table:table-cell office:value-type="string">
            <text:p>Ranked Games:</text:p>
          </table:table-cell>
          <table:table-cell office:value-type="float" office:value="5813">
            <text:p>5813</text:p>
          </table:table-cell>
          <table:table-cell table:number-columns-repeated="295"/>
        </table:table-row>
        <table:table-row table:style-name="ro3">
          <table:table-cell office:value-type="string">
            <text:p>Custom Games: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46516">
            <text:p>46516</text:p>
          </table:table-cell>
          <table:table-cell table:number-columns-repeated="295"/>
        </table:table-row>
        <table:table-row table:style-name="ro3">
          <table:table-cell office:value-type="string">
            <text:p>Avg Gametime:</text:p>
          </table:table-cell>
          <table:table-cell office:value-type="float" office:value="25.0932966339812">
            <text:p>25,093296634</text:p>
          </table:table-cell>
          <table:table-cell table:number-columns-repeated="295"/>
        </table:table-row>
        <table:table-row table:style-name="ro3">
          <table:table-cell office:value-type="string">
            <text:p>Avg Level:</text:p>
          </table:table-cell>
          <table:table-cell office:value-type="float" office:value="14.6819198348529">
            <text:p>14,6819198349</text:p>
          </table:table-cell>
          <table:table-cell table:number-columns-repeated="295"/>
        </table:table-row>
        <table:table-row table:style-name="ro3">
          <table:table-cell office:value-type="string">
            <text:p>Wins East:</text:p>
          </table:table-cell>
          <table:table-cell office:value-type="float" office:value="2754">
            <text:p>2754</text:p>
          </table:table-cell>
          <table:table-cell table:number-columns-repeated="295"/>
        </table:table-row>
        <table:table-row table:style-name="ro3">
          <table:table-cell office:value-type="string">
            <text:p>Wins West:</text:p>
          </table:table-cell>
          <table:table-cell office:value-type="float" office:value="3059">
            <text:p>3059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5414">
            <text:p>5414</text:p>
          </table:table-cell>
          <table:table-cell table:number-columns-repeated="295"/>
        </table:table-row>
        <table:table-row table:style-name="ro3">
          <table:table-cell office:value-type="string">
            <text:p>Grove picks:</text:p>
          </table:table-cell>
          <table:table-cell office:value-type="float" office:value="6709">
            <text:p>6709</text:p>
          </table:table-cell>
          <table:table-cell table:number-columns-repeated="295"/>
        </table:table-row>
        <table:table-row table:style-name="ro3">
          <table:table-cell office:value-type="string">
            <text:p>Mech picks:</text:p>
          </table:table-cell>
          <table:table-cell office:value-type="float" office:value="6795">
            <text:p>6795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8637">
            <text:p>8637</text:p>
          </table:table-cell>
          <table:table-cell table:number-columns-repeated="295"/>
        </table:table-row>
        <table:table-row table:style-name="ro3">
          <table:table-cell office:value-type="string">
            <text:p>Mastermind picks:</text:p>
          </table:table-cell>
          <table:table-cell office:value-type="float" office:value="18961">
            <text:p>18961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rove wins:</text:p>
          </table:table-cell>
          <table:table-cell office:value-type="float" office:value="3537">
            <text:p>3537</text:p>
          </table:table-cell>
          <table:table-cell table:number-columns-repeated="295"/>
        </table:table-row>
        <table:table-row table:style-name="ro3">
          <table:table-cell office:value-type="string">
            <text:p>Mech wins:</text:p>
          </table:table-cell>
          <table:table-cell office:value-type="float" office:value="3340">
            <text:p>3340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4210">
            <text:p>4210</text:p>
          </table:table-cell>
          <table:table-cell table:number-columns-repeated="295"/>
        </table:table-row>
        <table:table-row table:style-name="ro3">
          <table:table-cell office:value-type="string">
            <text:p>Mastermind wins:</text:p>
          </table:table-cell>
          <table:table-cell office:value-type="float" office:value="9570">
            <text:p>9570</text:p>
          </table:table-cell>
          <table:table-cell table:number-columns-repeated="295"/>
        </table:table-row>
        <table:table-row table:style-name="ro3">
          <table:table-cell office:value-type="string">
            <text:p>Games ended on 1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2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3: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Games ended on 4: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Games ended on 5:</text:p>
          </table:table-cell>
          <table:table-cell office:value-type="float" office:value="44">
            <text:p>44</text:p>
          </table:table-cell>
          <table:table-cell table:number-columns-repeated="295"/>
        </table:table-row>
        <table:table-row table:style-name="ro3">
          <table:table-cell office:value-type="string">
            <text:p>Games ended on 6:</text:p>
          </table:table-cell>
          <table:table-cell office:value-type="float" office:value="32">
            <text:p>32</text:p>
          </table:table-cell>
          <table:table-cell table:number-columns-repeated="295"/>
        </table:table-row>
        <table:table-row table:style-name="ro3">
          <table:table-cell office:value-type="string">
            <text:p>Games ended on 7: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3">
          <table:table-cell office:value-type="string">
            <text:p>Games ended on 8:</text:p>
          </table:table-cell>
          <table:table-cell office:value-type="float" office:value="44">
            <text:p>44</text:p>
          </table:table-cell>
          <table:table-cell table:number-columns-repeated="295"/>
        </table:table-row>
        <table:table-row table:style-name="ro3">
          <table:table-cell office:value-type="string">
            <text:p>Games ended on 9: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Games ended on 10:</text:p>
          </table:table-cell>
          <table:table-cell office:value-type="float" office:value="38">
            <text:p>38</text:p>
          </table:table-cell>
          <table:table-cell table:number-columns-repeated="295"/>
        </table:table-row>
        <table:table-row table:style-name="ro3">
          <table:table-cell office:value-type="string">
            <text:p>Games ended on 11:</text:p>
          </table:table-cell>
          <table:table-cell office:value-type="float" office:value="44">
            <text:p>44</text:p>
          </table:table-cell>
          <table:table-cell table:number-columns-repeated="295"/>
        </table:table-row>
        <table:table-row table:style-name="ro3">
          <table:table-cell office:value-type="string">
            <text:p>Games ended on 12</text:p>
          </table:table-cell>
          <table:table-cell office:value-type="float" office:value="99">
            <text:p>99</text:p>
          </table:table-cell>
          <table:table-cell table:number-columns-repeated="295"/>
        </table:table-row>
        <table:table-row table:style-name="ro3">
          <table:table-cell office:value-type="string">
            <text:p>Games ended on 13:</text:p>
          </table:table-cell>
          <table:table-cell office:value-type="float" office:value="282">
            <text:p>282</text:p>
          </table:table-cell>
          <table:table-cell table:number-columns-repeated="295"/>
        </table:table-row>
        <table:table-row table:style-name="ro3">
          <table:table-cell office:value-type="string">
            <text:p>Games ended on 14:</text:p>
          </table:table-cell>
          <table:table-cell office:value-type="float" office:value="2767">
            <text:p>2767</text:p>
          </table:table-cell>
          <table:table-cell table:number-columns-repeated="295"/>
        </table:table-row>
        <table:table-row table:style-name="ro3">
          <table:table-cell office:value-type="string">
            <text:p>Games ended on 15:</text:p>
          </table:table-cell>
          <table:table-cell office:value-type="float" office:value="823">
            <text:p>823</text:p>
          </table:table-cell>
          <table:table-cell table:number-columns-repeated="295"/>
        </table:table-row>
        <table:table-row table:style-name="ro3">
          <table:table-cell office:value-type="string">
            <text:p>Games ended on 16:</text:p>
          </table:table-cell>
          <table:table-cell office:value-type="float" office:value="424">
            <text:p>424</text:p>
          </table:table-cell>
          <table:table-cell table:number-columns-repeated="295"/>
        </table:table-row>
        <table:table-row table:style-name="ro3">
          <table:table-cell office:value-type="string">
            <text:p>Games ended on 17:</text:p>
          </table:table-cell>
          <table:table-cell office:value-type="float" office:value="473">
            <text:p>473</text:p>
          </table:table-cell>
          <table:table-cell table:number-columns-repeated="295"/>
        </table:table-row>
        <table:table-row table:style-name="ro3">
          <table:table-cell office:value-type="string">
            <text:p>Games ended on 18:</text:p>
          </table:table-cell>
          <table:table-cell office:value-type="float" office:value="404">
            <text:p>404</text:p>
          </table:table-cell>
          <table:table-cell table:number-columns-repeated="295"/>
        </table:table-row>
        <table:table-row table:style-name="ro3">
          <table:table-cell office:value-type="string">
            <text:p>Games ended on 19:</text:p>
          </table:table-cell>
          <table:table-cell office:value-type="float" office:value="279">
            <text:p>279</text:p>
          </table:table-cell>
          <table:table-cell table:number-columns-repeated="295"/>
        </table:table-row>
        <table:table-row table:style-name="ro3">
          <table:table-cell office:value-type="string">
            <text:p>Games ended on 20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21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Element workers lvl 3</text:p>
          </table:table-cell>
          <table:table-cell office:value-type="float" office:value="2.58333333333333">
            <text:p>2,58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4</text:p>
          </table:table-cell>
          <table:table-cell office:value-type="float" office:value="2.75">
            <text:p>2,75</text:p>
          </table:table-cell>
          <table:table-cell table:number-columns-repeated="295"/>
        </table:table-row>
        <table:table-row table:style-name="ro3">
          <table:table-cell office:value-type="string">
            <text:p>Element workers lvl 5</text:p>
          </table:table-cell>
          <table:table-cell office:value-type="float" office:value="3.09756097560976">
            <text:p>3,0975609756</text:p>
          </table:table-cell>
          <table:table-cell table:number-columns-repeated="295"/>
        </table:table-row>
        <table:table-row table:style-name="ro3">
          <table:table-cell office:value-type="string">
            <text:p>Element workers lvl 6</text:p>
          </table:table-cell>
          <table:table-cell office:value-type="float" office:value="3.32">
            <text:p>3,32</text:p>
          </table:table-cell>
          <table:table-cell table:number-columns-repeated="295"/>
        </table:table-row>
        <table:table-row table:style-name="ro3">
          <table:table-cell office:value-type="string">
            <text:p>Element workers lvl 7</text:p>
          </table:table-cell>
          <table:table-cell office:value-type="float" office:value="4.36842105263158">
            <text:p>4,3684210526</text:p>
          </table:table-cell>
          <table:table-cell table:number-columns-repeated="295"/>
        </table:table-row>
        <table:table-row table:style-name="ro3">
          <table:table-cell office:value-type="string">
            <text:p>Element workers lvl 8</text:p>
          </table:table-cell>
          <table:table-cell office:value-type="float" office:value="4.47058823529412">
            <text:p>4,4705882353</text:p>
          </table:table-cell>
          <table:table-cell table:number-columns-repeated="295"/>
        </table:table-row>
        <table:table-row table:style-name="ro3">
          <table:table-cell office:value-type="string">
            <text:p>Element workers lvl 9</text:p>
          </table:table-cell>
          <table:table-cell office:value-type="float" office:value="6.88888888888889">
            <text:p>6,8888888889</text:p>
          </table:table-cell>
          <table:table-cell table:number-columns-repeated="295"/>
        </table:table-row>
        <table:table-row table:style-name="ro3">
          <table:table-cell office:value-type="string">
            <text:p>Element workers lvl 10</text:p>
          </table:table-cell>
          <table:table-cell office:value-type="float" office:value="5.5609756097561">
            <text:p>5,5609756098</text:p>
          </table:table-cell>
          <table:table-cell table:number-columns-repeated="295"/>
        </table:table-row>
        <table:table-row table:style-name="ro3">
          <table:table-cell office:value-type="string">
            <text:p>Element workers lvl 11</text:p>
          </table:table-cell>
          <table:table-cell office:value-type="float" office:value="7.12765957446809">
            <text:p>7,127659574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2</text:p>
          </table:table-cell>
          <table:table-cell office:value-type="float" office:value="7.61111111111111">
            <text:p>7,6111111111</text:p>
          </table:table-cell>
          <table:table-cell table:number-columns-repeated="295"/>
        </table:table-row>
        <table:table-row table:style-name="ro3">
          <table:table-cell office:value-type="string">
            <text:p>Element workers lvl 13</text:p>
          </table:table-cell>
          <table:table-cell office:value-type="float" office:value="7.73381294964029">
            <text:p>7,733812949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4</text:p>
          </table:table-cell>
          <table:table-cell office:value-type="float" office:value="7.48885412592882">
            <text:p>7,4888541259</text:p>
          </table:table-cell>
          <table:table-cell table:number-columns-repeated="295"/>
        </table:table-row>
        <table:table-row table:style-name="ro3">
          <table:table-cell office:value-type="string">
            <text:p>Element workers lvl 15</text:p>
          </table:table-cell>
          <table:table-cell office:value-type="float" office:value="7.93570451436389">
            <text:p>7,935704514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6</text:p>
          </table:table-cell>
          <table:table-cell office:value-type="float" office:value="10.3838862559242">
            <text:p>10,3838862559</text:p>
          </table:table-cell>
          <table:table-cell table:number-columns-repeated="295"/>
        </table:table-row>
        <table:table-row table:style-name="ro3">
          <table:table-cell office:value-type="string">
            <text:p>Element workers lvl 17</text:p>
          </table:table-cell>
          <table:table-cell office:value-type="float" office:value="11.7712550607287">
            <text:p>11,771255060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8</text:p>
          </table:table-cell>
          <table:table-cell office:value-type="float" office:value="13.8207792207792">
            <text:p>13,8207792208</text:p>
          </table:table-cell>
          <table:table-cell table:number-columns-repeated="295"/>
        </table:table-row>
        <table:table-row table:style-name="ro3">
          <table:table-cell office:value-type="string">
            <text:p>Element workers lvl 19</text:p>
          </table:table-cell>
          <table:table-cell office:value-type="float" office:value="14.3627906976744">
            <text:p>14,3627906977</text:p>
          </table:table-cell>
          <table:table-cell table:number-columns-repeated="295"/>
        </table:table-row>
        <table:table-row table:style-name="ro3">
          <table:table-cell office:value-type="string">
            <text:p>Element workers lvl 20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3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Element income lvl 3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3">
          <table:table-cell office:value-type="string">
            <text:p>Element income lvl 4</text:p>
          </table:table-cell>
          <table:table-cell office:value-type="float" office:value="34.75">
            <text:p>34,75</text:p>
          </table:table-cell>
          <table:table-cell table:number-columns-repeated="295"/>
        </table:table-row>
        <table:table-row table:style-name="ro3">
          <table:table-cell office:value-type="string">
            <text:p>Element income lvl 5</text:p>
          </table:table-cell>
          <table:table-cell office:value-type="float" office:value="37.7073170731707">
            <text:p>37,7073170732</text:p>
          </table:table-cell>
          <table:table-cell table:number-columns-repeated="295"/>
        </table:table-row>
        <table:table-row table:style-name="ro3">
          <table:table-cell office:value-type="string">
            <text:p>Element income lvl 6</text:p>
          </table:table-cell>
          <table:table-cell office:value-type="float" office:value="48.48">
            <text:p>48,48</text:p>
          </table:table-cell>
          <table:table-cell table:number-columns-repeated="295"/>
        </table:table-row>
        <table:table-row table:style-name="ro3">
          <table:table-cell office:value-type="string">
            <text:p>Element income lvl 7</text:p>
          </table:table-cell>
          <table:table-cell office:value-type="float" office:value="70.0526315789474">
            <text:p>70,0526315789</text:p>
          </table:table-cell>
          <table:table-cell table:number-columns-repeated="295"/>
        </table:table-row>
        <table:table-row table:style-name="ro3">
          <table:table-cell office:value-type="string">
            <text:p>Element income lvl 8</text:p>
          </table:table-cell>
          <table:table-cell office:value-type="float" office:value="90.7058823529412">
            <text:p>90,7058823529</text:p>
          </table:table-cell>
          <table:table-cell table:number-columns-repeated="295"/>
        </table:table-row>
        <table:table-row table:style-name="ro3">
          <table:table-cell office:value-type="string">
            <text:p>Element income lvl 9</text:p>
          </table:table-cell>
          <table:table-cell office:value-type="float" office:value="137.222222222222">
            <text:p>137,2222222222</text:p>
          </table:table-cell>
          <table:table-cell table:number-columns-repeated="295"/>
        </table:table-row>
        <table:table-row table:style-name="ro3">
          <table:table-cell office:value-type="string">
            <text:p>Element income lvl 10</text:p>
          </table:table-cell>
          <table:table-cell office:value-type="float" office:value="124.536585365854">
            <text:p>124,5365853659</text:p>
          </table:table-cell>
          <table:table-cell table:number-columns-repeated="295"/>
        </table:table-row>
        <table:table-row table:style-name="ro3">
          <table:table-cell office:value-type="string">
            <text:p>Element income lvl 11</text:p>
          </table:table-cell>
          <table:table-cell office:value-type="float" office:value="156.255319148936">
            <text:p>156,2553191489</text:p>
          </table:table-cell>
          <table:table-cell table:number-columns-repeated="295"/>
        </table:table-row>
        <table:table-row table:style-name="ro3">
          <table:table-cell office:value-type="string">
            <text:p>Element income lvl 12</text:p>
          </table:table-cell>
          <table:table-cell office:value-type="float" office:value="182.055555555556">
            <text:p>182,0555555556</text:p>
          </table:table-cell>
          <table:table-cell table:number-columns-repeated="295"/>
        </table:table-row>
        <table:table-row table:style-name="ro3">
          <table:table-cell office:value-type="string">
            <text:p>Element income lvl 13</text:p>
          </table:table-cell>
          <table:table-cell office:value-type="float" office:value="202.985611510791">
            <text:p>202,9856115108</text:p>
          </table:table-cell>
          <table:table-cell table:number-columns-repeated="295"/>
        </table:table-row>
        <table:table-row table:style-name="ro3">
          <table:table-cell office:value-type="string">
            <text:p>Element income lvl 14</text:p>
          </table:table-cell>
          <table:table-cell office:value-type="float" office:value="220.290965975753">
            <text:p>220,2909659758</text:p>
          </table:table-cell>
          <table:table-cell table:number-columns-repeated="295"/>
        </table:table-row>
        <table:table-row table:style-name="ro3">
          <table:table-cell office:value-type="string">
            <text:p>Element income lvl 15</text:p>
          </table:table-cell>
          <table:table-cell office:value-type="float" office:value="255.722298221614">
            <text:p>255,7222982216</text:p>
          </table:table-cell>
          <table:table-cell table:number-columns-repeated="295"/>
        </table:table-row>
        <table:table-row table:style-name="ro3">
          <table:table-cell office:value-type="string">
            <text:p>Element income lvl 16</text:p>
          </table:table-cell>
          <table:table-cell office:value-type="float" office:value="297.452606635071">
            <text:p>297,4526066351</text:p>
          </table:table-cell>
          <table:table-cell table:number-columns-repeated="295"/>
        </table:table-row>
        <table:table-row table:style-name="ro3">
          <table:table-cell office:value-type="string">
            <text:p>Element income lvl 17</text:p>
          </table:table-cell>
          <table:table-cell office:value-type="float" office:value="338.293522267206">
            <text:p>338,2935222672</text:p>
          </table:table-cell>
          <table:table-cell table:number-columns-repeated="295"/>
        </table:table-row>
        <table:table-row table:style-name="ro3">
          <table:table-cell office:value-type="string">
            <text:p>Element income lvl 18</text:p>
          </table:table-cell>
          <table:table-cell office:value-type="float" office:value="414.831168831169">
            <text:p>414,8311688312</text:p>
          </table:table-cell>
          <table:table-cell table:number-columns-repeated="295"/>
        </table:table-row>
        <table:table-row table:style-name="ro3">
          <table:table-cell office:value-type="string">
            <text:p>Element income lvl 19</text:p>
          </table:table-cell>
          <table:table-cell office:value-type="float" office:value="473.316279069767">
            <text:p>473,3162790698</text:p>
          </table:table-cell>
          <table:table-cell table:number-columns-repeated="295"/>
        </table:table-row>
        <table:table-row table:style-name="ro3">
          <table:table-cell office:value-type="string">
            <text:p>Element income lvl 20</text:p>
          </table:table-cell>
          <table:table-cell office:value-type="float" office:value="548">
            <text:p>548</text:p>
          </table:table-cell>
          <table:table-cell table:number-columns-repeated="295"/>
        </table:table-row>
        <table:table-row table:style-name="ro3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</text:p>
          </table:table-cell>
          <table:table-cell office:value-type="float" office:value="230">
            <text:p>230</text:p>
          </table:table-cell>
          <table:table-cell table:number-columns-repeated="295"/>
        </table:table-row>
        <table:table-row table:style-name="ro3">
          <table:table-cell office:value-type="string">
            <text:p>Element value lvl 3</text:p>
          </table:table-cell>
          <table:table-cell office:value-type="float" office:value="227.083333333333">
            <text:p>227,08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4</text:p>
          </table:table-cell>
          <table:table-cell office:value-type="float" office:value="347.916666666667">
            <text:p>347,91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5</text:p>
          </table:table-cell>
          <table:table-cell office:value-type="float" office:value="480">
            <text:p>480</text:p>
          </table:table-cell>
          <table:table-cell table:number-columns-repeated="295"/>
        </table:table-row>
        <table:table-row table:style-name="ro3">
          <table:table-cell office:value-type="string">
            <text:p>Element value lvl 6</text:p>
          </table:table-cell>
          <table:table-cell office:value-type="float" office:value="604.6">
            <text:p>604,6</text:p>
          </table:table-cell>
          <table:table-cell table:number-columns-repeated="295"/>
        </table:table-row>
        <table:table-row table:style-name="ro3">
          <table:table-cell office:value-type="string">
            <text:p>Element value lvl 7</text:p>
          </table:table-cell>
          <table:table-cell office:value-type="float" office:value="747.894736842105">
            <text:p>747,8947368421</text:p>
          </table:table-cell>
          <table:table-cell table:number-columns-repeated="295"/>
        </table:table-row>
        <table:table-row table:style-name="ro3">
          <table:table-cell office:value-type="string">
            <text:p>Element value lvl 8</text:p>
          </table:table-cell>
          <table:table-cell office:value-type="float" office:value="851.470588235294">
            <text:p>851,4705882353</text:p>
          </table:table-cell>
          <table:table-cell table:number-columns-repeated="295"/>
        </table:table-row>
        <table:table-row table:style-name="ro3">
          <table:table-cell office:value-type="string">
            <text:p>Element value lvl 9</text:p>
          </table:table-cell>
          <table:table-cell office:value-type="float" office:value="747.222222222222">
            <text:p>747,2222222222</text:p>
          </table:table-cell>
          <table:table-cell table:number-columns-repeated="295"/>
        </table:table-row>
        <table:table-row table:style-name="ro3">
          <table:table-cell office:value-type="string">
            <text:p>Element value lvl 10</text:p>
          </table:table-cell>
          <table:table-cell office:value-type="float" office:value="1237.92682926829">
            <text:p>1237,9268292683</text:p>
          </table:table-cell>
          <table:table-cell table:number-columns-repeated="295"/>
        </table:table-row>
        <table:table-row table:style-name="ro3">
          <table:table-cell office:value-type="string">
            <text:p>Element value lvl 11</text:p>
          </table:table-cell>
          <table:table-cell office:value-type="float" office:value="1414.78723404255">
            <text:p>1414,7872340426</text:p>
          </table:table-cell>
          <table:table-cell table:number-columns-repeated="295"/>
        </table:table-row>
        <table:table-row table:style-name="ro3">
          <table:table-cell office:value-type="string">
            <text:p>Element value lvl 12</text:p>
          </table:table-cell>
          <table:table-cell office:value-type="float" office:value="1686.55555555556">
            <text:p>1686,5555555556</text:p>
          </table:table-cell>
          <table:table-cell table:number-columns-repeated="295"/>
        </table:table-row>
        <table:table-row table:style-name="ro3">
          <table:table-cell office:value-type="string">
            <text:p>Element value lvl 13</text:p>
          </table:table-cell>
          <table:table-cell office:value-type="float" office:value="1985.32374100719">
            <text:p>1985,3237410072</text:p>
          </table:table-cell>
          <table:table-cell table:number-columns-repeated="295"/>
        </table:table-row>
        <table:table-row table:style-name="ro3">
          <table:table-cell office:value-type="string">
            <text:p>Element value lvl 14</text:p>
          </table:table-cell>
          <table:table-cell office:value-type="float" office:value="2323.18537348455">
            <text:p>2323,1853734846</text:p>
          </table:table-cell>
          <table:table-cell table:number-columns-repeated="295"/>
        </table:table-row>
        <table:table-row table:style-name="ro3">
          <table:table-cell office:value-type="string">
            <text:p>Element value lvl 15</text:p>
          </table:table-cell>
          <table:table-cell office:value-type="float" office:value="2760.89603283174">
            <text:p>2760,8960328317</text:p>
          </table:table-cell>
          <table:table-cell table:number-columns-repeated="295"/>
        </table:table-row>
        <table:table-row table:style-name="ro3">
          <table:table-cell office:value-type="string">
            <text:p>Element value lvl 16</text:p>
          </table:table-cell>
          <table:table-cell office:value-type="float" office:value="3179.6327014218">
            <text:p>3179,6327014218</text:p>
          </table:table-cell>
          <table:table-cell table:number-columns-repeated="295"/>
        </table:table-row>
        <table:table-row table:style-name="ro3">
          <table:table-cell office:value-type="string">
            <text:p>Element value lvl 17</text:p>
          </table:table-cell>
          <table:table-cell office:value-type="float" office:value="3653.16801619433">
            <text:p>3653,1680161943</text:p>
          </table:table-cell>
          <table:table-cell table:number-columns-repeated="295"/>
        </table:table-row>
        <table:table-row table:style-name="ro3">
          <table:table-cell office:value-type="string">
            <text:p>Element value lvl 18</text:p>
          </table:table-cell>
          <table:table-cell office:value-type="float" office:value="4272.36363636364">
            <text:p>4272,3636363636</text:p>
          </table:table-cell>
          <table:table-cell table:number-columns-repeated="295"/>
        </table:table-row>
        <table:table-row table:style-name="ro3">
          <table:table-cell office:value-type="string">
            <text:p>Element value lvl 19</text:p>
          </table:table-cell>
          <table:table-cell office:value-type="float" office:value="5013">
            <text:p>5013</text:p>
          </table:table-cell>
          <table:table-cell table:number-columns-repeated="295"/>
        </table:table-row>
        <table:table-row table:style-name="ro3">
          <table:table-cell office:value-type="string">
            <text:p>Element value lvl 20</text:p>
          </table:table-cell>
          <table:table-cell office:value-type="float" office:value="6670">
            <text:p>6670</text:p>
          </table:table-cell>
          <table:table-cell table:number-columns-repeated="295"/>
        </table:table-row>
        <table:table-row table:style-name="ro3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</text:p>
          </table:table-cell>
          <table:table-cell office:value-type="float" office:value="28">
            <text:p>28</text:p>
          </table:table-cell>
          <table:table-cell table:number-columns-repeated="295"/>
        </table:table-row>
        <table:table-row table:style-name="ro3">
          <table:table-cell office:value-type="string">
            <text:p>Element kills lvl 3</text:p>
          </table:table-cell>
          <table:table-cell office:value-type="float" office:value="32.3333333333333">
            <text:p>32,3333333333</text:p>
          </table:table-cell>
          <table:table-cell table:number-columns-repeated="295"/>
        </table:table-row>
        <table:table-row table:style-name="ro3">
          <table:table-cell office:value-type="string">
            <text:p>Element kills lvl 4</text:p>
          </table:table-cell>
          <table:table-cell office:value-type="float" office:value="42.75">
            <text:p>42,75</text:p>
          </table:table-cell>
          <table:table-cell table:number-columns-repeated="295"/>
        </table:table-row>
        <table:table-row table:style-name="ro3">
          <table:table-cell office:value-type="string">
            <text:p>Element kills lvl 5</text:p>
          </table:table-cell>
          <table:table-cell office:value-type="float" office:value="66.3170731707317">
            <text:p>66,3170731707</text:p>
          </table:table-cell>
          <table:table-cell table:number-columns-repeated="295"/>
        </table:table-row>
        <table:table-row table:style-name="ro3">
          <table:table-cell office:value-type="string">
            <text:p>Element kills lvl 6</text:p>
          </table:table-cell>
          <table:table-cell office:value-type="float" office:value="71.24">
            <text:p>71,24</text:p>
          </table:table-cell>
          <table:table-cell table:number-columns-repeated="295"/>
        </table:table-row>
        <table:table-row table:style-name="ro3">
          <table:table-cell office:value-type="string">
            <text:p>Element kills lvl 7</text:p>
          </table:table-cell>
          <table:table-cell office:value-type="float" office:value="88.4210526315789">
            <text:p>88,4210526316</text:p>
          </table:table-cell>
          <table:table-cell table:number-columns-repeated="295"/>
        </table:table-row>
        <table:table-row table:style-name="ro3">
          <table:table-cell office:value-type="string">
            <text:p>Element kills lvl 8</text:p>
          </table:table-cell>
          <table:table-cell office:value-type="float" office:value="99.1176470588235">
            <text:p>99,1176470588</text:p>
          </table:table-cell>
          <table:table-cell table:number-columns-repeated="295"/>
        </table:table-row>
        <table:table-row table:style-name="ro3">
          <table:table-cell office:value-type="string">
            <text:p>Element kills lvl 9</text:p>
          </table:table-cell>
          <table:table-cell office:value-type="float" office:value="77.1111111111111">
            <text:p>77,1111111111</text:p>
          </table:table-cell>
          <table:table-cell table:number-columns-repeated="295"/>
        </table:table-row>
        <table:table-row table:style-name="ro3">
          <table:table-cell office:value-type="string">
            <text:p>Element kills lvl 10</text:p>
          </table:table-cell>
          <table:table-cell office:value-type="float" office:value="112.80487804878">
            <text:p>112,8048780488</text:p>
          </table:table-cell>
          <table:table-cell table:number-columns-repeated="295"/>
        </table:table-row>
        <table:table-row table:style-name="ro3">
          <table:table-cell office:value-type="string">
            <text:p>Element kills lvl 11</text:p>
          </table:table-cell>
          <table:table-cell office:value-type="float" office:value="128.68085106383">
            <text:p>128,6808510638</text:p>
          </table:table-cell>
          <table:table-cell table:number-columns-repeated="295"/>
        </table:table-row>
        <table:table-row table:style-name="ro3">
          <table:table-cell office:value-type="string">
            <text:p>Element kills lvl 12</text:p>
          </table:table-cell>
          <table:table-cell office:value-type="float" office:value="136.355555555556">
            <text:p>136,3555555556</text:p>
          </table:table-cell>
          <table:table-cell table:number-columns-repeated="295"/>
        </table:table-row>
        <table:table-row table:style-name="ro3">
          <table:table-cell office:value-type="string">
            <text:p>Element kills lvl 13</text:p>
          </table:table-cell>
          <table:table-cell office:value-type="float" office:value="149.276978417266">
            <text:p>149,2769784173</text:p>
          </table:table-cell>
          <table:table-cell table:number-columns-repeated="295"/>
        </table:table-row>
        <table:table-row table:style-name="ro3">
          <table:table-cell office:value-type="string">
            <text:p>Element kills lvl 14</text:p>
          </table:table-cell>
          <table:table-cell office:value-type="float" office:value="156.459522878373">
            <text:p>156,4595228784</text:p>
          </table:table-cell>
          <table:table-cell table:number-columns-repeated="295"/>
        </table:table-row>
        <table:table-row table:style-name="ro3">
          <table:table-cell office:value-type="string">
            <text:p>Element kills lvl 15</text:p>
          </table:table-cell>
          <table:table-cell office:value-type="float" office:value="169.184678522572">
            <text:p>169,1846785226</text:p>
          </table:table-cell>
          <table:table-cell table:number-columns-repeated="295"/>
        </table:table-row>
        <table:table-row table:style-name="ro3">
          <table:table-cell office:value-type="string">
            <text:p>Element kills lvl 16</text:p>
          </table:table-cell>
          <table:table-cell office:value-type="float" office:value="181.556872037915">
            <text:p>181,5568720379</text:p>
          </table:table-cell>
          <table:table-cell table:number-columns-repeated="295"/>
        </table:table-row>
        <table:table-row table:style-name="ro3">
          <table:table-cell office:value-type="string">
            <text:p>Element kills lvl 17</text:p>
          </table:table-cell>
          <table:table-cell office:value-type="float" office:value="196.605263157895">
            <text:p>196,6052631579</text:p>
          </table:table-cell>
          <table:table-cell table:number-columns-repeated="295"/>
        </table:table-row>
        <table:table-row table:style-name="ro3">
          <table:table-cell office:value-type="string">
            <text:p>Element kills lvl 18</text:p>
          </table:table-cell>
          <table:table-cell office:value-type="float" office:value="208.602597402597">
            <text:p>208,6025974026</text:p>
          </table:table-cell>
          <table:table-cell table:number-columns-repeated="295"/>
        </table:table-row>
        <table:table-row table:style-name="ro3">
          <table:table-cell office:value-type="string">
            <text:p>Element kills lvl 19</text:p>
          </table:table-cell>
          <table:table-cell office:value-type="float" office:value="220.655813953488">
            <text:p>220,6558139535</text:p>
          </table:table-cell>
          <table:table-cell table:number-columns-repeated="295"/>
        </table:table-row>
        <table:table-row table:style-name="ro3">
          <table:table-cell office:value-type="string">
            <text:p>Element kills lvl 20</text:p>
          </table:table-cell>
          <table:table-cell office:value-type="float" office:value="230">
            <text:p>230</text:p>
          </table:table-cell>
          <table:table-cell table:number-columns-repeated="295"/>
        </table:table-row>
        <table:table-row table:style-name="ro3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leaks lvl 3</text:p>
          </table:table-cell>
          <table:table-cell office:value-type="float" office:value="7.08333333333333">
            <text:p>7,08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4</text:p>
          </table:table-cell>
          <table:table-cell office:value-type="float" office:value="14.3333333333333">
            <text:p>14,3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5</text:p>
          </table:table-cell>
          <table:table-cell office:value-type="float" office:value="5.97560975609756">
            <text:p>5,9756097561</text:p>
          </table:table-cell>
          <table:table-cell table:number-columns-repeated="295"/>
        </table:table-row>
        <table:table-row table:style-name="ro3">
          <table:table-cell office:value-type="string">
            <text:p>Element leaks lvl 6</text:p>
          </table:table-cell>
          <table:table-cell office:value-type="float" office:value="6.68">
            <text:p>6,68</text:p>
          </table:table-cell>
          <table:table-cell table:number-columns-repeated="295"/>
        </table:table-row>
        <table:table-row table:style-name="ro3">
          <table:table-cell office:value-type="string">
            <text:p>Element leaks lvl 7</text:p>
          </table:table-cell>
          <table:table-cell office:value-type="float" office:value="7.15789473684211">
            <text:p>7,1578947368</text:p>
          </table:table-cell>
          <table:table-cell table:number-columns-repeated="295"/>
        </table:table-row>
        <table:table-row table:style-name="ro3">
          <table:table-cell office:value-type="string">
            <text:p>Element leaks lvl 8</text:p>
          </table:table-cell>
          <table:table-cell office:value-type="float" office:value="6.73529411764706">
            <text:p>6,7352941176</text:p>
          </table:table-cell>
          <table:table-cell table:number-columns-repeated="295"/>
        </table:table-row>
        <table:table-row table:style-name="ro3">
          <table:table-cell office:value-type="string">
            <text:p>Element leaks lvl 9</text:p>
          </table:table-cell>
          <table:table-cell office:value-type="float" office:value="20.5555555555556">
            <text:p>20,5555555556</text:p>
          </table:table-cell>
          <table:table-cell table:number-columns-repeated="295"/>
        </table:table-row>
        <table:table-row table:style-name="ro3">
          <table:table-cell office:value-type="string">
            <text:p>Element leaks lvl 10</text:p>
          </table:table-cell>
          <table:table-cell office:value-type="float" office:value="13.7560975609756">
            <text:p>13,756097561</text:p>
          </table:table-cell>
          <table:table-cell table:number-columns-repeated="295"/>
        </table:table-row>
        <table:table-row table:style-name="ro3">
          <table:table-cell office:value-type="string">
            <text:p>Element leaks lvl 11</text:p>
          </table:table-cell>
          <table:table-cell office:value-type="float" office:value="11.0851063829787">
            <text:p>11,085106383</text:p>
          </table:table-cell>
          <table:table-cell table:number-columns-repeated="295"/>
        </table:table-row>
        <table:table-row table:style-name="ro3">
          <table:table-cell office:value-type="string">
            <text:p>Element leaks lvl 12</text:p>
          </table:table-cell>
          <table:table-cell office:value-type="float" office:value="14.5777777777778">
            <text:p>14,5777777778</text:p>
          </table:table-cell>
          <table:table-cell table:number-columns-repeated="295"/>
        </table:table-row>
        <table:table-row table:style-name="ro3">
          <table:table-cell office:value-type="string">
            <text:p>Element leaks lvl 13</text:p>
          </table:table-cell>
          <table:table-cell office:value-type="float" office:value="10.5179856115108">
            <text:p>10,5179856115</text:p>
          </table:table-cell>
          <table:table-cell table:number-columns-repeated="295"/>
        </table:table-row>
        <table:table-row table:style-name="ro3">
          <table:table-cell office:value-type="string">
            <text:p>Element leaks lvl 14</text:p>
          </table:table-cell>
          <table:table-cell office:value-type="float" office:value="14.6069612827532">
            <text:p>14,6069612828</text:p>
          </table:table-cell>
          <table:table-cell table:number-columns-repeated="295"/>
        </table:table-row>
        <table:table-row table:style-name="ro3">
          <table:table-cell office:value-type="string">
            <text:p>Element leaks lvl 15</text:p>
          </table:table-cell>
          <table:table-cell office:value-type="float" office:value="14.4870041039672">
            <text:p>14,487004104</text:p>
          </table:table-cell>
          <table:table-cell table:number-columns-repeated="295"/>
        </table:table-row>
        <table:table-row table:style-name="ro3">
          <table:table-cell office:value-type="string">
            <text:p>Element leaks lvl 16</text:p>
          </table:table-cell>
          <table:table-cell office:value-type="float" office:value="20.2227488151659">
            <text:p>20,2227488152</text:p>
          </table:table-cell>
          <table:table-cell table:number-columns-repeated="295"/>
        </table:table-row>
        <table:table-row table:style-name="ro3">
          <table:table-cell office:value-type="string">
            <text:p>Element leaks lvl 17</text:p>
          </table:table-cell>
          <table:table-cell office:value-type="float" office:value="22.085020242915">
            <text:p>22,0850202429</text:p>
          </table:table-cell>
          <table:table-cell table:number-columns-repeated="295"/>
        </table:table-row>
        <table:table-row table:style-name="ro3">
          <table:table-cell office:value-type="string">
            <text:p>Element leaks lvl 18</text:p>
          </table:table-cell>
          <table:table-cell office:value-type="float" office:value="24.5142857142857">
            <text:p>24,5142857143</text:p>
          </table:table-cell>
          <table:table-cell table:number-columns-repeated="295"/>
        </table:table-row>
        <table:table-row table:style-name="ro3">
          <table:table-cell office:value-type="string">
            <text:p>Element leaks lvl 19</text:p>
          </table:table-cell>
          <table:table-cell office:value-type="float" office:value="29.8697674418605">
            <text:p>29,8697674419</text:p>
          </table:table-cell>
          <table:table-cell table:number-columns-repeated="295"/>
        </table:table-row>
        <table:table-row table:style-name="ro3">
          <table:table-cell office:value-type="string">
            <text:p>Element leaks lvl 20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3</text:p>
          </table:table-cell>
          <table:table-cell office:value-type="float" office:value="3.3">
            <text:p>3,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4</text:p>
          </table:table-cell>
          <table:table-cell office:value-type="float" office:value="4.55555555555556">
            <text:p>4,555555555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5</text:p>
          </table:table-cell>
          <table:table-cell office:value-type="float" office:value="3.66666666666667">
            <text:p>3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6</text:p>
          </table:table-cell>
          <table:table-cell office:value-type="float" office:value="3.98275862068966">
            <text:p>3,982758620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7</text:p>
          </table:table-cell>
          <table:table-cell office:value-type="float" office:value="4.65625">
            <text:p>4,656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8</text:p>
          </table:table-cell>
          <table:table-cell office:value-type="float" office:value="4.64814814814815">
            <text:p>4,648148148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9</text:p>
          </table:table-cell>
          <table:table-cell office:value-type="float" office:value="6.54545454545455">
            <text:p>6,545454545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0</text:p>
          </table:table-cell>
          <table:table-cell office:value-type="float" office:value="8.19230769230769">
            <text:p>8,192307692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1</text:p>
          </table:table-cell>
          <table:table-cell office:value-type="float" office:value="6.42105263157895">
            <text:p>6,421052631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2</text:p>
          </table:table-cell>
          <table:table-cell office:value-type="float" office:value="7.4">
            <text:p>7,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3</text:p>
          </table:table-cell>
          <table:table-cell office:value-type="float" office:value="7.52">
            <text:p>7,5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4</text:p>
          </table:table-cell>
          <table:table-cell office:value-type="float" office:value="7.9078554855817">
            <text:p>7,907855485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5</text:p>
          </table:table-cell>
          <table:table-cell office:value-type="float" office:value="8.19642857142857">
            <text:p>8,1964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6</text:p>
          </table:table-cell>
          <table:table-cell office:value-type="float" office:value="10.9663677130045">
            <text:p>10,96636771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7</text:p>
          </table:table-cell>
          <table:table-cell office:value-type="float" office:value="11.3493530499076">
            <text:p>11,349353049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8</text:p>
          </table:table-cell>
          <table:table-cell office:value-type="float" office:value="13.1504761904762">
            <text:p>13,150476190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9</text:p>
          </table:table-cell>
          <table:table-cell office:value-type="float" office:value="14.0469613259669">
            <text:p>14,04696132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0</text:p>
          </table:table-cell>
          <table:table-cell office:value-type="float" office:value="12.3333333333333">
            <text:p>12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1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3</text:p>
          </table:table-cell>
          <table:table-cell office:value-type="float" office:value="70.6">
            <text:p>70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4</text:p>
          </table:table-cell>
          <table:table-cell office:value-type="float" office:value="63.6666666666667">
            <text:p>63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5</text:p>
          </table:table-cell>
          <table:table-cell office:value-type="float" office:value="55.7407407407407">
            <text:p>55,740740740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6</text:p>
          </table:table-cell>
          <table:table-cell office:value-type="float" office:value="66.6034482758621">
            <text:p>66,603448275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7</text:p>
          </table:table-cell>
          <table:table-cell office:value-type="float" office:value="84.5">
            <text:p>84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8</text:p>
          </table:table-cell>
          <table:table-cell office:value-type="float" office:value="104.574074074074">
            <text:p>104,574074074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9</text:p>
          </table:table-cell>
          <table:table-cell office:value-type="float" office:value="161.909090909091">
            <text:p>161,909090909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0</text:p>
          </table:table-cell>
          <table:table-cell office:value-type="float" office:value="209.076923076923">
            <text:p>209,076923076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1</text:p>
          </table:table-cell>
          <table:table-cell office:value-type="float" office:value="155.684210526316">
            <text:p>155,684210526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2</text:p>
          </table:table-cell>
          <table:table-cell office:value-type="float" office:value="184.081818181818">
            <text:p>184,081818181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3</text:p>
          </table:table-cell>
          <table:table-cell office:value-type="float" office:value="206.252307692308">
            <text:p>206,252307692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4</text:p>
          </table:table-cell>
          <table:table-cell office:value-type="float" office:value="227.846204839244">
            <text:p>227,84620483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5</text:p>
          </table:table-cell>
          <table:table-cell office:value-type="float" office:value="255.675751879699">
            <text:p>255,675751879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6</text:p>
          </table:table-cell>
          <table:table-cell office:value-type="float" office:value="302.121076233184">
            <text:p>302,121076233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7</text:p>
          </table:table-cell>
          <table:table-cell office:value-type="float" office:value="315.543438077634">
            <text:p>315,543438077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8</text:p>
          </table:table-cell>
          <table:table-cell office:value-type="float" office:value="372.180952380952">
            <text:p>372,18095238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9</text:p>
          </table:table-cell>
          <table:table-cell office:value-type="float" office:value="428.527624309392">
            <text:p>428,527624309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0</text:p>
          </table:table-cell>
          <table:table-cell office:value-type="float" office:value="476.666666666667">
            <text:p>476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1</text:p>
          </table:table-cell>
          <table:table-cell office:value-type="float" office:value="199">
            <text:p>19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</text:p>
          </table:table-cell>
          <table:table-cell office:value-type="float" office:value="136.666666666667">
            <text:p>136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</text:p>
          </table:table-cell>
          <table:table-cell office:value-type="float" office:value="225">
            <text:p>2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3</text:p>
          </table:table-cell>
          <table:table-cell office:value-type="float" office:value="1058.5">
            <text:p>1058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4</text:p>
          </table:table-cell>
          <table:table-cell office:value-type="float" office:value="871.666666666667">
            <text:p>871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5</text:p>
          </table:table-cell>
          <table:table-cell office:value-type="float" office:value="665.462962962963">
            <text:p>665,46296296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6</text:p>
          </table:table-cell>
          <table:table-cell office:value-type="float" office:value="740.862068965517">
            <text:p>740,862068965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7</text:p>
          </table:table-cell>
          <table:table-cell office:value-type="float" office:value="811.09375">
            <text:p>811,093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8</text:p>
          </table:table-cell>
          <table:table-cell office:value-type="float" office:value="1147.87037037037">
            <text:p>1147,870370370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9</text:p>
          </table:table-cell>
          <table:table-cell office:value-type="float" office:value="1291.81818181818">
            <text:p>1291,818181818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0</text:p>
          </table:table-cell>
          <table:table-cell office:value-type="float" office:value="1786.53846153846">
            <text:p>1786,538461538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1</text:p>
          </table:table-cell>
          <table:table-cell office:value-type="float" office:value="1659.82456140351">
            <text:p>1659,824561403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2</text:p>
          </table:table-cell>
          <table:table-cell office:value-type="float" office:value="1978.63636363636">
            <text:p>1978,636363636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3</text:p>
          </table:table-cell>
          <table:table-cell office:value-type="float" office:value="2170.26153846154">
            <text:p>2170,261538461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4</text:p>
          </table:table-cell>
          <table:table-cell office:value-type="float" office:value="2448.45707656613">
            <text:p>2448,457076566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5</text:p>
          </table:table-cell>
          <table:table-cell office:value-type="float" office:value="2857.68327067669">
            <text:p>2857,68327067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6</text:p>
          </table:table-cell>
          <table:table-cell office:value-type="float" office:value="3198.29596412556">
            <text:p>3198,295964125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7</text:p>
          </table:table-cell>
          <table:table-cell office:value-type="float" office:value="3496.32162661738">
            <text:p>3496,321626617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8</text:p>
          </table:table-cell>
          <table:table-cell office:value-type="float" office:value="4074.26666666667">
            <text:p>4074,2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9</text:p>
          </table:table-cell>
          <table:table-cell office:value-type="float" office:value="4583.43922651934">
            <text:p>4583,439226519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0</text:p>
          </table:table-cell>
          <table:table-cell office:value-type="float" office:value="7233.33333333333">
            <text:p>7233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1</text:p>
          </table:table-cell>
          <table:table-cell office:value-type="float" office:value="2240">
            <text:p>224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</text:p>
          </table:table-cell>
          <table:table-cell office:value-type="float" office:value="8.66666666666667">
            <text:p>8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</text:p>
          </table:table-cell>
          <table:table-cell office:value-type="float" office:value="25">
            <text:p>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3</text:p>
          </table:table-cell>
          <table:table-cell office:value-type="float" office:value="87.9">
            <text:p>87,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4</text:p>
          </table:table-cell>
          <table:table-cell office:value-type="float" office:value="83.2222222222222">
            <text:p>83,222222222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5</text:p>
          </table:table-cell>
          <table:table-cell office:value-type="float" office:value="71.4259259259259">
            <text:p>71,425925925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6</text:p>
          </table:table-cell>
          <table:table-cell office:value-type="float" office:value="80.1551724137931">
            <text:p>80,155172413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7</text:p>
          </table:table-cell>
          <table:table-cell office:value-type="float" office:value="83">
            <text:p>8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8</text:p>
          </table:table-cell>
          <table:table-cell office:value-type="float" office:value="106.703703703704">
            <text:p>106,703703703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9</text:p>
          </table:table-cell>
          <table:table-cell office:value-type="float" office:value="107.818181818182">
            <text:p>107,818181818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0</text:p>
          </table:table-cell>
          <table:table-cell office:value-type="float" office:value="127.769230769231">
            <text:p>127,76923076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1</text:p>
          </table:table-cell>
          <table:table-cell office:value-type="float" office:value="129.508771929825">
            <text:p>129,508771929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2</text:p>
          </table:table-cell>
          <table:table-cell office:value-type="float" office:value="145.154545454545">
            <text:p>145,154545454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3</text:p>
          </table:table-cell>
          <table:table-cell office:value-type="float" office:value="149.101538461538">
            <text:p>149,101538461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4</text:p>
          </table:table-cell>
          <table:table-cell office:value-type="float" office:value="161.28637719589">
            <text:p>161,286377195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5</text:p>
          </table:table-cell>
          <table:table-cell office:value-type="float" office:value="170.566729323308">
            <text:p>170,56672932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6</text:p>
          </table:table-cell>
          <table:table-cell office:value-type="float" office:value="184.569506726457">
            <text:p>184,569506726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7</text:p>
          </table:table-cell>
          <table:table-cell office:value-type="float" office:value="193.219963031423">
            <text:p>193,21996303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8</text:p>
          </table:table-cell>
          <table:table-cell office:value-type="float" office:value="212.48">
            <text:p>212,4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9</text:p>
          </table:table-cell>
          <table:table-cell office:value-type="float" office:value="217.57182320442">
            <text:p>217,571823204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0</text:p>
          </table:table-cell>
          <table:table-cell office:value-type="float" office:value="361.666666666667">
            <text:p>361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1</text:p>
          </table:table-cell>
          <table:table-cell office:value-type="float" office:value="149">
            <text:p>14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</text:p>
          </table:table-cell>
          <table:table-cell office:value-type="float" office:value="3.66666666666667">
            <text:p>3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3</text:p>
          </table:table-cell>
          <table:table-cell office:value-type="float" office:value="6.9">
            <text:p>6,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4</text:p>
          </table:table-cell>
          <table:table-cell office:value-type="float" office:value="3.33333333333333">
            <text:p>3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5</text:p>
          </table:table-cell>
          <table:table-cell office:value-type="float" office:value="8.85185185185185">
            <text:p>8,851851851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6</text:p>
          </table:table-cell>
          <table:table-cell office:value-type="float" office:value="7.3448275862069">
            <text:p>7,344827586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7</text:p>
          </table:table-cell>
          <table:table-cell office:value-type="float" office:value="12.0625">
            <text:p>12,06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8</text:p>
          </table:table-cell>
          <table:table-cell office:value-type="float" office:value="10.6296296296296">
            <text:p>10,629629629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9</text:p>
          </table:table-cell>
          <table:table-cell office:value-type="float" office:value="20.4545454545455">
            <text:p>20,454545454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0</text:p>
          </table:table-cell>
          <table:table-cell office:value-type="float" office:value="13.3076923076923">
            <text:p>13,307692307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1</text:p>
          </table:table-cell>
          <table:table-cell office:value-type="float" office:value="17.0175438596491">
            <text:p>17,017543859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2</text:p>
          </table:table-cell>
          <table:table-cell office:value-type="float" office:value="14.7909090909091">
            <text:p>14,790909090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3</text:p>
          </table:table-cell>
          <table:table-cell office:value-type="float" office:value="13.3723076923077">
            <text:p>13,372307692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4</text:p>
          </table:table-cell>
          <table:table-cell office:value-type="float" office:value="13.6171693735499">
            <text:p>13,617169373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5</text:p>
          </table:table-cell>
          <table:table-cell office:value-type="float" office:value="16.2575187969925">
            <text:p>16,25751879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6</text:p>
          </table:table-cell>
          <table:table-cell office:value-type="float" office:value="16.7892376681614">
            <text:p>16,789237668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7</text:p>
          </table:table-cell>
          <table:table-cell office:value-type="float" office:value="18.2347504621072">
            <text:p>18,234750462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8</text:p>
          </table:table-cell>
          <table:table-cell office:value-type="float" office:value="19.0742857142857">
            <text:p>19,074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9</text:p>
          </table:table-cell>
          <table:table-cell office:value-type="float" office:value="23.8674033149171">
            <text:p>23,867403314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0</text:p>
          </table:table-cell>
          <table:table-cell office:value-type="float" office:value="1.66666666666667">
            <text:p>1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1</text:p>
          </table:table-cell>
          <table:table-cell office:value-type="float" office:value="21">
            <text:p>21</text:p>
          </table:table-cell>
          <table:table-cell table:number-columns-repeated="295"/>
        </table:table-row>
        <table:table-row table:style-name="ro3">
          <table:table-cell office:value-type="string">
            <text:p>Mech workers lvl 1</text:p>
          </table:table-cell>
          <table:table-cell office:value-type="float" office:value="1.66666666666667">
            <text:p>1,6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Mech workers lvl 3</text:p>
          </table:table-cell>
          <table:table-cell office:value-type="float" office:value="2.77777777777778">
            <text:p>2,7777777778</text:p>
          </table:table-cell>
          <table:table-cell table:number-columns-repeated="295"/>
        </table:table-row>
        <table:table-row table:style-name="ro3">
          <table:table-cell office:value-type="string">
            <text:p>Mech workers lvl 4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ech workers lvl 5</text:p>
          </table:table-cell>
          <table:table-cell office:value-type="float" office:value="4.45901639344262">
            <text:p>4,4590163934</text:p>
          </table:table-cell>
          <table:table-cell table:number-columns-repeated="295"/>
        </table:table-row>
        <table:table-row table:style-name="ro3">
          <table:table-cell office:value-type="string">
            <text:p>Mech workers lvl 6</text:p>
          </table:table-cell>
          <table:table-cell office:value-type="float" office:value="5.37142857142857">
            <text:p>5,3714285714</text:p>
          </table:table-cell>
          <table:table-cell table:number-columns-repeated="295"/>
        </table:table-row>
        <table:table-row table:style-name="ro3">
          <table:table-cell office:value-type="string">
            <text:p>Mech workers lvl 7</text:p>
          </table:table-cell>
          <table:table-cell office:value-type="float" office:value="5.54054054054054">
            <text:p>5,5405405405</text:p>
          </table:table-cell>
          <table:table-cell table:number-columns-repeated="295"/>
        </table:table-row>
        <table:table-row table:style-name="ro3">
          <table:table-cell office:value-type="string">
            <text:p>Mech workers lvl 8</text:p>
          </table:table-cell>
          <table:table-cell office:value-type="float" office:value="4.97959183673469">
            <text:p>4,9795918367</text:p>
          </table:table-cell>
          <table:table-cell table:number-columns-repeated="295"/>
        </table:table-row>
        <table:table-row table:style-name="ro3">
          <table:table-cell office:value-type="string">
            <text:p>Mech workers lvl 9</text:p>
          </table:table-cell>
          <table:table-cell office:value-type="float" office:value="6.16666666666667">
            <text:p>6,1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10</text:p>
          </table:table-cell>
          <table:table-cell office:value-type="float" office:value="6.58974358974359">
            <text:p>6,5897435897</text:p>
          </table:table-cell>
          <table:table-cell table:number-columns-repeated="295"/>
        </table:table-row>
        <table:table-row table:style-name="ro3">
          <table:table-cell office:value-type="string">
            <text:p>Mech workers lvl 11</text:p>
          </table:table-cell>
          <table:table-cell office:value-type="float" office:value="7.15094339622642">
            <text:p>7,1509433962</text:p>
          </table:table-cell>
          <table:table-cell table:number-columns-repeated="295"/>
        </table:table-row>
        <table:table-row table:style-name="ro3">
          <table:table-cell office:value-type="string">
            <text:p>Mech workers lvl 12</text:p>
          </table:table-cell>
          <table:table-cell office:value-type="float" office:value="7.26612903225806">
            <text:p>7,2661290323</text:p>
          </table:table-cell>
          <table:table-cell table:number-columns-repeated="295"/>
        </table:table-row>
        <table:table-row table:style-name="ro3">
          <table:table-cell office:value-type="string">
            <text:p>Mech workers lvl 13</text:p>
          </table:table-cell>
          <table:table-cell office:value-type="float" office:value="7.07348242811502">
            <text:p>7,0734824281</text:p>
          </table:table-cell>
          <table:table-cell table:number-columns-repeated="295"/>
        </table:table-row>
        <table:table-row table:style-name="ro3">
          <table:table-cell office:value-type="string">
            <text:p>Mech workers lvl 14</text:p>
          </table:table-cell>
          <table:table-cell office:value-type="float" office:value="7.34454050592379">
            <text:p>7,3445405059</text:p>
          </table:table-cell>
          <table:table-cell table:number-columns-repeated="295"/>
        </table:table-row>
        <table:table-row table:style-name="ro3">
          <table:table-cell office:value-type="string">
            <text:p>Mech workers lvl 15</text:p>
          </table:table-cell>
          <table:table-cell office:value-type="float" office:value="7.68">
            <text:p>7,68</text:p>
          </table:table-cell>
          <table:table-cell table:number-columns-repeated="295"/>
        </table:table-row>
        <table:table-row table:style-name="ro3">
          <table:table-cell office:value-type="string">
            <text:p>Mech workers lvl 16</text:p>
          </table:table-cell>
          <table:table-cell office:value-type="float" office:value="9.36314847942755">
            <text:p>9,3631484794</text:p>
          </table:table-cell>
          <table:table-cell table:number-columns-repeated="295"/>
        </table:table-row>
        <table:table-row table:style-name="ro3">
          <table:table-cell office:value-type="string">
            <text:p>Mech workers lvl 17</text:p>
          </table:table-cell>
          <table:table-cell office:value-type="float" office:value="10.5996758508914">
            <text:p>10,5996758509</text:p>
          </table:table-cell>
          <table:table-cell table:number-columns-repeated="295"/>
        </table:table-row>
        <table:table-row table:style-name="ro3">
          <table:table-cell office:value-type="string">
            <text:p>Mech workers lvl 18</text:p>
          </table:table-cell>
          <table:table-cell office:value-type="float" office:value="11.9402390438247">
            <text:p>11,9402390438</text:p>
          </table:table-cell>
          <table:table-cell table:number-columns-repeated="295"/>
        </table:table-row>
        <table:table-row table:style-name="ro3">
          <table:table-cell office:value-type="string">
            <text:p>Mech workers lvl 19</text:p>
          </table:table-cell>
          <table:table-cell office:value-type="float" office:value="13.2452830188679">
            <text:p>13,2452830189</text:p>
          </table:table-cell>
          <table:table-cell table:number-columns-repeated="295"/>
        </table:table-row>
        <table:table-row table:style-name="ro3">
          <table:table-cell office:value-type="string">
            <text:p>Mech workers lvl 20</text:p>
          </table:table-cell>
          <table:table-cell office:value-type="float" office:value="14.3333333333333">
            <text:p>14,33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21</text:p>
          </table:table-cell>
          <table:table-cell office:value-type="float" office:value="12.5">
            <text:p>12,5</text:p>
          </table:table-cell>
          <table:table-cell table:number-columns-repeated="295"/>
        </table:table-row>
        <table:table-row table:style-name="ro3">
          <table:table-cell office:value-type="string">
            <text:p>Mech income lvl 1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Mech income lvl 2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Mech income lvl 3</text:p>
          </table:table-cell>
          <table:table-cell office:value-type="float" office:value="38.8888888888889">
            <text:p>38,8888888889</text:p>
          </table:table-cell>
          <table:table-cell table:number-columns-repeated="295"/>
        </table:table-row>
        <table:table-row table:style-name="ro3">
          <table:table-cell office:value-type="string">
            <text:p>Mech income lvl 4</text:p>
          </table:table-cell>
          <table:table-cell office:value-type="float" office:value="46.6875">
            <text:p>46,6875</text:p>
          </table:table-cell>
          <table:table-cell table:number-columns-repeated="295"/>
        </table:table-row>
        <table:table-row table:style-name="ro3">
          <table:table-cell office:value-type="string">
            <text:p>Mech income lvl 5</text:p>
          </table:table-cell>
          <table:table-cell office:value-type="float" office:value="89.0983606557377">
            <text:p>89,0983606557</text:p>
          </table:table-cell>
          <table:table-cell table:number-columns-repeated="295"/>
        </table:table-row>
        <table:table-row table:style-name="ro3">
          <table:table-cell office:value-type="string">
            <text:p>Mech income lvl 6</text:p>
          </table:table-cell>
          <table:table-cell office:value-type="float" office:value="126.228571428571">
            <text:p>126,2285714286</text:p>
          </table:table-cell>
          <table:table-cell table:number-columns-repeated="295"/>
        </table:table-row>
        <table:table-row table:style-name="ro3">
          <table:table-cell office:value-type="string">
            <text:p>Mech income lvl 7</text:p>
          </table:table-cell>
          <table:table-cell office:value-type="float" office:value="104.72972972973">
            <text:p>104,7297297297</text:p>
          </table:table-cell>
          <table:table-cell table:number-columns-repeated="295"/>
        </table:table-row>
        <table:table-row table:style-name="ro3">
          <table:table-cell office:value-type="string">
            <text:p>Mech income lvl 8</text:p>
          </table:table-cell>
          <table:table-cell office:value-type="float" office:value="112.571428571429">
            <text:p>112,5714285714</text:p>
          </table:table-cell>
          <table:table-cell table:number-columns-repeated="295"/>
        </table:table-row>
        <table:table-row table:style-name="ro3">
          <table:table-cell office:value-type="string">
            <text:p>Mech income lvl 9</text:p>
          </table:table-cell>
          <table:table-cell office:value-type="float" office:value="135.833333333333">
            <text:p>135,8333333333</text:p>
          </table:table-cell>
          <table:table-cell table:number-columns-repeated="295"/>
        </table:table-row>
        <table:table-row table:style-name="ro3">
          <table:table-cell office:value-type="string">
            <text:p>Mech income lvl 10</text:p>
          </table:table-cell>
          <table:table-cell office:value-type="float" office:value="161.333333333333">
            <text:p>161,3333333333</text:p>
          </table:table-cell>
          <table:table-cell table:number-columns-repeated="295"/>
        </table:table-row>
        <table:table-row table:style-name="ro3">
          <table:table-cell office:value-type="string">
            <text:p>Mech income lvl 11</text:p>
          </table:table-cell>
          <table:table-cell office:value-type="float" office:value="169.358490566038">
            <text:p>169,358490566</text:p>
          </table:table-cell>
          <table:table-cell table:number-columns-repeated="295"/>
        </table:table-row>
        <table:table-row table:style-name="ro3">
          <table:table-cell office:value-type="string">
            <text:p>Mech income lvl 12</text:p>
          </table:table-cell>
          <table:table-cell office:value-type="float" office:value="180.112903225806">
            <text:p>180,1129032258</text:p>
          </table:table-cell>
          <table:table-cell table:number-columns-repeated="295"/>
        </table:table-row>
        <table:table-row table:style-name="ro3">
          <table:table-cell office:value-type="string">
            <text:p>Mech income lvl 13</text:p>
          </table:table-cell>
          <table:table-cell office:value-type="float" office:value="193.546325878594">
            <text:p>193,5463258786</text:p>
          </table:table-cell>
          <table:table-cell table:number-columns-repeated="295"/>
        </table:table-row>
        <table:table-row table:style-name="ro3">
          <table:table-cell office:value-type="string">
            <text:p>Mech income lvl 14</text:p>
          </table:table-cell>
          <table:table-cell office:value-type="float" office:value="213.943643932117">
            <text:p>213,9436439321</text:p>
          </table:table-cell>
          <table:table-cell table:number-columns-repeated="295"/>
        </table:table-row>
        <table:table-row table:style-name="ro3">
          <table:table-cell office:value-type="string">
            <text:p>Mech income lvl 15</text:p>
          </table:table-cell>
          <table:table-cell office:value-type="float" office:value="238.890810810811">
            <text:p>238,8908108108</text:p>
          </table:table-cell>
          <table:table-cell table:number-columns-repeated="295"/>
        </table:table-row>
        <table:table-row table:style-name="ro3">
          <table:table-cell office:value-type="string">
            <text:p>Mech income lvl 16</text:p>
          </table:table-cell>
          <table:table-cell office:value-type="float" office:value="260.708407871199">
            <text:p>260,7084078712</text:p>
          </table:table-cell>
          <table:table-cell table:number-columns-repeated="295"/>
        </table:table-row>
        <table:table-row table:style-name="ro3">
          <table:table-cell office:value-type="string">
            <text:p>Mech income lvl 17</text:p>
          </table:table-cell>
          <table:table-cell office:value-type="float" office:value="301.36790923825">
            <text:p>301,3679092383</text:p>
          </table:table-cell>
          <table:table-cell table:number-columns-repeated="295"/>
        </table:table-row>
        <table:table-row table:style-name="ro3">
          <table:table-cell office:value-type="string">
            <text:p>Mech income lvl 18</text:p>
          </table:table-cell>
          <table:table-cell office:value-type="float" office:value="356.109561752988">
            <text:p>356,109561753</text:p>
          </table:table-cell>
          <table:table-cell table:number-columns-repeated="295"/>
        </table:table-row>
        <table:table-row table:style-name="ro3">
          <table:table-cell office:value-type="string">
            <text:p>Mech income lvl 19</text:p>
          </table:table-cell>
          <table:table-cell office:value-type="float" office:value="421.688679245283">
            <text:p>421,6886792453</text:p>
          </table:table-cell>
          <table:table-cell table:number-columns-repeated="295"/>
        </table:table-row>
        <table:table-row table:style-name="ro3">
          <table:table-cell office:value-type="string">
            <text:p>Mech income lvl 20</text:p>
          </table:table-cell>
          <table:table-cell office:value-type="float" office:value="504.333333333333">
            <text:p>504,3333333333</text:p>
          </table:table-cell>
          <table:table-cell table:number-columns-repeated="295"/>
        </table:table-row>
        <table:table-row table:style-name="ro3">
          <table:table-cell office:value-type="string">
            <text:p>Mech income lvl 21</text:p>
          </table:table-cell>
          <table:table-cell office:value-type="float" office:value="581.5">
            <text:p>581,5</text:p>
          </table:table-cell>
          <table:table-cell table:number-columns-repeated="295"/>
        </table:table-row>
        <table:table-row table:style-name="ro3">
          <table:table-cell office:value-type="string">
            <text:p>Mech value lvl 1</text:p>
          </table:table-cell>
          <table:table-cell office:value-type="float" office:value="158.333333333333">
            <text:p>158,3333333333</text:p>
          </table:table-cell>
          <table:table-cell table:number-columns-repeated="295"/>
        </table:table-row>
        <table:table-row table:style-name="ro3">
          <table:table-cell office:value-type="string">
            <text:p>Mech value lvl 2</text:p>
          </table:table-cell>
          <table:table-cell office:value-type="float" office:value="200">
            <text:p>200</text:p>
          </table:table-cell>
          <table:table-cell table:number-columns-repeated="295"/>
        </table:table-row>
        <table:table-row table:style-name="ro3">
          <table:table-cell office:value-type="string">
            <text:p>Mech value lvl 3</text:p>
          </table:table-cell>
          <table:table-cell office:value-type="float" office:value="547.777777777778">
            <text:p>547,7777777778</text:p>
          </table:table-cell>
          <table:table-cell table:number-columns-repeated="295"/>
        </table:table-row>
        <table:table-row table:style-name="ro3">
          <table:table-cell office:value-type="string">
            <text:p>Mech value lvl 4</text:p>
          </table:table-cell>
          <table:table-cell office:value-type="float" office:value="581.875">
            <text:p>581,875</text:p>
          </table:table-cell>
          <table:table-cell table:number-columns-repeated="295"/>
        </table:table-row>
        <table:table-row table:style-name="ro3">
          <table:table-cell office:value-type="string">
            <text:p>Mech value lvl 5</text:p>
          </table:table-cell>
          <table:table-cell office:value-type="float" office:value="1026.47540983607">
            <text:p>1026,4754098361</text:p>
          </table:table-cell>
          <table:table-cell table:number-columns-repeated="295"/>
        </table:table-row>
        <table:table-row table:style-name="ro3">
          <table:table-cell office:value-type="string">
            <text:p>Mech value lvl 6</text:p>
          </table:table-cell>
          <table:table-cell office:value-type="float" office:value="1399.28571428571">
            <text:p>1399,2857142857</text:p>
          </table:table-cell>
          <table:table-cell table:number-columns-repeated="295"/>
        </table:table-row>
        <table:table-row table:style-name="ro3">
          <table:table-cell office:value-type="string">
            <text:p>Mech value lvl 7</text:p>
          </table:table-cell>
          <table:table-cell office:value-type="float" office:value="989.594594594595">
            <text:p>989,5945945946</text:p>
          </table:table-cell>
          <table:table-cell table:number-columns-repeated="295"/>
        </table:table-row>
        <table:table-row table:style-name="ro3">
          <table:table-cell office:value-type="string">
            <text:p>Mech value lvl 8</text:p>
          </table:table-cell>
          <table:table-cell office:value-type="float" office:value="1338.0612244898">
            <text:p>1338,0612244898</text:p>
          </table:table-cell>
          <table:table-cell table:number-columns-repeated="295"/>
        </table:table-row>
        <table:table-row table:style-name="ro3">
          <table:table-cell office:value-type="string">
            <text:p>Mech value lvl 9</text:p>
          </table:table-cell>
          <table:table-cell office:value-type="float" office:value="1902.5">
            <text:p>1902,5</text:p>
          </table:table-cell>
          <table:table-cell table:number-columns-repeated="295"/>
        </table:table-row>
        <table:table-row table:style-name="ro3">
          <table:table-cell office:value-type="string">
            <text:p>Mech value lvl 10</text:p>
          </table:table-cell>
          <table:table-cell office:value-type="float" office:value="1681.53846153846">
            <text:p>1681,5384615385</text:p>
          </table:table-cell>
          <table:table-cell table:number-columns-repeated="295"/>
        </table:table-row>
        <table:table-row table:style-name="ro3">
          <table:table-cell office:value-type="string">
            <text:p>Mech value lvl 11</text:p>
          </table:table-cell>
          <table:table-cell office:value-type="float" office:value="1744.90566037736">
            <text:p>1744,9056603774</text:p>
          </table:table-cell>
          <table:table-cell table:number-columns-repeated="295"/>
        </table:table-row>
        <table:table-row table:style-name="ro3">
          <table:table-cell office:value-type="string">
            <text:p>Mech value lvl 12</text:p>
          </table:table-cell>
          <table:table-cell office:value-type="float" office:value="1928.42741935484">
            <text:p>1928,4274193548</text:p>
          </table:table-cell>
          <table:table-cell table:number-columns-repeated="295"/>
        </table:table-row>
        <table:table-row table:style-name="ro3">
          <table:table-cell office:value-type="string">
            <text:p>Mech value lvl 13</text:p>
          </table:table-cell>
          <table:table-cell office:value-type="float" office:value="2154.4249201278">
            <text:p>2154,4249201278</text:p>
          </table:table-cell>
          <table:table-cell table:number-columns-repeated="295"/>
        </table:table-row>
        <table:table-row table:style-name="ro3">
          <table:table-cell office:value-type="string">
            <text:p>Mech value lvl 14</text:p>
          </table:table-cell>
          <table:table-cell office:value-type="float" office:value="2445.06724303554">
            <text:p>2445,0672430355</text:p>
          </table:table-cell>
          <table:table-cell table:number-columns-repeated="295"/>
        </table:table-row>
        <table:table-row table:style-name="ro3">
          <table:table-cell office:value-type="string">
            <text:p>Mech value lvl 15</text:p>
          </table:table-cell>
          <table:table-cell office:value-type="float" office:value="2816.38918918919">
            <text:p>2816,3891891892</text:p>
          </table:table-cell>
          <table:table-cell table:number-columns-repeated="295"/>
        </table:table-row>
        <table:table-row table:style-name="ro3">
          <table:table-cell office:value-type="string">
            <text:p>Mech value lvl 16</text:p>
          </table:table-cell>
          <table:table-cell office:value-type="float" office:value="3197.97853309481">
            <text:p>3197,9785330948</text:p>
          </table:table-cell>
          <table:table-cell table:number-columns-repeated="295"/>
        </table:table-row>
        <table:table-row table:style-name="ro3">
          <table:table-cell office:value-type="string">
            <text:p>Mech value lvl 17</text:p>
          </table:table-cell>
          <table:table-cell office:value-type="float" office:value="3549.6677471637">
            <text:p>3549,6677471637</text:p>
          </table:table-cell>
          <table:table-cell table:number-columns-repeated="295"/>
        </table:table-row>
        <table:table-row table:style-name="ro3">
          <table:table-cell office:value-type="string">
            <text:p>Mech value lvl 18</text:p>
          </table:table-cell>
          <table:table-cell office:value-type="float" office:value="4116.71314741036">
            <text:p>4116,7131474104</text:p>
          </table:table-cell>
          <table:table-cell table:number-columns-repeated="295"/>
        </table:table-row>
        <table:table-row table:style-name="ro3">
          <table:table-cell office:value-type="string">
            <text:p>Mech value lvl 19</text:p>
          </table:table-cell>
          <table:table-cell office:value-type="float" office:value="4685.28301886792">
            <text:p>4685,2830188679</text:p>
          </table:table-cell>
          <table:table-cell table:number-columns-repeated="295"/>
        </table:table-row>
        <table:table-row table:style-name="ro3">
          <table:table-cell office:value-type="string">
            <text:p>Mech value lvl 20</text:p>
          </table:table-cell>
          <table:table-cell office:value-type="float" office:value="5963.33333333333">
            <text:p>5963,3333333333</text:p>
          </table:table-cell>
          <table:table-cell table:number-columns-repeated="295"/>
        </table:table-row>
        <table:table-row table:style-name="ro3">
          <table:table-cell office:value-type="string">
            <text:p>Mech value lvl 21</text:p>
          </table:table-cell>
          <table:table-cell office:value-type="float" office:value="6925">
            <text:p>6925</text:p>
          </table:table-cell>
          <table:table-cell table:number-columns-repeated="295"/>
        </table:table-row>
        <table:table-row table:style-name="ro3">
          <table:table-cell office:value-type="string">
            <text:p>Mech kills lvl 1</text:p>
          </table:table-cell>
          <table:table-cell office:value-type="float" office:value="8.33333333333333">
            <text:p>8,3333333333</text:p>
          </table:table-cell>
          <table:table-cell table:number-columns-repeated="295"/>
        </table:table-row>
        <table:table-row table:style-name="ro3">
          <table:table-cell office:value-type="string">
            <text:p>Mech kills lvl 2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3">
          <table:table-cell office:value-type="string">
            <text:p>Mech kills lvl 3</text:p>
          </table:table-cell>
          <table:table-cell office:value-type="float" office:value="53">
            <text:p>53</text:p>
          </table:table-cell>
          <table:table-cell table:number-columns-repeated="295"/>
        </table:table-row>
        <table:table-row table:style-name="ro3">
          <table:table-cell office:value-type="string">
            <text:p>Mech kills lvl 4</text:p>
          </table:table-cell>
          <table:table-cell office:value-type="float" office:value="62.375">
            <text:p>62,375</text:p>
          </table:table-cell>
          <table:table-cell table:number-columns-repeated="295"/>
        </table:table-row>
        <table:table-row table:style-name="ro3">
          <table:table-cell office:value-type="string">
            <text:p>Mech kills lvl 5</text:p>
          </table:table-cell>
          <table:table-cell office:value-type="float" office:value="89.5409836065574">
            <text:p>89,5409836066</text:p>
          </table:table-cell>
          <table:table-cell table:number-columns-repeated="295"/>
        </table:table-row>
        <table:table-row table:style-name="ro3">
          <table:table-cell office:value-type="string">
            <text:p>Mech kills lvl 6</text:p>
          </table:table-cell>
          <table:table-cell office:value-type="float" office:value="108.714285714286">
            <text:p>108,7142857143</text:p>
          </table:table-cell>
          <table:table-cell table:number-columns-repeated="295"/>
        </table:table-row>
        <table:table-row table:style-name="ro3">
          <table:table-cell office:value-type="string">
            <text:p>Mech kills lvl 7</text:p>
          </table:table-cell>
          <table:table-cell office:value-type="float" office:value="96.6756756756757">
            <text:p>96,6756756757</text:p>
          </table:table-cell>
          <table:table-cell table:number-columns-repeated="295"/>
        </table:table-row>
        <table:table-row table:style-name="ro3">
          <table:table-cell office:value-type="string">
            <text:p>Mech kills lvl 8</text:p>
          </table:table-cell>
          <table:table-cell office:value-type="float" office:value="122.877551020408">
            <text:p>122,8775510204</text:p>
          </table:table-cell>
          <table:table-cell table:number-columns-repeated="295"/>
        </table:table-row>
        <table:table-row table:style-name="ro3">
          <table:table-cell office:value-type="string">
            <text:p>Mech kills lvl 9</text:p>
          </table:table-cell>
          <table:table-cell office:value-type="float" office:value="164.666666666667">
            <text:p>164,6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10</text:p>
          </table:table-cell>
          <table:table-cell office:value-type="float" office:value="138.205128205128">
            <text:p>138,2051282051</text:p>
          </table:table-cell>
          <table:table-cell table:number-columns-repeated="295"/>
        </table:table-row>
        <table:table-row table:style-name="ro3">
          <table:table-cell office:value-type="string">
            <text:p>Mech kills lvl 11</text:p>
          </table:table-cell>
          <table:table-cell office:value-type="float" office:value="143.509433962264">
            <text:p>143,5094339623</text:p>
          </table:table-cell>
          <table:table-cell table:number-columns-repeated="295"/>
        </table:table-row>
        <table:table-row table:style-name="ro3">
          <table:table-cell office:value-type="string">
            <text:p>Mech kills lvl 12</text:p>
          </table:table-cell>
          <table:table-cell office:value-type="float" office:value="151.911290322581">
            <text:p>151,9112903226</text:p>
          </table:table-cell>
          <table:table-cell table:number-columns-repeated="295"/>
        </table:table-row>
        <table:table-row table:style-name="ro3">
          <table:table-cell office:value-type="string">
            <text:p>Mech kills lvl 13</text:p>
          </table:table-cell>
          <table:table-cell office:value-type="float" office:value="153.341853035144">
            <text:p>153,3418530351</text:p>
          </table:table-cell>
          <table:table-cell table:number-columns-repeated="295"/>
        </table:table-row>
        <table:table-row table:style-name="ro3">
          <table:table-cell office:value-type="string">
            <text:p>Mech kills lvl 14</text:p>
          </table:table-cell>
          <table:table-cell office:value-type="float" office:value="165.192763368556">
            <text:p>165,1927633686</text:p>
          </table:table-cell>
          <table:table-cell table:number-columns-repeated="295"/>
        </table:table-row>
        <table:table-row table:style-name="ro3">
          <table:table-cell office:value-type="string">
            <text:p>Mech kills lvl 15</text:p>
          </table:table-cell>
          <table:table-cell office:value-type="float" office:value="176.314594594595">
            <text:p>176,3145945946</text:p>
          </table:table-cell>
          <table:table-cell table:number-columns-repeated="295"/>
        </table:table-row>
        <table:table-row table:style-name="ro3">
          <table:table-cell office:value-type="string">
            <text:p>Mech kills lvl 16</text:p>
          </table:table-cell>
          <table:table-cell office:value-type="float" office:value="192.080500894454">
            <text:p>192,0805008945</text:p>
          </table:table-cell>
          <table:table-cell table:number-columns-repeated="295"/>
        </table:table-row>
        <table:table-row table:style-name="ro3">
          <table:table-cell office:value-type="string">
            <text:p>Mech kills lvl 17</text:p>
          </table:table-cell>
          <table:table-cell office:value-type="float" office:value="201.60453808752">
            <text:p>201,6045380875</text:p>
          </table:table-cell>
          <table:table-cell table:number-columns-repeated="295"/>
        </table:table-row>
        <table:table-row table:style-name="ro3">
          <table:table-cell office:value-type="string">
            <text:p>Mech kills lvl 18</text:p>
          </table:table-cell>
          <table:table-cell office:value-type="float" office:value="216.187250996016">
            <text:p>216,187250996</text:p>
          </table:table-cell>
          <table:table-cell table:number-columns-repeated="295"/>
        </table:table-row>
        <table:table-row table:style-name="ro3">
          <table:table-cell office:value-type="string">
            <text:p>Mech kills lvl 19</text:p>
          </table:table-cell>
          <table:table-cell office:value-type="float" office:value="222.22641509434">
            <text:p>222,2264150943</text:p>
          </table:table-cell>
          <table:table-cell table:number-columns-repeated="295"/>
        </table:table-row>
        <table:table-row table:style-name="ro3">
          <table:table-cell office:value-type="string">
            <text:p>Mech kills lvl 20</text:p>
          </table:table-cell>
          <table:table-cell office:value-type="float" office:value="240.666666666667">
            <text:p>240,6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21</text:p>
          </table:table-cell>
          <table:table-cell office:value-type="float" office:value="235.5">
            <text:p>235,5</text:p>
          </table:table-cell>
          <table:table-cell table:number-columns-repeated="295"/>
        </table:table-row>
        <table:table-row table:style-name="ro3">
          <table:table-cell office:value-type="string">
            <text:p>Mech leaks lvl 1</text:p>
          </table:table-cell>
          <table:table-cell office:value-type="float" office:value="2.66666666666667">
            <text:p>2,6666666667</text:p>
          </table:table-cell>
          <table:table-cell table:number-columns-repeated="295"/>
        </table:table-row>
        <table:table-row table:style-name="ro3">
          <table:table-cell office:value-type="string">
            <text:p>Mech leaks lvl 2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ech leaks lvl 3</text:p>
          </table:table-cell>
          <table:table-cell office:value-type="float" office:value="5.88888888888889">
            <text:p>5,8888888889</text:p>
          </table:table-cell>
          <table:table-cell table:number-columns-repeated="295"/>
        </table:table-row>
        <table:table-row table:style-name="ro3">
          <table:table-cell office:value-type="string">
            <text:p>Mech leaks lvl 4</text:p>
          </table:table-cell>
          <table:table-cell office:value-type="float" office:value="13.75">
            <text:p>13,75</text:p>
          </table:table-cell>
          <table:table-cell table:number-columns-repeated="295"/>
        </table:table-row>
        <table:table-row table:style-name="ro3">
          <table:table-cell office:value-type="string">
            <text:p>Mech leaks lvl 5</text:p>
          </table:table-cell>
          <table:table-cell office:value-type="float" office:value="10.7540983606557">
            <text:p>10,7540983607</text:p>
          </table:table-cell>
          <table:table-cell table:number-columns-repeated="295"/>
        </table:table-row>
        <table:table-row table:style-name="ro3">
          <table:table-cell office:value-type="string">
            <text:p>Mech leaks lvl 6</text:p>
          </table:table-cell>
          <table:table-cell office:value-type="float" office:value="9.74285714285714">
            <text:p>9,7428571429</text:p>
          </table:table-cell>
          <table:table-cell table:number-columns-repeated="295"/>
        </table:table-row>
        <table:table-row table:style-name="ro3">
          <table:table-cell office:value-type="string">
            <text:p>Mech leaks lvl 7</text:p>
          </table:table-cell>
          <table:table-cell office:value-type="float" office:value="10.3243243243243">
            <text:p>10,3243243243</text:p>
          </table:table-cell>
          <table:table-cell table:number-columns-repeated="295"/>
        </table:table-row>
        <table:table-row table:style-name="ro3">
          <table:table-cell office:value-type="string">
            <text:p>Mech leaks lvl 8</text:p>
          </table:table-cell>
          <table:table-cell office:value-type="float" office:value="12.2448979591837">
            <text:p>12,2448979592</text:p>
          </table:table-cell>
          <table:table-cell table:number-columns-repeated="295"/>
        </table:table-row>
        <table:table-row table:style-name="ro3">
          <table:table-cell office:value-type="string">
            <text:p>Mech leaks lvl 9</text:p>
          </table:table-cell>
          <table:table-cell office:value-type="float" office:value="15.1666666666667">
            <text:p>15,1666666667</text:p>
          </table:table-cell>
          <table:table-cell table:number-columns-repeated="295"/>
        </table:table-row>
        <table:table-row table:style-name="ro3">
          <table:table-cell office:value-type="string">
            <text:p>Mech leaks lvl 10</text:p>
          </table:table-cell>
          <table:table-cell office:value-type="float" office:value="14.6666666666667">
            <text:p>14,6666666667</text:p>
          </table:table-cell>
          <table:table-cell table:number-columns-repeated="295"/>
        </table:table-row>
        <table:table-row table:style-name="ro3">
          <table:table-cell office:value-type="string">
            <text:p>Mech leaks lvl 11</text:p>
          </table:table-cell>
          <table:table-cell office:value-type="float" office:value="10.9811320754717">
            <text:p>10,9811320755</text:p>
          </table:table-cell>
          <table:table-cell table:number-columns-repeated="295"/>
        </table:table-row>
        <table:table-row table:style-name="ro3">
          <table:table-cell office:value-type="string">
            <text:p>Mech leaks lvl 12</text:p>
          </table:table-cell>
          <table:table-cell office:value-type="float" office:value="15.1209677419355">
            <text:p>15,1209677419</text:p>
          </table:table-cell>
          <table:table-cell table:number-columns-repeated="295"/>
        </table:table-row>
        <table:table-row table:style-name="ro3">
          <table:table-cell office:value-type="string">
            <text:p>Mech leaks lvl 13</text:p>
          </table:table-cell>
          <table:table-cell office:value-type="float" office:value="15.7987220447284">
            <text:p>15,7987220447</text:p>
          </table:table-cell>
          <table:table-cell table:number-columns-repeated="295"/>
        </table:table-row>
        <table:table-row table:style-name="ro3">
          <table:table-cell office:value-type="string">
            <text:p>Mech leaks lvl 14</text:p>
          </table:table-cell>
          <table:table-cell office:value-type="float" office:value="15.8216458533461">
            <text:p>15,8216458533</text:p>
          </table:table-cell>
          <table:table-cell table:number-columns-repeated="295"/>
        </table:table-row>
        <table:table-row table:style-name="ro3">
          <table:table-cell office:value-type="string">
            <text:p>Mech leaks lvl 15</text:p>
          </table:table-cell>
          <table:table-cell office:value-type="float" office:value="16.6648648648649">
            <text:p>16,6648648649</text:p>
          </table:table-cell>
          <table:table-cell table:number-columns-repeated="295"/>
        </table:table-row>
        <table:table-row table:style-name="ro3">
          <table:table-cell office:value-type="string">
            <text:p>Mech leaks lvl 16</text:p>
          </table:table-cell>
          <table:table-cell office:value-type="float" office:value="19.3828264758497">
            <text:p>19,3828264758</text:p>
          </table:table-cell>
          <table:table-cell table:number-columns-repeated="295"/>
        </table:table-row>
        <table:table-row table:style-name="ro3">
          <table:table-cell office:value-type="string">
            <text:p>Mech leaks lvl 17</text:p>
          </table:table-cell>
          <table:table-cell office:value-type="float" office:value="21.128038897893">
            <text:p>21,1280388979</text:p>
          </table:table-cell>
          <table:table-cell table:number-columns-repeated="295"/>
        </table:table-row>
        <table:table-row table:style-name="ro3">
          <table:table-cell office:value-type="string">
            <text:p>Mech leaks lvl 18</text:p>
          </table:table-cell>
          <table:table-cell office:value-type="float" office:value="23.800796812749">
            <text:p>23,8007968127</text:p>
          </table:table-cell>
          <table:table-cell table:number-columns-repeated="295"/>
        </table:table-row>
        <table:table-row table:style-name="ro3">
          <table:table-cell office:value-type="string">
            <text:p>Mech leaks lvl 19</text:p>
          </table:table-cell>
          <table:table-cell office:value-type="float" office:value="29.6100628930818">
            <text:p>29,6100628931</text:p>
          </table:table-cell>
          <table:table-cell table:number-columns-repeated="295"/>
        </table:table-row>
        <table:table-row table:style-name="ro3">
          <table:table-cell office:value-type="string">
            <text:p>Mech leaks lvl 20</text:p>
          </table:table-cell>
          <table:table-cell office:value-type="float" office:value="18.3333333333333">
            <text:p>18,3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21</text:p>
          </table:table-cell>
          <table:table-cell office:value-type="float" office:value="33">
            <text:p>3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3</text:p>
          </table:table-cell>
          <table:table-cell office:value-type="float" office:value="2.63636363636364">
            <text:p>2,636363636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4</text:p>
          </table:table-cell>
          <table:table-cell office:value-type="float" office:value="2.76190476190476">
            <text:p>2,7619047619</text:p>
          </table:table-cell>
          <table:table-cell table:number-columns-repeated="295"/>
        </table:table-row>
        <table:table-row table:style-name="ro3">
          <table:table-cell office:value-type="string">
            <text:p>Forsaken workers lvl 5</text:p>
          </table:table-cell>
          <table:table-cell office:value-type="float" office:value="3.44578313253012">
            <text:p>3,445783132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6</text:p>
          </table:table-cell>
          <table:table-cell office:value-type="float" office:value="4.15151515151515">
            <text:p>4,151515151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7</text:p>
          </table:table-cell>
          <table:table-cell office:value-type="float" office:value="4.2093023255814">
            <text:p>4,209302325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8</text:p>
          </table:table-cell>
          <table:table-cell office:value-type="float" office:value="4.93055555555556">
            <text:p>4,930555555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9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0</text:p>
          </table:table-cell>
          <table:table-cell office:value-type="float" office:value="6.27692307692308">
            <text:p>6,2769230769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1</text:p>
          </table:table-cell>
          <table:table-cell office:value-type="float" office:value="9.16">
            <text:p>9,1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2</text:p>
          </table:table-cell>
          <table:table-cell office:value-type="float" office:value="7.85333333333333">
            <text:p>7,853333333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3</text:p>
          </table:table-cell>
          <table:table-cell office:value-type="float" office:value="7.89438202247191">
            <text:p>7,894382022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4</text:p>
          </table:table-cell>
          <table:table-cell office:value-type="float" office:value="7.99755680430002">
            <text:p>7,997556804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5</text:p>
          </table:table-cell>
          <table:table-cell office:value-type="float" office:value="8.67749796913079">
            <text:p>8,6774979691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6</text:p>
          </table:table-cell>
          <table:table-cell office:value-type="float" office:value="11.4788494077834">
            <text:p>11,478849407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7</text:p>
          </table:table-cell>
          <table:table-cell office:value-type="float" office:value="12.9242636746143">
            <text:p>12,924263674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8</text:p>
          </table:table-cell>
          <table:table-cell office:value-type="float" office:value="15.7711069418386">
            <text:p>15,771106941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9</text:p>
          </table:table-cell>
          <table:table-cell office:value-type="float" office:value="16.7619047619048">
            <text:p>16,7619047619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0</text:p>
          </table:table-cell>
          <table:table-cell office:value-type="float" office:value="16.5">
            <text:p>16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1</text:p>
          </table:table-cell>
          <table:table-cell office:value-type="float" office:value="10.6666666666667">
            <text:p>10,6666666667</text:p>
          </table:table-cell>
          <table:table-cell table:number-columns-repeated="295"/>
        </table:table-row>
        <table:table-row table:style-name="ro3">
          <table:table-cell office:value-type="string">
            <text:p>Forsaken income lvl 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income lvl 2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income lvl 3</text:p>
          </table:table-cell>
          <table:table-cell office:value-type="float" office:value="20.4545454545455">
            <text:p>20,4545454545</text:p>
          </table:table-cell>
          <table:table-cell table:number-columns-repeated="295"/>
        </table:table-row>
        <table:table-row table:style-name="ro3">
          <table:table-cell office:value-type="string">
            <text:p>Forsaken income lvl 4</text:p>
          </table:table-cell>
          <table:table-cell office:value-type="float" office:value="30.3809523809524">
            <text:p>30,380952381</text:p>
          </table:table-cell>
          <table:table-cell table:number-columns-repeated="295"/>
        </table:table-row>
        <table:table-row table:style-name="ro3">
          <table:table-cell office:value-type="string">
            <text:p>Forsaken income lvl 5</text:p>
          </table:table-cell>
          <table:table-cell office:value-type="float" office:value="46.1084337349398">
            <text:p>46,1084337349</text:p>
          </table:table-cell>
          <table:table-cell table:number-columns-repeated="295"/>
        </table:table-row>
        <table:table-row table:style-name="ro3">
          <table:table-cell office:value-type="string">
            <text:p>Forsaken income lvl 6</text:p>
          </table:table-cell>
          <table:table-cell office:value-type="float" office:value="59.4090909090909">
            <text:p>59,4090909091</text:p>
          </table:table-cell>
          <table:table-cell table:number-columns-repeated="295"/>
        </table:table-row>
        <table:table-row table:style-name="ro3">
          <table:table-cell office:value-type="string">
            <text:p>Forsaken income lvl 7</text:p>
          </table:table-cell>
          <table:table-cell office:value-type="float" office:value="75.1395348837209">
            <text:p>75,1395348837</text:p>
          </table:table-cell>
          <table:table-cell table:number-columns-repeated="295"/>
        </table:table-row>
        <table:table-row table:style-name="ro3">
          <table:table-cell office:value-type="string">
            <text:p>Forsaken income lvl 8</text:p>
          </table:table-cell>
          <table:table-cell office:value-type="float" office:value="92.625">
            <text:p>92,625</text:p>
          </table:table-cell>
          <table:table-cell table:number-columns-repeated="295"/>
        </table:table-row>
        <table:table-row table:style-name="ro3">
          <table:table-cell office:value-type="string">
            <text:p>Forsaken income lvl 9</text:p>
          </table:table-cell>
          <table:table-cell office:value-type="float" office:value="128.333333333333">
            <text:p>128,3333333333</text:p>
          </table:table-cell>
          <table:table-cell table:number-columns-repeated="295"/>
        </table:table-row>
        <table:table-row table:style-name="ro3">
          <table:table-cell office:value-type="string">
            <text:p>Forsaken income lvl 10</text:p>
          </table:table-cell>
          <table:table-cell office:value-type="float" office:value="135.938461538462">
            <text:p>135,938461538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1</text:p>
          </table:table-cell>
          <table:table-cell office:value-type="float" office:value="201.8">
            <text:p>201,8</text:p>
          </table:table-cell>
          <table:table-cell table:number-columns-repeated="295"/>
        </table:table-row>
        <table:table-row table:style-name="ro3">
          <table:table-cell office:value-type="string">
            <text:p>Forsaken income lvl 12</text:p>
          </table:table-cell>
          <table:table-cell office:value-type="float" office:value="185.266666666667">
            <text:p>185,2666666667</text:p>
          </table:table-cell>
          <table:table-cell table:number-columns-repeated="295"/>
        </table:table-row>
        <table:table-row table:style-name="ro3">
          <table:table-cell office:value-type="string">
            <text:p>Forsaken income lvl 13</text:p>
          </table:table-cell>
          <table:table-cell office:value-type="float" office:value="209.301123595506">
            <text:p>209,301123595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4</text:p>
          </table:table-cell>
          <table:table-cell office:value-type="float" office:value="232.98387490838">
            <text:p>232,9838749084</text:p>
          </table:table-cell>
          <table:table-cell table:number-columns-repeated="295"/>
        </table:table-row>
        <table:table-row table:style-name="ro3">
          <table:table-cell office:value-type="string">
            <text:p>Forsaken income lvl 15</text:p>
          </table:table-cell>
          <table:table-cell office:value-type="float" office:value="277.646628757108">
            <text:p>277,6466287571</text:p>
          </table:table-cell>
          <table:table-cell table:number-columns-repeated="295"/>
        </table:table-row>
        <table:table-row table:style-name="ro3">
          <table:table-cell office:value-type="string">
            <text:p>Forsaken income lvl 16</text:p>
          </table:table-cell>
          <table:table-cell office:value-type="float" office:value="320.175972927242">
            <text:p>320,1759729272</text:p>
          </table:table-cell>
          <table:table-cell table:number-columns-repeated="295"/>
        </table:table-row>
        <table:table-row table:style-name="ro3">
          <table:table-cell office:value-type="string">
            <text:p>Forsaken income lvl 17</text:p>
          </table:table-cell>
          <table:table-cell office:value-type="float" office:value="377.732117812062">
            <text:p>377,7321178121</text:p>
          </table:table-cell>
          <table:table-cell table:number-columns-repeated="295"/>
        </table:table-row>
        <table:table-row table:style-name="ro3">
          <table:table-cell office:value-type="string">
            <text:p>Forsaken income lvl 18</text:p>
          </table:table-cell>
          <table:table-cell office:value-type="float" office:value="472.427767354597">
            <text:p>472,427767354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9</text:p>
          </table:table-cell>
          <table:table-cell office:value-type="float" office:value="538.421428571429">
            <text:p>538,4214285714</text:p>
          </table:table-cell>
          <table:table-cell table:number-columns-repeated="295"/>
        </table:table-row>
        <table:table-row table:style-name="ro3">
          <table:table-cell office:value-type="string">
            <text:p>Forsaken income lvl 20</text:p>
          </table:table-cell>
          <table:table-cell office:value-type="float" office:value="758.75">
            <text:p>758,75</text:p>
          </table:table-cell>
          <table:table-cell table:number-columns-repeated="295"/>
        </table:table-row>
        <table:table-row table:style-name="ro3">
          <table:table-cell office:value-type="string">
            <text:p>Forsaken income lvl 21</text:p>
          </table:table-cell>
          <table:table-cell office:value-type="float" office:value="468.666666666667">
            <text:p>468,6666666667</text:p>
          </table:table-cell>
          <table:table-cell table:number-columns-repeated="295"/>
        </table:table-row>
        <table:table-row table:style-name="ro3">
          <table:table-cell office:value-type="string">
            <text:p>Forsaken value lvl 1</text:p>
          </table:table-cell>
          <table:table-cell office:value-type="float" office:value="181.25">
            <text:p>181,25</text:p>
          </table:table-cell>
          <table:table-cell table:number-columns-repeated="295"/>
        </table:table-row>
        <table:table-row table:style-name="ro3">
          <table:table-cell office:value-type="string">
            <text:p>Forsaken value lvl 2</text:p>
          </table:table-cell>
          <table:table-cell office:value-type="float" office:value="152.5">
            <text:p>152,5</text:p>
          </table:table-cell>
          <table:table-cell table:number-columns-repeated="295"/>
        </table:table-row>
        <table:table-row table:style-name="ro3">
          <table:table-cell office:value-type="string">
            <text:p>Forsaken value lvl 3</text:p>
          </table:table-cell>
          <table:table-cell office:value-type="float" office:value="294.545454545455">
            <text:p>294,5454545455</text:p>
          </table:table-cell>
          <table:table-cell table:number-columns-repeated="295"/>
        </table:table-row>
        <table:table-row table:style-name="ro3">
          <table:table-cell office:value-type="string">
            <text:p>Forsaken value lvl 4</text:p>
          </table:table-cell>
          <table:table-cell office:value-type="float" office:value="356.904761904762">
            <text:p>356,9047619048</text:p>
          </table:table-cell>
          <table:table-cell table:number-columns-repeated="295"/>
        </table:table-row>
        <table:table-row table:style-name="ro3">
          <table:table-cell office:value-type="string">
            <text:p>Forsaken value lvl 5</text:p>
          </table:table-cell>
          <table:table-cell office:value-type="float" office:value="396.807228915663">
            <text:p>396,8072289157</text:p>
          </table:table-cell>
          <table:table-cell table:number-columns-repeated="295"/>
        </table:table-row>
        <table:table-row table:style-name="ro3">
          <table:table-cell office:value-type="string">
            <text:p>Forsaken value lvl 6</text:p>
          </table:table-cell>
          <table:table-cell office:value-type="float" office:value="462.045454545455">
            <text:p>462,0454545455</text:p>
          </table:table-cell>
          <table:table-cell table:number-columns-repeated="295"/>
        </table:table-row>
        <table:table-row table:style-name="ro3">
          <table:table-cell office:value-type="string">
            <text:p>Forsaken value lvl 7</text:p>
          </table:table-cell>
          <table:table-cell office:value-type="float" office:value="656.860465116279">
            <text:p>656,8604651163</text:p>
          </table:table-cell>
          <table:table-cell table:number-columns-repeated="295"/>
        </table:table-row>
        <table:table-row table:style-name="ro3">
          <table:table-cell office:value-type="string">
            <text:p>Forsaken value lvl 8</text:p>
          </table:table-cell>
          <table:table-cell office:value-type="float" office:value="772.5">
            <text:p>772,5</text:p>
          </table:table-cell>
          <table:table-cell table:number-columns-repeated="295"/>
        </table:table-row>
        <table:table-row table:style-name="ro3">
          <table:table-cell office:value-type="string">
            <text:p>Forsaken value lvl 9</text:p>
          </table:table-cell>
          <table:table-cell office:value-type="float" office:value="934.166666666667">
            <text:p>934,1666666667</text:p>
          </table:table-cell>
          <table:table-cell table:number-columns-repeated="295"/>
        </table:table-row>
        <table:table-row table:style-name="ro3">
          <table:table-cell office:value-type="string">
            <text:p>Forsaken value lvl 10</text:p>
          </table:table-cell>
          <table:table-cell office:value-type="float" office:value="1137.61538461538">
            <text:p>1137,6153846154</text:p>
          </table:table-cell>
          <table:table-cell table:number-columns-repeated="295"/>
        </table:table-row>
        <table:table-row table:style-name="ro3">
          <table:table-cell office:value-type="string">
            <text:p>Forsaken value lvl 11</text:p>
          </table:table-cell>
          <table:table-cell office:value-type="float" office:value="1221.86666666667">
            <text:p>1221,8666666667</text:p>
          </table:table-cell>
          <table:table-cell table:number-columns-repeated="295"/>
        </table:table-row>
        <table:table-row table:style-name="ro3">
          <table:table-cell office:value-type="string">
            <text:p>Forsaken value lvl 12</text:p>
          </table:table-cell>
          <table:table-cell office:value-type="float" office:value="1584.9">
            <text:p>1584,9</text:p>
          </table:table-cell>
          <table:table-cell table:number-columns-repeated="295"/>
        </table:table-row>
        <table:table-row table:style-name="ro3">
          <table:table-cell office:value-type="string">
            <text:p>Forsaken value lvl 13</text:p>
          </table:table-cell>
          <table:table-cell office:value-type="float" office:value="1905.7191011236">
            <text:p>1905,7191011236</text:p>
          </table:table-cell>
          <table:table-cell table:number-columns-repeated="295"/>
        </table:table-row>
        <table:table-row table:style-name="ro3">
          <table:table-cell office:value-type="string">
            <text:p>Forsaken value lvl 14</text:p>
          </table:table-cell>
          <table:table-cell office:value-type="float" office:value="2277.05594918153">
            <text:p>2277,0559491815</text:p>
          </table:table-cell>
          <table:table-cell table:number-columns-repeated="295"/>
        </table:table-row>
        <table:table-row table:style-name="ro3">
          <table:table-cell office:value-type="string">
            <text:p>Forsaken value lvl 15</text:p>
          </table:table-cell>
          <table:table-cell office:value-type="float" office:value="2712.20552396426">
            <text:p>2712,2055239643</text:p>
          </table:table-cell>
          <table:table-cell table:number-columns-repeated="295"/>
        </table:table-row>
        <table:table-row table:style-name="ro3">
          <table:table-cell office:value-type="string">
            <text:p>Forsaken value lvl 16</text:p>
          </table:table-cell>
          <table:table-cell office:value-type="float" office:value="3173.15566835871">
            <text:p>3173,1556683587</text:p>
          </table:table-cell>
          <table:table-cell table:number-columns-repeated="295"/>
        </table:table-row>
        <table:table-row table:style-name="ro3">
          <table:table-cell office:value-type="string">
            <text:p>Forsaken value lvl 17</text:p>
          </table:table-cell>
          <table:table-cell office:value-type="float" office:value="3686.57082748948">
            <text:p>3686,5708274895</text:p>
          </table:table-cell>
          <table:table-cell table:number-columns-repeated="295"/>
        </table:table-row>
        <table:table-row table:style-name="ro3">
          <table:table-cell office:value-type="string">
            <text:p>Forsaken value lvl 18</text:p>
          </table:table-cell>
          <table:table-cell office:value-type="float" office:value="4239.7373358349">
            <text:p>4239,7373358349</text:p>
          </table:table-cell>
          <table:table-cell table:number-columns-repeated="295"/>
        </table:table-row>
        <table:table-row table:style-name="ro3">
          <table:table-cell office:value-type="string">
            <text:p>Forsaken value lvl 19</text:p>
          </table:table-cell>
          <table:table-cell office:value-type="float" office:value="5076.04761904762">
            <text:p>5076,0476190476</text:p>
          </table:table-cell>
          <table:table-cell table:number-columns-repeated="295"/>
        </table:table-row>
        <table:table-row table:style-name="ro3">
          <table:table-cell office:value-type="string">
            <text:p>Forsaken value lvl 20</text:p>
          </table:table-cell>
          <table:table-cell office:value-type="float" office:value="6618.75">
            <text:p>6618,75</text:p>
          </table:table-cell>
          <table:table-cell table:number-columns-repeated="295"/>
        </table:table-row>
        <table:table-row table:style-name="ro3">
          <table:table-cell office:value-type="string">
            <text:p>Forsaken value lvl 21</text:p>
          </table:table-cell>
          <table:table-cell office:value-type="float" office:value="7033.33333333333">
            <text:p>7033,3333333333</text:p>
          </table:table-cell>
          <table:table-cell table:number-columns-repeated="295"/>
        </table:table-row>
        <table:table-row table:style-name="ro3">
          <table:table-cell office:value-type="string">
            <text:p>Forsaken kills lvl 1</text:p>
          </table:table-cell>
          <table:table-cell office:value-type="float" office:value="14.25">
            <text:p>14,25</text:p>
          </table:table-cell>
          <table:table-cell table:number-columns-repeated="295"/>
        </table:table-row>
        <table:table-row table:style-name="ro3">
          <table:table-cell office:value-type="string">
            <text:p>Forsaken kills lvl 2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3">
          <table:table-cell office:value-type="string">
            <text:p>Forsaken kills lvl 3</text:p>
          </table:table-cell>
          <table:table-cell office:value-type="float" office:value="39">
            <text:p>39</text:p>
          </table:table-cell>
          <table:table-cell table:number-columns-repeated="295"/>
        </table:table-row>
        <table:table-row table:style-name="ro3">
          <table:table-cell office:value-type="string">
            <text:p>Forsaken kills lvl 4</text:p>
          </table:table-cell>
          <table:table-cell office:value-type="float" office:value="54.9047619047619">
            <text:p>54,9047619048</text:p>
          </table:table-cell>
          <table:table-cell table:number-columns-repeated="295"/>
        </table:table-row>
        <table:table-row table:style-name="ro3">
          <table:table-cell office:value-type="string">
            <text:p>Forsaken kills lvl 5</text:p>
          </table:table-cell>
          <table:table-cell office:value-type="float" office:value="56.7951807228916">
            <text:p>56,7951807229</text:p>
          </table:table-cell>
          <table:table-cell table:number-columns-repeated="295"/>
        </table:table-row>
        <table:table-row table:style-name="ro3">
          <table:table-cell office:value-type="string">
            <text:p>Forsaken kills lvl 6</text:p>
          </table:table-cell>
          <table:table-cell office:value-type="float" office:value="66.6363636363636">
            <text:p>66,6363636364</text:p>
          </table:table-cell>
          <table:table-cell table:number-columns-repeated="295"/>
        </table:table-row>
        <table:table-row table:style-name="ro3">
          <table:table-cell office:value-type="string">
            <text:p>Forsaken kills lvl 7</text:p>
          </table:table-cell>
          <table:table-cell office:value-type="float" office:value="73.3488372093023">
            <text:p>73,3488372093</text:p>
          </table:table-cell>
          <table:table-cell table:number-columns-repeated="295"/>
        </table:table-row>
        <table:table-row table:style-name="ro3">
          <table:table-cell office:value-type="string">
            <text:p>Forsaken kills lvl 8</text:p>
          </table:table-cell>
          <table:table-cell office:value-type="float" office:value="88.0138888888889">
            <text:p>88,0138888889</text:p>
          </table:table-cell>
          <table:table-cell table:number-columns-repeated="295"/>
        </table:table-row>
        <table:table-row table:style-name="ro3">
          <table:table-cell office:value-type="string">
            <text:p>Forsaken kills lvl 9</text:p>
          </table:table-cell>
          <table:table-cell office:value-type="float" office:value="106.5">
            <text:p>106,5</text:p>
          </table:table-cell>
          <table:table-cell table:number-columns-repeated="295"/>
        </table:table-row>
        <table:table-row table:style-name="ro3">
          <table:table-cell office:value-type="string">
            <text:p>Forsaken kills lvl 10</text:p>
          </table:table-cell>
          <table:table-cell office:value-type="float" office:value="102.753846153846">
            <text:p>102,7538461538</text:p>
          </table:table-cell>
          <table:table-cell table:number-columns-repeated="295"/>
        </table:table-row>
        <table:table-row table:style-name="ro3">
          <table:table-cell office:value-type="string">
            <text:p>Forsaken kills lvl 11</text:p>
          </table:table-cell>
          <table:table-cell office:value-type="float" office:value="111.853333333333">
            <text:p>111,8533333333</text:p>
          </table:table-cell>
          <table:table-cell table:number-columns-repeated="295"/>
        </table:table-row>
        <table:table-row table:style-name="ro3">
          <table:table-cell office:value-type="string">
            <text:p>Forsaken kills lvl 12</text:p>
          </table:table-cell>
          <table:table-cell office:value-type="float" office:value="127.773333333333">
            <text:p>127,7733333333</text:p>
          </table:table-cell>
          <table:table-cell table:number-columns-repeated="295"/>
        </table:table-row>
        <table:table-row table:style-name="ro3">
          <table:table-cell office:value-type="string">
            <text:p>Forsaken kills lvl 13</text:p>
          </table:table-cell>
          <table:table-cell office:value-type="float" office:value="139.577528089888">
            <text:p>139,5775280899</text:p>
          </table:table-cell>
          <table:table-cell table:number-columns-repeated="295"/>
        </table:table-row>
        <table:table-row table:style-name="ro3">
          <table:table-cell office:value-type="string">
            <text:p>Forsaken kills lvl 14</text:p>
          </table:table-cell>
          <table:table-cell office:value-type="float" office:value="152.753481553872">
            <text:p>152,7534815539</text:p>
          </table:table-cell>
          <table:table-cell table:number-columns-repeated="295"/>
        </table:table-row>
        <table:table-row table:style-name="ro3">
          <table:table-cell office:value-type="string">
            <text:p>Forsaken kills lvl 15</text:p>
          </table:table-cell>
          <table:table-cell office:value-type="float" office:value="161.037367993501">
            <text:p>161,0373679935</text:p>
          </table:table-cell>
          <table:table-cell table:number-columns-repeated="295"/>
        </table:table-row>
        <table:table-row table:style-name="ro3">
          <table:table-cell office:value-type="string">
            <text:p>Forsaken kills lvl 16</text:p>
          </table:table-cell>
          <table:table-cell office:value-type="float" office:value="180.140439932318">
            <text:p>180,1404399323</text:p>
          </table:table-cell>
          <table:table-cell table:number-columns-repeated="295"/>
        </table:table-row>
        <table:table-row table:style-name="ro3">
          <table:table-cell office:value-type="string">
            <text:p>Forsaken kills lvl 17</text:p>
          </table:table-cell>
          <table:table-cell office:value-type="float" office:value="191.998597475456">
            <text:p>191,9985974755</text:p>
          </table:table-cell>
          <table:table-cell table:number-columns-repeated="295"/>
        </table:table-row>
        <table:table-row table:style-name="ro3">
          <table:table-cell office:value-type="string">
            <text:p>Forsaken kills lvl 18</text:p>
          </table:table-cell>
          <table:table-cell office:value-type="float" office:value="200.851782363977">
            <text:p>200,851782364</text:p>
          </table:table-cell>
          <table:table-cell table:number-columns-repeated="295"/>
        </table:table-row>
        <table:table-row table:style-name="ro3">
          <table:table-cell office:value-type="string">
            <text:p>Forsaken kills lvl 19</text:p>
          </table:table-cell>
          <table:table-cell office:value-type="float" office:value="216.611904761905">
            <text:p>216,6119047619</text:p>
          </table:table-cell>
          <table:table-cell table:number-columns-repeated="295"/>
        </table:table-row>
        <table:table-row table:style-name="ro3">
          <table:table-cell office:value-type="string">
            <text:p>Forsaken kills lvl 20</text:p>
          </table:table-cell>
          <table:table-cell office:value-type="float" office:value="201.75">
            <text:p>201,75</text:p>
          </table:table-cell>
          <table:table-cell table:number-columns-repeated="295"/>
        </table:table-row>
        <table:table-row table:style-name="ro3">
          <table:table-cell office:value-type="string">
            <text:p>Forsaken kills lvl 21</text:p>
          </table:table-cell>
          <table:table-cell office:value-type="float" office:value="266.666666666667">
            <text:p>266,6666666667</text:p>
          </table:table-cell>
          <table:table-cell table:number-columns-repeated="295"/>
        </table:table-row>
        <table:table-row table:style-name="ro3">
          <table:table-cell office:value-type="string">
            <text:p>Forsaken leaks lvl 1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3">
          <table:table-cell office:value-type="string">
            <text:p>Forsaken leaks lvl 2</text:p>
          </table:table-cell>
          <table:table-cell office:value-type="float" office:value="11.5">
            <text:p>11,5</text:p>
          </table:table-cell>
          <table:table-cell table:number-columns-repeated="295"/>
        </table:table-row>
        <table:table-row table:style-name="ro3">
          <table:table-cell office:value-type="string">
            <text:p>Forsaken leaks lvl 3</text:p>
          </table:table-cell>
          <table:table-cell office:value-type="float" office:value="4.18181818181818">
            <text:p>4,1818181818</text:p>
          </table:table-cell>
          <table:table-cell table:number-columns-repeated="295"/>
        </table:table-row>
        <table:table-row table:style-name="ro3">
          <table:table-cell office:value-type="string">
            <text:p>Forsaken leaks lvl 4</text:p>
          </table:table-cell>
          <table:table-cell office:value-type="float" office:value="8.76190476190476">
            <text:p>8,7619047619</text:p>
          </table:table-cell>
          <table:table-cell table:number-columns-repeated="295"/>
        </table:table-row>
        <table:table-row table:style-name="ro3">
          <table:table-cell office:value-type="string">
            <text:p>Forsaken leaks lvl 5</text:p>
          </table:table-cell>
          <table:table-cell office:value-type="float" office:value="9.92771084337349">
            <text:p>9,9277108434</text:p>
          </table:table-cell>
          <table:table-cell table:number-columns-repeated="295"/>
        </table:table-row>
        <table:table-row table:style-name="ro3">
          <table:table-cell office:value-type="string">
            <text:p>Forsaken leaks lvl 6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Forsaken leaks lvl 7</text:p>
          </table:table-cell>
          <table:table-cell office:value-type="float" office:value="17.1162790697674">
            <text:p>17,1162790698</text:p>
          </table:table-cell>
          <table:table-cell table:number-columns-repeated="295"/>
        </table:table-row>
        <table:table-row table:style-name="ro3">
          <table:table-cell office:value-type="string">
            <text:p>Forsaken leaks lvl 8</text:p>
          </table:table-cell>
          <table:table-cell office:value-type="float" office:value="13.2083333333333">
            <text:p>13,2083333333</text:p>
          </table:table-cell>
          <table:table-cell table:number-columns-repeated="295"/>
        </table:table-row>
        <table:table-row table:style-name="ro3">
          <table:table-cell office:value-type="string">
            <text:p>Forsaken leaks lvl 9</text:p>
          </table:table-cell>
          <table:table-cell office:value-type="float" office:value="14.9166666666667">
            <text:p>14,9166666667</text:p>
          </table:table-cell>
          <table:table-cell table:number-columns-repeated="295"/>
        </table:table-row>
        <table:table-row table:style-name="ro3">
          <table:table-cell office:value-type="string">
            <text:p>Forsaken leaks lvl 10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Forsaken leaks lvl 11</text:p>
          </table:table-cell>
          <table:table-cell office:value-type="float" office:value="14.36">
            <text:p>14,36</text:p>
          </table:table-cell>
          <table:table-cell table:number-columns-repeated="295"/>
        </table:table-row>
        <table:table-row table:style-name="ro3">
          <table:table-cell office:value-type="string">
            <text:p>Forsaken leaks lvl 12</text:p>
          </table:table-cell>
          <table:table-cell office:value-type="float" office:value="18.26">
            <text:p>18,26</text:p>
          </table:table-cell>
          <table:table-cell table:number-columns-repeated="295"/>
        </table:table-row>
        <table:table-row table:style-name="ro3">
          <table:table-cell office:value-type="string">
            <text:p>Forsaken leaks lvl 13</text:p>
          </table:table-cell>
          <table:table-cell office:value-type="float" office:value="16.2292134831461">
            <text:p>16,2292134831</text:p>
          </table:table-cell>
          <table:table-cell table:number-columns-repeated="295"/>
        </table:table-row>
        <table:table-row table:style-name="ro3">
          <table:table-cell office:value-type="string">
            <text:p>Forsaken leaks lvl 14</text:p>
          </table:table-cell>
          <table:table-cell office:value-type="float" office:value="17.5409235279746">
            <text:p>17,540923528</text:p>
          </table:table-cell>
          <table:table-cell table:number-columns-repeated="295"/>
        </table:table-row>
        <table:table-row table:style-name="ro3">
          <table:table-cell office:value-type="string">
            <text:p>Forsaken leaks lvl 15</text:p>
          </table:table-cell>
          <table:table-cell office:value-type="float" office:value="18.5905767668562">
            <text:p>18,5905767669</text:p>
          </table:table-cell>
          <table:table-cell table:number-columns-repeated="295"/>
        </table:table-row>
        <table:table-row table:style-name="ro3">
          <table:table-cell office:value-type="string">
            <text:p>Forsaken leaks lvl 16</text:p>
          </table:table-cell>
          <table:table-cell office:value-type="float" office:value="21.5059221658206">
            <text:p>21,5059221658</text:p>
          </table:table-cell>
          <table:table-cell table:number-columns-repeated="295"/>
        </table:table-row>
        <table:table-row table:style-name="ro3">
          <table:table-cell office:value-type="string">
            <text:p>Forsaken leaks lvl 17</text:p>
          </table:table-cell>
          <table:table-cell office:value-type="float" office:value="24.1809256661992">
            <text:p>24,1809256662</text:p>
          </table:table-cell>
          <table:table-cell table:number-columns-repeated="295"/>
        </table:table-row>
        <table:table-row table:style-name="ro3">
          <table:table-cell office:value-type="string">
            <text:p>Forsaken leaks lvl 18</text:p>
          </table:table-cell>
          <table:table-cell office:value-type="float" office:value="28.343339587242">
            <text:p>28,3433395872</text:p>
          </table:table-cell>
          <table:table-cell table:number-columns-repeated="295"/>
        </table:table-row>
        <table:table-row table:style-name="ro3">
          <table:table-cell office:value-type="string">
            <text:p>Forsaken leaks lvl 19</text:p>
          </table:table-cell>
          <table:table-cell office:value-type="float" office:value="31.6">
            <text:p>31,6</text:p>
          </table:table-cell>
          <table:table-cell table:number-columns-repeated="295"/>
        </table:table-row>
        <table:table-row table:style-name="ro3">
          <table:table-cell office:value-type="string">
            <text:p>Forsaken leaks lvl 20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leaks lvl 21</text:p>
          </table:table-cell>
          <table:table-cell office:value-type="float" office:value="13.6666666666667">
            <text:p>13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3</text:p>
          </table:table-cell>
          <table:table-cell office:value-type="float" office:value="2.07894736842105">
            <text:p>2,078947368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4</text:p>
          </table:table-cell>
          <table:table-cell office:value-type="float" office:value="3.18421052631579">
            <text:p>3,184210526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5</text:p>
          </table:table-cell>
          <table:table-cell office:value-type="float" office:value="3.18811881188119">
            <text:p>3,188118811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6</text:p>
          </table:table-cell>
          <table:table-cell office:value-type="float" office:value="3.56410256410256">
            <text:p>3,564102564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7</text:p>
          </table:table-cell>
          <table:table-cell office:value-type="float" office:value="4.3859649122807">
            <text:p>4,385964912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8</text:p>
          </table:table-cell>
          <table:table-cell office:value-type="float" office:value="4.7">
            <text:p>4,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9</text:p>
          </table:table-cell>
          <table:table-cell office:value-type="float" office:value="5.44444444444444">
            <text:p>5,444444444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0</text:p>
          </table:table-cell>
          <table:table-cell office:value-type="float" office:value="6.07971014492754">
            <text:p>6,079710144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1</text:p>
          </table:table-cell>
          <table:table-cell office:value-type="float" office:value="6.74336283185841">
            <text:p>6,743362831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2</text:p>
          </table:table-cell>
          <table:table-cell office:value-type="float" office:value="7.17125382262997">
            <text:p>7,171253822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3</text:p>
          </table:table-cell>
          <table:table-cell office:value-type="float" office:value="7.82589285714286">
            <text:p>7,825892857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4</text:p>
          </table:table-cell>
          <table:table-cell office:value-type="float" office:value="7.65653008962868">
            <text:p>7,656530089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5</text:p>
          </table:table-cell>
          <table:table-cell office:value-type="float" office:value="7.93720930232558">
            <text:p>7,937209302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6</text:p>
          </table:table-cell>
          <table:table-cell office:value-type="float" office:value="10.5928362573099">
            <text:p>10,592836257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7</text:p>
          </table:table-cell>
          <table:table-cell office:value-type="float" office:value="12.5613915416098">
            <text:p>12,561391541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8</text:p>
          </table:table-cell>
          <table:table-cell office:value-type="float" office:value="14.459842519685">
            <text:p>14,459842519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9</text:p>
          </table:table-cell>
          <table:table-cell office:value-type="float" office:value="15.7716115261473">
            <text:p>15,771611526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0</text:p>
          </table:table-cell>
          <table:table-cell office:value-type="float" office:value="15">
            <text:p>1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1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3</text:p>
          </table:table-cell>
          <table:table-cell office:value-type="float" office:value="14.6842105263158">
            <text:p>14,684210526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4</text:p>
          </table:table-cell>
          <table:table-cell office:value-type="float" office:value="34.5526315789474">
            <text:p>34,552631578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5</text:p>
          </table:table-cell>
          <table:table-cell office:value-type="float" office:value="39.6237623762376">
            <text:p>39,623762376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6</text:p>
          </table:table-cell>
          <table:table-cell office:value-type="float" office:value="52.9102564102564">
            <text:p>52,910256410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7</text:p>
          </table:table-cell>
          <table:table-cell office:value-type="float" office:value="77.9473684210526">
            <text:p>77,947368421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8</text:p>
          </table:table-cell>
          <table:table-cell office:value-type="float" office:value="87.6785714285714">
            <text:p>87,678571428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9</text:p>
          </table:table-cell>
          <table:table-cell office:value-type="float" office:value="108.925925925926">
            <text:p>108,925925925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0</text:p>
          </table:table-cell>
          <table:table-cell office:value-type="float" office:value="134.413043478261">
            <text:p>134,413043478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1</text:p>
          </table:table-cell>
          <table:table-cell office:value-type="float" office:value="156.929203539823">
            <text:p>156,929203539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2</text:p>
          </table:table-cell>
          <table:table-cell office:value-type="float" office:value="174.975535168196">
            <text:p>174,975535168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3</text:p>
          </table:table-cell>
          <table:table-cell office:value-type="float" office:value="208.381696428571">
            <text:p>208,381696428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4</text:p>
          </table:table-cell>
          <table:table-cell office:value-type="float" office:value="223.795027742211">
            <text:p>223,795027742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5</text:p>
          </table:table-cell>
          <table:table-cell office:value-type="float" office:value="258.210852713178">
            <text:p>258,210852713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6</text:p>
          </table:table-cell>
          <table:table-cell office:value-type="float" office:value="296.890350877193">
            <text:p>296,890350877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7</text:p>
          </table:table-cell>
          <table:table-cell office:value-type="float" office:value="345.603683492497">
            <text:p>345,603683492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8</text:p>
          </table:table-cell>
          <table:table-cell office:value-type="float" office:value="414.032283464567">
            <text:p>414,032283464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9</text:p>
          </table:table-cell>
          <table:table-cell office:value-type="float" office:value="497.323372465315">
            <text:p>497,323372465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0</text:p>
          </table:table-cell>
          <table:table-cell office:value-type="float" office:value="469.2">
            <text:p>469,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1</text:p>
          </table:table-cell>
          <table:table-cell office:value-type="float" office:value="806">
            <text:p>80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</text:p>
          </table:table-cell>
          <table:table-cell office:value-type="float" office:value="127.5">
            <text:p>127,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</text:p>
          </table:table-cell>
          <table:table-cell office:value-type="float" office:value="205">
            <text:p>20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3</text:p>
          </table:table-cell>
          <table:table-cell office:value-type="float" office:value="295">
            <text:p>29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4</text:p>
          </table:table-cell>
          <table:table-cell office:value-type="float" office:value="299.605263157895">
            <text:p>299,605263157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5</text:p>
          </table:table-cell>
          <table:table-cell office:value-type="float" office:value="457.178217821782">
            <text:p>457,1782178218</text:p>
          </table:table-cell>
          <table:table-cell table:number-columns-repeated="295"/>
        </table:table-row>
        <table:table-row table:style-name="ro3">
          <table:table-cell office:value-type="string">
            <text:p>Mastermind value lvl 6</text:p>
          </table:table-cell>
          <table:table-cell office:value-type="float" office:value="562.948717948718">
            <text:p>562,948717948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7</text:p>
          </table:table-cell>
          <table:table-cell office:value-type="float" office:value="736.228070175439">
            <text:p>736,228070175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8</text:p>
          </table:table-cell>
          <table:table-cell office:value-type="float" office:value="831.571428571429">
            <text:p>831,571428571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9</text:p>
          </table:table-cell>
          <table:table-cell office:value-type="float" office:value="1068.7037037037">
            <text:p>1068,703703703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0</text:p>
          </table:table-cell>
          <table:table-cell office:value-type="float" office:value="1236.84782608696">
            <text:p>1236,84782608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1</text:p>
          </table:table-cell>
          <table:table-cell office:value-type="float" office:value="1463.45132743363">
            <text:p>1463,451327433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2</text:p>
          </table:table-cell>
          <table:table-cell office:value-type="float" office:value="1739.64831804281">
            <text:p>1739,6483180428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3</text:p>
          </table:table-cell>
          <table:table-cell office:value-type="float" office:value="1997.421875">
            <text:p>1997,42187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4</text:p>
          </table:table-cell>
          <table:table-cell office:value-type="float" office:value="2354.1933418694">
            <text:p>2354,193341869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5</text:p>
          </table:table-cell>
          <table:table-cell office:value-type="float" office:value="2782.85465116279">
            <text:p>2782,8546511628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6</text:p>
          </table:table-cell>
          <table:table-cell office:value-type="float" office:value="3210.05116959064">
            <text:p>3210,051169590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7</text:p>
          </table:table-cell>
          <table:table-cell office:value-type="float" office:value="3667.10436562074">
            <text:p>3667,104365620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8</text:p>
          </table:table-cell>
          <table:table-cell office:value-type="float" office:value="4289.71653543307">
            <text:p>4289,7165354331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9</text:p>
          </table:table-cell>
          <table:table-cell office:value-type="float" office:value="5057.49733191035">
            <text:p>5057,497331910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0</text:p>
          </table:table-cell>
          <table:table-cell office:value-type="float" office:value="4999">
            <text:p>499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1</text:p>
          </table:table-cell>
          <table:table-cell office:value-type="float" office:value="7455">
            <text:p>745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</text:p>
          </table:table-cell>
          <table:table-cell office:value-type="float" office:value="11.6666666666667">
            <text:p>11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</text:p>
          </table:table-cell>
          <table:table-cell office:value-type="float" office:value="27.5">
            <text:p>27,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3</text:p>
          </table:table-cell>
          <table:table-cell office:value-type="float" office:value="37.8421052631579">
            <text:p>37,842105263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4</text:p>
          </table:table-cell>
          <table:table-cell office:value-type="float" office:value="46.8947368421053">
            <text:p>46,894736842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5</text:p>
          </table:table-cell>
          <table:table-cell office:value-type="float" office:value="63.8514851485149">
            <text:p>63,851485148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6</text:p>
          </table:table-cell>
          <table:table-cell office:value-type="float" office:value="68.2435897435897">
            <text:p>68,243589743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7</text:p>
          </table:table-cell>
          <table:table-cell office:value-type="float" office:value="84.280701754386">
            <text:p>84,280701754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8</text:p>
          </table:table-cell>
          <table:table-cell office:value-type="float" office:value="90.8857142857143">
            <text:p>90,885714285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9</text:p>
          </table:table-cell>
          <table:table-cell office:value-type="float" office:value="115.296296296296">
            <text:p>115,296296296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0</text:p>
          </table:table-cell>
          <table:table-cell office:value-type="float" office:value="111.884057971015">
            <text:p>111,88405797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1</text:p>
          </table:table-cell>
          <table:table-cell office:value-type="float" office:value="123.522123893805">
            <text:p>123,522123893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2</text:p>
          </table:table-cell>
          <table:table-cell office:value-type="float" office:value="137.067278287462">
            <text:p>137,067278287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3</text:p>
          </table:table-cell>
          <table:table-cell office:value-type="float" office:value="144.171875">
            <text:p>144,17187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4</text:p>
          </table:table-cell>
          <table:table-cell office:value-type="float" office:value="155.868224498506">
            <text:p>155,868224498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5</text:p>
          </table:table-cell>
          <table:table-cell office:value-type="float" office:value="165.707751937984">
            <text:p>165,70775193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6</text:p>
          </table:table-cell>
          <table:table-cell office:value-type="float" office:value="181.158625730994">
            <text:p>181,15862573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7</text:p>
          </table:table-cell>
          <table:table-cell office:value-type="float" office:value="196.954297407913">
            <text:p>196,954297407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8</text:p>
          </table:table-cell>
          <table:table-cell office:value-type="float" office:value="211.38031496063">
            <text:p>211,380314960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9</text:p>
          </table:table-cell>
          <table:table-cell office:value-type="float" office:value="223.184631803629">
            <text:p>223,184631803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0</text:p>
          </table:table-cell>
          <table:table-cell office:value-type="float" office:value="192.6">
            <text:p>192,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1</text:p>
          </table:table-cell>
          <table:table-cell office:value-type="float" office:value="262.5">
            <text:p>262,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</text:p>
          </table:table-cell>
          <table:table-cell office:value-type="float" office:value="1.83333333333333">
            <text:p>1,83333333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Mastermind leaks lvl 3</text:p>
          </table:table-cell>
          <table:table-cell office:value-type="float" office:value="6.42105263157895">
            <text:p>6,421052631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4</text:p>
          </table:table-cell>
          <table:table-cell office:value-type="float" office:value="12.1842105263158">
            <text:p>12,184210526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5</text:p>
          </table:table-cell>
          <table:table-cell office:value-type="float" office:value="6.97029702970297">
            <text:p>6,970297029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6</text:p>
          </table:table-cell>
          <table:table-cell office:value-type="float" office:value="8.7948717948718">
            <text:p>8,794871794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7</text:p>
          </table:table-cell>
          <table:table-cell office:value-type="float" office:value="9.75438596491228">
            <text:p>9,754385964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8</text:p>
          </table:table-cell>
          <table:table-cell office:value-type="float" office:value="11.05">
            <text:p>11,0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9</text:p>
          </table:table-cell>
          <table:table-cell office:value-type="float" office:value="9.07407407407407">
            <text:p>9,0740740741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0</text:p>
          </table:table-cell>
          <table:table-cell office:value-type="float" office:value="12.7463768115942">
            <text:p>12,746376811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1</text:p>
          </table:table-cell>
          <table:table-cell office:value-type="float" office:value="16.3097345132743">
            <text:p>16,30973451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2</text:p>
          </table:table-cell>
          <table:table-cell office:value-type="float" office:value="14.8899082568807">
            <text:p>14,889908256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3</text:p>
          </table:table-cell>
          <table:table-cell office:value-type="float" office:value="12.3549107142857">
            <text:p>12,354910714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4</text:p>
          </table:table-cell>
          <table:table-cell office:value-type="float" office:value="14.8069782330346">
            <text:p>14,8069782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5</text:p>
          </table:table-cell>
          <table:table-cell office:value-type="float" office:value="16.5767441860465">
            <text:p>16,57674418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6</text:p>
          </table:table-cell>
          <table:table-cell office:value-type="float" office:value="20.6659356725146">
            <text:p>20,665935672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7</text:p>
          </table:table-cell>
          <table:table-cell office:value-type="float" office:value="22.12482946794">
            <text:p>22,124829467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8</text:p>
          </table:table-cell>
          <table:table-cell office:value-type="float" office:value="24.0094488188976">
            <text:p>24,009448818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9</text:p>
          </table:table-cell>
          <table:table-cell office:value-type="float" office:value="28.5667022411953">
            <text:p>28,566702241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0</text:p>
          </table:table-cell>
          <table:table-cell office:value-type="float" office:value="56">
            <text:p>5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1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watewer(59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Corto(20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Luki(16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76 (Suffix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1713 (Ghirn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8685 (Toppie)</text:p>
          </table:table-cell>
          <table:table-cell table:number-columns-repeated="295"/>
        </table:table-row>
        <table:table-row table:style-name="ro1" table:number-rows-repeated="381">
          <table:table-cell table:number-columns-repeated="297"/>
        </table:table-row>
        <table:table-row table:style-name="ro1">
          <table:table-cell>
            <draw:frame table:end-cell-address="Overview.K990" table:end-x="1.763cm" table:end-y="0.132cm" draw:z-index="0" draw:style-name="gr1" draw:text-style-name="P1" svg:width="26.539cm" svg:height="16.766cm" svg:x="0.001cm" svg:y="0.076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2">
            <text:p>2</text:p>
          </table:table-cell>
          <table:table-cell table:style-name="ce9" table:formula="of:=AVERAGE([Overview.B166:.KK166])" office:value-type="float" office:value="8">
            <text:p>8</text:p>
          </table:table-cell>
          <table:table-cell table:style-name="ce9" table:formula="of:=AVERAGE([Overview.B187:.KK187])" office:value-type="float" office:value="136.666666666667">
            <text:p>136,6666666667</text:p>
          </table:table-cell>
          <table:table-cell table:style-name="ce9" table:formula="of:=AVERAGE([Overview.B208:.KK208])" office:value-type="float" office:value="8.66666666666667">
            <text:p>8,6666666667</text:p>
          </table:table-cell>
          <table:table-cell table:style-name="ce9" table:formula="of:=AVERAGE([Overview.B229:.KK229])" office:value-type="float" office:value="3.66666666666667">
            <text:p>3,6666666667</text:p>
          </table:table-cell>
          <table:table-cell table:style-name="ce11" table:formula="of:=AVERAGE([Overview.B250:.KK250])" office:value-type="float" office:value="1.66666666666667">
            <text:p>1,6666666667</text:p>
          </table:table-cell>
          <table:table-cell table:style-name="ce11" table:formula="of:=AVERAGE([Overview.B271:.KK271])" office:value-type="float" office:value="8">
            <text:p>8</text:p>
          </table:table-cell>
          <table:table-cell table:style-name="ce11" table:formula="of:=AVERAGE([Overview.B292:.KK292])" office:value-type="float" office:value="158.333333333333">
            <text:p>158,3333333333</text:p>
          </table:table-cell>
          <table:table-cell table:style-name="ce11" table:formula="of:=AVERAGE([Overview.B313:.KK313])" office:value-type="float" office:value="8.33333333333333">
            <text:p>8,3333333333</text:p>
          </table:table-cell>
          <table:table-cell table:style-name="ce11" table:formula="of:=AVERAGE([Overview.B334:.KK334])" office:value-type="float" office:value="2.66666666666667">
            <text:p>2,6666666667</text:p>
          </table:table-cell>
          <table:table-cell table:style-name="ce13" table:formula="of:=AVERAGE([Overview.B355:.KK355])" office:value-type="float" office:value="1.5">
            <text:p>1,5</text:p>
          </table:table-cell>
          <table:table-cell table:style-name="ce13" table:formula="of:=AVERAGE([Overview.B376:.KK376])" office:value-type="float" office:value="6">
            <text:p>6</text:p>
          </table:table-cell>
          <table:table-cell table:style-name="ce13" table:formula="of:=AVERAGE([Overview.B397:.KK397])" office:value-type="float" office:value="181.25">
            <text:p>181,25</text:p>
          </table:table-cell>
          <table:table-cell table:style-name="ce13" table:formula="of:=AVERAGE([Overview.B418:.KK418])" office:value-type="float" office:value="14.25">
            <text:p>14,25</text:p>
          </table:table-cell>
          <table:table-cell table:style-name="ce13" table:formula="of:=AVERAGE([Overview.B439:.KK439])" office:value-type="float" office:value="1.5">
            <text:p>1,5</text:p>
          </table:table-cell>
          <table:table-cell table:style-name="ce18" table:formula="of:=AVERAGE([Overview.B460:.KK460])" office:value-type="float" office:value="1.5">
            <text:p>1,5</text:p>
          </table:table-cell>
          <table:table-cell table:style-name="ce18" table:formula="of:=AVERAGE([Overview.B481:.KK481])" office:value-type="float" office:value="4">
            <text:p>4</text:p>
          </table:table-cell>
          <table:table-cell table:style-name="ce18" table:formula="of:=AVERAGE([Overview.B502:.KK502])" office:value-type="float" office:value="127.5">
            <text:p>127,5</text:p>
          </table:table-cell>
          <table:table-cell table:style-name="ce18" table:formula="of:=AVERAGE([Overview.B523:.KK523])" office:value-type="float" office:value="11.6666666666667">
            <text:p>11,6666666667</text:p>
          </table:table-cell>
          <table:table-cell table:style-name="ce18" table:formula="of:=AVERAGE([Overview.B544:.KK544])" office:value-type="float" office:value="1.83333333333333">
            <text:p>1,8333333333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2">
            <text:p>2</text:p>
          </table:table-cell>
          <table:table-cell table:style-name="ce7" table:formula="of:=AVERAGE([Overview.B62:.KK62])" office:value-type="float" office:value="18">
            <text:p>18</text:p>
          </table:table-cell>
          <table:table-cell table:style-name="ce7" table:formula="of:=AVERAGE([Overview.B83:.KK83])" office:value-type="float" office:value="230">
            <text:p>230</text:p>
          </table:table-cell>
          <table:table-cell table:style-name="ce7" table:formula="of:=AVERAGE([Overview.B104:.KK104])" office:value-type="float" office:value="28">
            <text:p>28</text:p>
          </table:table-cell>
          <table:table-cell table:style-name="ce7" table:formula="of:=AVERAGE([Overview.B125:.KK125])" office:value-type="float" office:value="0">
            <text:p>0</text:p>
          </table:table-cell>
          <table:table-cell table:style-name="ce9" table:formula="of:=AVERAGE([Overview.B146:.KK146])" office:value-type="float" office:value="2">
            <text:p>2</text:p>
          </table:table-cell>
          <table:table-cell table:style-name="ce9" table:formula="of:=AVERAGE([Overview.B167:.KK167])" office:value-type="float" office:value="18">
            <text:p>18</text:p>
          </table:table-cell>
          <table:table-cell table:style-name="ce9" table:formula="of:=AVERAGE([Overview.B188:.KK188])" office:value-type="float" office:value="225">
            <text:p>225</text:p>
          </table:table-cell>
          <table:table-cell table:style-name="ce9" table:formula="of:=AVERAGE([Overview.B209:.KK209])" office:value-type="float" office:value="25">
            <text:p>25</text:p>
          </table:table-cell>
          <table:table-cell table:style-name="ce9" table:formula="of:=AVERAGE([Overview.B230:.KK230])" office:value-type="float" office:value="0">
            <text:p>0</text:p>
          </table:table-cell>
          <table:table-cell table:style-name="ce11" table:formula="of:=AVERAGE([Overview.B251:.KK251])" office:value-type="float" office:value="2">
            <text:p>2</text:p>
          </table:table-cell>
          <table:table-cell table:style-name="ce11" table:formula="of:=AVERAGE([Overview.B272:.KK272])" office:value-type="float" office:value="18">
            <text:p>18</text:p>
          </table:table-cell>
          <table:table-cell table:style-name="ce11" table:formula="of:=AVERAGE([Overview.B293:.KK293])" office:value-type="float" office:value="200">
            <text:p>200</text:p>
          </table:table-cell>
          <table:table-cell table:style-name="ce11" table:formula="of:=AVERAGE([Overview.B314:.KK314])" office:value-type="float" office:value="23">
            <text:p>23</text:p>
          </table:table-cell>
          <table:table-cell table:style-name="ce11" table:formula="of:=AVERAGE([Overview.B335:.KK335])" office:value-type="float" office:value="3">
            <text:p>3</text:p>
          </table:table-cell>
          <table:table-cell table:style-name="ce13" table:formula="of:=AVERAGE([Overview.B356:.KK356])" office:value-type="float" office:value="1.5">
            <text:p>1,5</text:p>
          </table:table-cell>
          <table:table-cell table:style-name="ce13" table:formula="of:=AVERAGE([Overview.B377:.KK377])" office:value-type="float" office:value="6">
            <text:p>6</text:p>
          </table:table-cell>
          <table:table-cell table:style-name="ce13" table:formula="of:=AVERAGE([Overview.B398:.KK398])" office:value-type="float" office:value="152.5">
            <text:p>152,5</text:p>
          </table:table-cell>
          <table:table-cell table:style-name="ce13" table:formula="of:=AVERAGE([Overview.B419:.KK419])" office:value-type="float" office:value="14">
            <text:p>14</text:p>
          </table:table-cell>
          <table:table-cell table:style-name="ce13" table:formula="of:=AVERAGE([Overview.B440:.KK440])" office:value-type="float" office:value="11.5">
            <text:p>11,5</text:p>
          </table:table-cell>
          <table:table-cell table:style-name="ce18" table:formula="of:=AVERAGE([Overview.B461:.KK461])" office:value-type="float" office:value="1.5">
            <text:p>1,5</text:p>
          </table:table-cell>
          <table:table-cell table:style-name="ce18" table:formula="of:=AVERAGE([Overview.B482:.KK482])" office:value-type="float" office:value="12">
            <text:p>12</text:p>
          </table:table-cell>
          <table:table-cell table:style-name="ce18" table:formula="of:=AVERAGE([Overview.B503:.KK503])" office:value-type="float" office:value="205">
            <text:p>205</text:p>
          </table:table-cell>
          <table:table-cell table:style-name="ce18" table:formula="of:=AVERAGE([Overview.B524:.KK524])" office:value-type="float" office:value="27.5">
            <text:p>27,5</text:p>
          </table:table-cell>
          <table:table-cell table:style-name="ce18" table:formula="of:=AVERAGE([Overview.B545:.KK545])" office:value-type="float" office:value="0">
            <text:p>0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2.58333333333333">
            <text:p>2,5833333333</text:p>
          </table:table-cell>
          <table:table-cell table:style-name="ce7" table:formula="of:=AVERAGE([Overview.B63:.KK63])" office:value-type="float" office:value="17">
            <text:p>17</text:p>
          </table:table-cell>
          <table:table-cell table:style-name="ce7" table:formula="of:=AVERAGE([Overview.B84:.KK84])" office:value-type="float" office:value="227.083333333333">
            <text:p>227,0833333333</text:p>
          </table:table-cell>
          <table:table-cell table:style-name="ce7" table:formula="of:=AVERAGE([Overview.B105:.KK105])" office:value-type="float" office:value="32.3333333333333">
            <text:p>32,3333333333</text:p>
          </table:table-cell>
          <table:table-cell table:style-name="ce7" table:formula="of:=AVERAGE([Overview.B126:.KK126])" office:value-type="float" office:value="7.08333333333333">
            <text:p>7,0833333333</text:p>
          </table:table-cell>
          <table:table-cell table:style-name="ce9" table:formula="of:=AVERAGE([Overview.B147:.KK147])" office:value-type="float" office:value="3.3">
            <text:p>3,3</text:p>
          </table:table-cell>
          <table:table-cell table:style-name="ce9" table:formula="of:=AVERAGE([Overview.B168:.KK168])" office:value-type="float" office:value="70.6">
            <text:p>70,6</text:p>
          </table:table-cell>
          <table:table-cell table:style-name="ce9" table:formula="of:=AVERAGE([Overview.B189:.KK189])" office:value-type="float" office:value="1058.5">
            <text:p>1058,5</text:p>
          </table:table-cell>
          <table:table-cell table:style-name="ce9" table:formula="of:=AVERAGE([Overview.B210:.KK210])" office:value-type="float" office:value="87.9">
            <text:p>87,9</text:p>
          </table:table-cell>
          <table:table-cell table:style-name="ce9" table:formula="of:=AVERAGE([Overview.B231:.KK231])" office:value-type="float" office:value="6.9">
            <text:p>6,9</text:p>
          </table:table-cell>
          <table:table-cell table:style-name="ce11" table:formula="of:=AVERAGE([Overview.B252:.KK252])" office:value-type="float" office:value="2.77777777777778">
            <text:p>2,7777777778</text:p>
          </table:table-cell>
          <table:table-cell table:style-name="ce11" table:formula="of:=AVERAGE([Overview.B273:.KK273])" office:value-type="float" office:value="38.8888888888889">
            <text:p>38,8888888889</text:p>
          </table:table-cell>
          <table:table-cell table:style-name="ce11" table:formula="of:=AVERAGE([Overview.B294:.KK294])" office:value-type="float" office:value="547.777777777778">
            <text:p>547,7777777778</text:p>
          </table:table-cell>
          <table:table-cell table:style-name="ce11" table:formula="of:=AVERAGE([Overview.B315:.KK315])" office:value-type="float" office:value="53">
            <text:p>53</text:p>
          </table:table-cell>
          <table:table-cell table:style-name="ce11" table:formula="of:=AVERAGE([Overview.B336:.KK336])" office:value-type="float" office:value="5.88888888888889">
            <text:p>5,8888888889</text:p>
          </table:table-cell>
          <table:table-cell table:style-name="ce13" table:formula="of:=AVERAGE([Overview.B357:.KK357])" office:value-type="float" office:value="2.63636363636364">
            <text:p>2,6363636364</text:p>
          </table:table-cell>
          <table:table-cell table:style-name="ce13" table:formula="of:=AVERAGE([Overview.B378:.KK378])" office:value-type="float" office:value="20.4545454545455">
            <text:p>20,4545454545</text:p>
          </table:table-cell>
          <table:table-cell table:style-name="ce13" table:formula="of:=AVERAGE([Overview.B399:.KK399])" office:value-type="float" office:value="294.545454545455">
            <text:p>294,5454545455</text:p>
          </table:table-cell>
          <table:table-cell table:style-name="ce13" table:formula="of:=AVERAGE([Overview.B420:.KK420])" office:value-type="float" office:value="39">
            <text:p>39</text:p>
          </table:table-cell>
          <table:table-cell table:style-name="ce13" table:formula="of:=AVERAGE([Overview.B441:.KK441])" office:value-type="float" office:value="4.18181818181818">
            <text:p>4,1818181818</text:p>
          </table:table-cell>
          <table:table-cell table:style-name="ce18" table:formula="of:=AVERAGE([Overview.B462:.KK462])" office:value-type="float" office:value="2.07894736842105">
            <text:p>2,0789473684</text:p>
          </table:table-cell>
          <table:table-cell table:style-name="ce18" table:formula="of:=AVERAGE([Overview.B483:.KK483])" office:value-type="float" office:value="14.6842105263158">
            <text:p>14,6842105263</text:p>
          </table:table-cell>
          <table:table-cell table:style-name="ce18" table:formula="of:=AVERAGE([Overview.B504:.KK504])" office:value-type="float" office:value="295">
            <text:p>295</text:p>
          </table:table-cell>
          <table:table-cell table:style-name="ce18" table:formula="of:=AVERAGE([Overview.B525:.KK525])" office:value-type="float" office:value="37.8421052631579">
            <text:p>37,8421052632</text:p>
          </table:table-cell>
          <table:table-cell table:style-name="ce18" table:formula="of:=AVERAGE([Overview.B546:.KK546])" office:value-type="float" office:value="6.42105263157895">
            <text:p>6,4210526316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2.75">
            <text:p>2,75</text:p>
          </table:table-cell>
          <table:table-cell table:style-name="ce7" table:formula="of:=AVERAGE([Overview.B64:.KK64])" office:value-type="float" office:value="34.75">
            <text:p>34,75</text:p>
          </table:table-cell>
          <table:table-cell table:style-name="ce7" table:formula="of:=AVERAGE([Overview.B85:.KK85])" office:value-type="float" office:value="347.916666666667">
            <text:p>347,9166666667</text:p>
          </table:table-cell>
          <table:table-cell table:style-name="ce7" table:formula="of:=AVERAGE([Overview.B106:.KK106])" office:value-type="float" office:value="42.75">
            <text:p>42,75</text:p>
          </table:table-cell>
          <table:table-cell table:style-name="ce7" table:formula="of:=AVERAGE([Overview.B127:.KK127])" office:value-type="float" office:value="14.3333333333333">
            <text:p>14,3333333333</text:p>
          </table:table-cell>
          <table:table-cell table:style-name="ce9" table:formula="of:=AVERAGE([Overview.B148:.KK148])" office:value-type="float" office:value="4.55555555555556">
            <text:p>4,5555555556</text:p>
          </table:table-cell>
          <table:table-cell table:style-name="ce9" table:formula="of:=AVERAGE([Overview.B169:.KK169])" office:value-type="float" office:value="63.6666666666667">
            <text:p>63,6666666667</text:p>
          </table:table-cell>
          <table:table-cell table:style-name="ce9" table:formula="of:=AVERAGE([Overview.B190:.KK190])" office:value-type="float" office:value="871.666666666667">
            <text:p>871,6666666667</text:p>
          </table:table-cell>
          <table:table-cell table:style-name="ce9" table:formula="of:=AVERAGE([Overview.B211:.KK211])" office:value-type="float" office:value="83.2222222222222">
            <text:p>83,2222222222</text:p>
          </table:table-cell>
          <table:table-cell table:style-name="ce9" table:formula="of:=AVERAGE([Overview.B232:.KK232])" office:value-type="float" office:value="3.33333333333333">
            <text:p>3,3333333333</text:p>
          </table:table-cell>
          <table:table-cell table:style-name="ce11" table:formula="of:=AVERAGE([Overview.B253:.KK253])" office:value-type="float" office:value="3">
            <text:p>3</text:p>
          </table:table-cell>
          <table:table-cell table:style-name="ce11" table:formula="of:=AVERAGE([Overview.B274:.KK274])" office:value-type="float" office:value="46.6875">
            <text:p>46,6875</text:p>
          </table:table-cell>
          <table:table-cell table:style-name="ce11" table:formula="of:=AVERAGE([Overview.B295:.KK295])" office:value-type="float" office:value="581.875">
            <text:p>581,875</text:p>
          </table:table-cell>
          <table:table-cell table:style-name="ce11" table:formula="of:=AVERAGE([Overview.B316:.KK316])" office:value-type="float" office:value="62.375">
            <text:p>62,375</text:p>
          </table:table-cell>
          <table:table-cell table:style-name="ce11" table:formula="of:=AVERAGE([Overview.B337:.KK337])" office:value-type="float" office:value="13.75">
            <text:p>13,75</text:p>
          </table:table-cell>
          <table:table-cell table:style-name="ce13" table:formula="of:=AVERAGE([Overview.B358:.KK358])" office:value-type="float" office:value="2.76190476190476">
            <text:p>2,7619047619</text:p>
          </table:table-cell>
          <table:table-cell table:style-name="ce13" table:formula="of:=AVERAGE([Overview.B379:.KK379])" office:value-type="float" office:value="30.3809523809524">
            <text:p>30,380952381</text:p>
          </table:table-cell>
          <table:table-cell table:style-name="ce13" table:formula="of:=AVERAGE([Overview.B400:.KK400])" office:value-type="float" office:value="356.904761904762">
            <text:p>356,9047619048</text:p>
          </table:table-cell>
          <table:table-cell table:style-name="ce13" table:formula="of:=AVERAGE([Overview.B421:.KK421])" office:value-type="float" office:value="54.9047619047619">
            <text:p>54,9047619048</text:p>
          </table:table-cell>
          <table:table-cell table:style-name="ce13" table:formula="of:=AVERAGE([Overview.B442:.KK442])" office:value-type="float" office:value="8.76190476190476">
            <text:p>8,7619047619</text:p>
          </table:table-cell>
          <table:table-cell table:style-name="ce18" table:formula="of:=AVERAGE([Overview.B463:.KK463])" office:value-type="float" office:value="3.18421052631579">
            <text:p>3,1842105263</text:p>
          </table:table-cell>
          <table:table-cell table:style-name="ce18" table:formula="of:=AVERAGE([Overview.B484:.KK484])" office:value-type="float" office:value="34.5526315789474">
            <text:p>34,5526315789</text:p>
          </table:table-cell>
          <table:table-cell table:style-name="ce18" table:formula="of:=AVERAGE([Overview.B505:.KK505])" office:value-type="float" office:value="299.605263157895">
            <text:p>299,6052631579</text:p>
          </table:table-cell>
          <table:table-cell table:style-name="ce18" table:formula="of:=AVERAGE([Overview.B526:.KK526])" office:value-type="float" office:value="46.8947368421053">
            <text:p>46,8947368421</text:p>
          </table:table-cell>
          <table:table-cell table:style-name="ce18" table:formula="of:=AVERAGE([Overview.B547:.KK547])" office:value-type="float" office:value="12.1842105263158">
            <text:p>12,1842105263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.09756097560976">
            <text:p>3,0975609756</text:p>
          </table:table-cell>
          <table:table-cell table:style-name="ce7" table:formula="of:=AVERAGE([Overview.B65:.KK65])" office:value-type="float" office:value="37.7073170731707">
            <text:p>37,7073170732</text:p>
          </table:table-cell>
          <table:table-cell table:style-name="ce7" table:formula="of:=AVERAGE([Overview.B86:.KK86])" office:value-type="float" office:value="480">
            <text:p>480</text:p>
          </table:table-cell>
          <table:table-cell table:style-name="ce7" table:formula="of:=AVERAGE([Overview.B107:.KK107])" office:value-type="float" office:value="66.3170731707317">
            <text:p>66,3170731707</text:p>
          </table:table-cell>
          <table:table-cell table:style-name="ce7" table:formula="of:=AVERAGE([Overview.B128:.KK128])" office:value-type="float" office:value="5.97560975609756">
            <text:p>5,9756097561</text:p>
          </table:table-cell>
          <table:table-cell table:style-name="ce9" table:formula="of:=AVERAGE([Overview.B149:.KK149])" office:value-type="float" office:value="3.66666666666667">
            <text:p>3,6666666667</text:p>
          </table:table-cell>
          <table:table-cell table:style-name="ce9" table:formula="of:=AVERAGE([Overview.B170:.KK170])" office:value-type="float" office:value="55.7407407407407">
            <text:p>55,7407407407</text:p>
          </table:table-cell>
          <table:table-cell table:style-name="ce9" table:formula="of:=AVERAGE([Overview.B191:.KK191])" office:value-type="float" office:value="665.462962962963">
            <text:p>665,462962963</text:p>
          </table:table-cell>
          <table:table-cell table:style-name="ce9" table:formula="of:=AVERAGE([Overview.B212:.KK212])" office:value-type="float" office:value="71.4259259259259">
            <text:p>71,4259259259</text:p>
          </table:table-cell>
          <table:table-cell table:style-name="ce9" table:formula="of:=AVERAGE([Overview.B233:.KK233])" office:value-type="float" office:value="8.85185185185185">
            <text:p>8,8518518519</text:p>
          </table:table-cell>
          <table:table-cell table:style-name="ce11" table:formula="of:=AVERAGE([Overview.B254:.KK254])" office:value-type="float" office:value="4.45901639344262">
            <text:p>4,4590163934</text:p>
          </table:table-cell>
          <table:table-cell table:style-name="ce11" table:formula="of:=AVERAGE([Overview.B275:.KK275])" office:value-type="float" office:value="89.0983606557377">
            <text:p>89,0983606557</text:p>
          </table:table-cell>
          <table:table-cell table:style-name="ce11" table:formula="of:=AVERAGE([Overview.B296:.KK296])" office:value-type="float" office:value="1026.47540983607">
            <text:p>1026,4754098361</text:p>
          </table:table-cell>
          <table:table-cell table:style-name="ce11" table:formula="of:=AVERAGE([Overview.B317:.KK317])" office:value-type="float" office:value="89.5409836065574">
            <text:p>89,5409836066</text:p>
          </table:table-cell>
          <table:table-cell table:style-name="ce11" table:formula="of:=AVERAGE([Overview.B338:.KK338])" office:value-type="float" office:value="10.7540983606557">
            <text:p>10,7540983607</text:p>
          </table:table-cell>
          <table:table-cell table:style-name="ce13" table:formula="of:=AVERAGE([Overview.B359:.KK359])" office:value-type="float" office:value="3.44578313253012">
            <text:p>3,4457831325</text:p>
          </table:table-cell>
          <table:table-cell table:style-name="ce13" table:formula="of:=AVERAGE([Overview.B380:.KK380])" office:value-type="float" office:value="46.1084337349398">
            <text:p>46,1084337349</text:p>
          </table:table-cell>
          <table:table-cell table:style-name="ce13" table:formula="of:=AVERAGE([Overview.B401:.KK401])" office:value-type="float" office:value="396.807228915663">
            <text:p>396,8072289157</text:p>
          </table:table-cell>
          <table:table-cell table:style-name="ce13" table:formula="of:=AVERAGE([Overview.B422:.KK422])" office:value-type="float" office:value="56.7951807228916">
            <text:p>56,7951807229</text:p>
          </table:table-cell>
          <table:table-cell table:style-name="ce13" table:formula="of:=AVERAGE([Overview.B443:.KK443])" office:value-type="float" office:value="9.92771084337349">
            <text:p>9,9277108434</text:p>
          </table:table-cell>
          <table:table-cell table:style-name="ce18" table:formula="of:=AVERAGE([Overview.B464:.KK464])" office:value-type="float" office:value="3.18811881188119">
            <text:p>3,1881188119</text:p>
          </table:table-cell>
          <table:table-cell table:style-name="ce18" table:formula="of:=AVERAGE([Overview.B485:.KK485])" office:value-type="float" office:value="39.6237623762376">
            <text:p>39,6237623762</text:p>
          </table:table-cell>
          <table:table-cell table:style-name="ce18" table:formula="of:=AVERAGE([Overview.B506:.KK506])" office:value-type="float" office:value="457.178217821782">
            <text:p>457,1782178218</text:p>
          </table:table-cell>
          <table:table-cell table:style-name="ce18" table:formula="of:=AVERAGE([Overview.B527:.KK527])" office:value-type="float" office:value="63.8514851485149">
            <text:p>63,8514851485</text:p>
          </table:table-cell>
          <table:table-cell table:style-name="ce18" table:formula="of:=AVERAGE([Overview.B548:.KK548])" office:value-type="float" office:value="6.97029702970297">
            <text:p>6,9702970297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3.32">
            <text:p>3,32</text:p>
          </table:table-cell>
          <table:table-cell table:style-name="ce7" table:formula="of:=AVERAGE([Overview.B66:.KK66])" office:value-type="float" office:value="48.48">
            <text:p>48,48</text:p>
          </table:table-cell>
          <table:table-cell table:style-name="ce7" table:formula="of:=AVERAGE([Overview.B87:.KK87])" office:value-type="float" office:value="604.6">
            <text:p>604,6</text:p>
          </table:table-cell>
          <table:table-cell table:style-name="ce7" table:formula="of:=AVERAGE([Overview.B108:.KK108])" office:value-type="float" office:value="71.24">
            <text:p>71,24</text:p>
          </table:table-cell>
          <table:table-cell table:style-name="ce7" table:formula="of:=AVERAGE([Overview.B129:.KK129])" office:value-type="float" office:value="6.68">
            <text:p>6,68</text:p>
          </table:table-cell>
          <table:table-cell table:style-name="ce9" table:formula="of:=AVERAGE([Overview.B150:.KK150])" office:value-type="float" office:value="3.98275862068966">
            <text:p>3,9827586207</text:p>
          </table:table-cell>
          <table:table-cell table:style-name="ce9" table:formula="of:=AVERAGE([Overview.B171:.KK171])" office:value-type="float" office:value="66.6034482758621">
            <text:p>66,6034482759</text:p>
          </table:table-cell>
          <table:table-cell table:style-name="ce9" table:formula="of:=AVERAGE([Overview.B192:.KK192])" office:value-type="float" office:value="740.862068965517">
            <text:p>740,8620689655</text:p>
          </table:table-cell>
          <table:table-cell table:style-name="ce9" table:formula="of:=AVERAGE([Overview.B213:.KK213])" office:value-type="float" office:value="80.1551724137931">
            <text:p>80,1551724138</text:p>
          </table:table-cell>
          <table:table-cell table:style-name="ce9" table:formula="of:=AVERAGE([Overview.B234:.KK234])" office:value-type="float" office:value="7.3448275862069">
            <text:p>7,3448275862</text:p>
          </table:table-cell>
          <table:table-cell table:style-name="ce11" table:formula="of:=AVERAGE([Overview.B255:.KK255])" office:value-type="float" office:value="5.37142857142857">
            <text:p>5,3714285714</text:p>
          </table:table-cell>
          <table:table-cell table:style-name="ce11" table:formula="of:=AVERAGE([Overview.B276:.KK276])" office:value-type="float" office:value="126.228571428571">
            <text:p>126,2285714286</text:p>
          </table:table-cell>
          <table:table-cell table:style-name="ce11" table:formula="of:=AVERAGE([Overview.B297:.KK297])" office:value-type="float" office:value="1399.28571428571">
            <text:p>1399,2857142857</text:p>
          </table:table-cell>
          <table:table-cell table:style-name="ce11" table:formula="of:=AVERAGE([Overview.B318:.KK318])" office:value-type="float" office:value="108.714285714286">
            <text:p>108,7142857143</text:p>
          </table:table-cell>
          <table:table-cell table:style-name="ce11" table:formula="of:=AVERAGE([Overview.B339:.KK339])" office:value-type="float" office:value="9.74285714285714">
            <text:p>9,7428571429</text:p>
          </table:table-cell>
          <table:table-cell table:style-name="ce13" table:formula="of:=AVERAGE([Overview.B360:.KK360])" office:value-type="float" office:value="4.15151515151515">
            <text:p>4,1515151515</text:p>
          </table:table-cell>
          <table:table-cell table:style-name="ce13" table:formula="of:=AVERAGE([Overview.B381:.KK381])" office:value-type="float" office:value="59.4090909090909">
            <text:p>59,4090909091</text:p>
          </table:table-cell>
          <table:table-cell table:style-name="ce13" table:formula="of:=AVERAGE([Overview.B402:.KK402])" office:value-type="float" office:value="462.045454545455">
            <text:p>462,0454545455</text:p>
          </table:table-cell>
          <table:table-cell table:style-name="ce13" table:formula="of:=AVERAGE([Overview.B423:.KK423])" office:value-type="float" office:value="66.6363636363636">
            <text:p>66,6363636364</text:p>
          </table:table-cell>
          <table:table-cell table:style-name="ce13" table:formula="of:=AVERAGE([Overview.B444:.KK444])" office:value-type="float" office:value="8">
            <text:p>8</text:p>
          </table:table-cell>
          <table:table-cell table:style-name="ce18" table:formula="of:=AVERAGE([Overview.B465:.KK465])" office:value-type="float" office:value="3.56410256410256">
            <text:p>3,5641025641</text:p>
          </table:table-cell>
          <table:table-cell table:style-name="ce18" table:formula="of:=AVERAGE([Overview.B486:.KK486])" office:value-type="float" office:value="52.9102564102564">
            <text:p>52,9102564103</text:p>
          </table:table-cell>
          <table:table-cell table:style-name="ce18" table:formula="of:=AVERAGE([Overview.B507:.KK507])" office:value-type="float" office:value="562.948717948718">
            <text:p>562,9487179487</text:p>
          </table:table-cell>
          <table:table-cell table:style-name="ce18" table:formula="of:=AVERAGE([Overview.B528:.KK528])" office:value-type="float" office:value="68.2435897435897">
            <text:p>68,2435897436</text:p>
          </table:table-cell>
          <table:table-cell table:style-name="ce18" table:formula="of:=AVERAGE([Overview.B549:.KK549])" office:value-type="float" office:value="8.7948717948718">
            <text:p>8,7948717949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4.36842105263158">
            <text:p>4,3684210526</text:p>
          </table:table-cell>
          <table:table-cell table:style-name="ce7" table:formula="of:=AVERAGE([Overview.B67:.KK67])" office:value-type="float" office:value="70.0526315789474">
            <text:p>70,0526315789</text:p>
          </table:table-cell>
          <table:table-cell table:style-name="ce7" table:formula="of:=AVERAGE([Overview.B88:.KK88])" office:value-type="float" office:value="747.894736842105">
            <text:p>747,8947368421</text:p>
          </table:table-cell>
          <table:table-cell table:style-name="ce7" table:formula="of:=AVERAGE([Overview.B109:.KK109])" office:value-type="float" office:value="88.4210526315789">
            <text:p>88,4210526316</text:p>
          </table:table-cell>
          <table:table-cell table:style-name="ce7" table:formula="of:=AVERAGE([Overview.B130:.KK130])" office:value-type="float" office:value="7.15789473684211">
            <text:p>7,1578947368</text:p>
          </table:table-cell>
          <table:table-cell table:style-name="ce9" table:formula="of:=AVERAGE([Overview.B151:.KK151])" office:value-type="float" office:value="4.65625">
            <text:p>4,65625</text:p>
          </table:table-cell>
          <table:table-cell table:style-name="ce9" table:formula="of:=AVERAGE([Overview.B172:.KK172])" office:value-type="float" office:value="84.5">
            <text:p>84,5</text:p>
          </table:table-cell>
          <table:table-cell table:style-name="ce9" table:formula="of:=AVERAGE([Overview.B193:.KK193])" office:value-type="float" office:value="811.09375">
            <text:p>811,09375</text:p>
          </table:table-cell>
          <table:table-cell table:style-name="ce9" table:formula="of:=AVERAGE([Overview.B214:.KK214])" office:value-type="float" office:value="83">
            <text:p>83</text:p>
          </table:table-cell>
          <table:table-cell table:style-name="ce9" table:formula="of:=AVERAGE([Overview.B235:.KK235])" office:value-type="float" office:value="12.0625">
            <text:p>12,0625</text:p>
          </table:table-cell>
          <table:table-cell table:style-name="ce11" table:formula="of:=AVERAGE([Overview.B256:.KK256])" office:value-type="float" office:value="5.54054054054054">
            <text:p>5,5405405405</text:p>
          </table:table-cell>
          <table:table-cell table:style-name="ce11" table:formula="of:=AVERAGE([Overview.B277:.KK277])" office:value-type="float" office:value="104.72972972973">
            <text:p>104,7297297297</text:p>
          </table:table-cell>
          <table:table-cell table:style-name="ce11" table:formula="of:=AVERAGE([Overview.B298:.KK298])" office:value-type="float" office:value="989.594594594595">
            <text:p>989,5945945946</text:p>
          </table:table-cell>
          <table:table-cell table:style-name="ce11" table:formula="of:=AVERAGE([Overview.B319:.KK319])" office:value-type="float" office:value="96.6756756756757">
            <text:p>96,6756756757</text:p>
          </table:table-cell>
          <table:table-cell table:style-name="ce11" table:formula="of:=AVERAGE([Overview.B340:.KK340])" office:value-type="float" office:value="10.3243243243243">
            <text:p>10,3243243243</text:p>
          </table:table-cell>
          <table:table-cell table:style-name="ce13" table:formula="of:=AVERAGE([Overview.B361:.KK361])" office:value-type="float" office:value="4.2093023255814">
            <text:p>4,2093023256</text:p>
          </table:table-cell>
          <table:table-cell table:style-name="ce13" table:formula="of:=AVERAGE([Overview.B382:.KK382])" office:value-type="float" office:value="75.1395348837209">
            <text:p>75,1395348837</text:p>
          </table:table-cell>
          <table:table-cell table:style-name="ce13" table:formula="of:=AVERAGE([Overview.B403:.KK403])" office:value-type="float" office:value="656.860465116279">
            <text:p>656,8604651163</text:p>
          </table:table-cell>
          <table:table-cell table:style-name="ce13" table:formula="of:=AVERAGE([Overview.B424:.KK424])" office:value-type="float" office:value="73.3488372093023">
            <text:p>73,3488372093</text:p>
          </table:table-cell>
          <table:table-cell table:style-name="ce13" table:formula="of:=AVERAGE([Overview.B445:.KK445])" office:value-type="float" office:value="17.1162790697674">
            <text:p>17,1162790698</text:p>
          </table:table-cell>
          <table:table-cell table:style-name="ce18" table:formula="of:=AVERAGE([Overview.B466:.KK466])" office:value-type="float" office:value="4.3859649122807">
            <text:p>4,3859649123</text:p>
          </table:table-cell>
          <table:table-cell table:style-name="ce18" table:formula="of:=AVERAGE([Overview.B487:.KK487])" office:value-type="float" office:value="77.9473684210526">
            <text:p>77,9473684211</text:p>
          </table:table-cell>
          <table:table-cell table:style-name="ce18" table:formula="of:=AVERAGE([Overview.B508:.KK508])" office:value-type="float" office:value="736.228070175439">
            <text:p>736,2280701754</text:p>
          </table:table-cell>
          <table:table-cell table:style-name="ce18" table:formula="of:=AVERAGE([Overview.B529:.KK529])" office:value-type="float" office:value="84.280701754386">
            <text:p>84,2807017544</text:p>
          </table:table-cell>
          <table:table-cell table:style-name="ce18" table:formula="of:=AVERAGE([Overview.B550:.KK550])" office:value-type="float" office:value="9.75438596491228">
            <text:p>9,7543859649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4.47058823529412">
            <text:p>4,4705882353</text:p>
          </table:table-cell>
          <table:table-cell table:style-name="ce7" table:formula="of:=AVERAGE([Overview.B68:.KK68])" office:value-type="float" office:value="90.7058823529412">
            <text:p>90,7058823529</text:p>
          </table:table-cell>
          <table:table-cell table:style-name="ce7" table:formula="of:=AVERAGE([Overview.B89:.KK89])" office:value-type="float" office:value="851.470588235294">
            <text:p>851,4705882353</text:p>
          </table:table-cell>
          <table:table-cell table:style-name="ce7" table:formula="of:=AVERAGE([Overview.B110:.KK110])" office:value-type="float" office:value="99.1176470588235">
            <text:p>99,1176470588</text:p>
          </table:table-cell>
          <table:table-cell table:style-name="ce7" table:formula="of:=AVERAGE([Overview.B131:.KK131])" office:value-type="float" office:value="6.73529411764706">
            <text:p>6,7352941176</text:p>
          </table:table-cell>
          <table:table-cell table:style-name="ce9" table:formula="of:=AVERAGE([Overview.B152:.KK152])" office:value-type="float" office:value="4.64814814814815">
            <text:p>4,6481481481</text:p>
          </table:table-cell>
          <table:table-cell table:style-name="ce9" table:formula="of:=AVERAGE([Overview.B173:.KK173])" office:value-type="float" office:value="104.574074074074">
            <text:p>104,5740740741</text:p>
          </table:table-cell>
          <table:table-cell table:style-name="ce9" table:formula="of:=AVERAGE([Overview.B194:.KK194])" office:value-type="float" office:value="1147.87037037037">
            <text:p>1147,8703703704</text:p>
          </table:table-cell>
          <table:table-cell table:style-name="ce9" table:formula="of:=AVERAGE([Overview.B215:.KK215])" office:value-type="float" office:value="106.703703703704">
            <text:p>106,7037037037</text:p>
          </table:table-cell>
          <table:table-cell table:style-name="ce9" table:formula="of:=AVERAGE([Overview.B236:.KK236])" office:value-type="float" office:value="10.6296296296296">
            <text:p>10,6296296296</text:p>
          </table:table-cell>
          <table:table-cell table:style-name="ce11" table:formula="of:=AVERAGE([Overview.B257:.KK257])" office:value-type="float" office:value="4.97959183673469">
            <text:p>4,9795918367</text:p>
          </table:table-cell>
          <table:table-cell table:style-name="ce11" table:formula="of:=AVERAGE([Overview.B278:.KK278])" office:value-type="float" office:value="112.571428571429">
            <text:p>112,5714285714</text:p>
          </table:table-cell>
          <table:table-cell table:style-name="ce11" table:formula="of:=AVERAGE([Overview.B299:.KK299])" office:value-type="float" office:value="1338.0612244898">
            <text:p>1338,0612244898</text:p>
          </table:table-cell>
          <table:table-cell table:style-name="ce11" table:formula="of:=AVERAGE([Overview.B320:.KK320])" office:value-type="float" office:value="122.877551020408">
            <text:p>122,8775510204</text:p>
          </table:table-cell>
          <table:table-cell table:style-name="ce11" table:formula="of:=AVERAGE([Overview.B341:.KK341])" office:value-type="float" office:value="12.2448979591837">
            <text:p>12,2448979592</text:p>
          </table:table-cell>
          <table:table-cell table:style-name="ce13" table:formula="of:=AVERAGE([Overview.B362:.KK362])" office:value-type="float" office:value="4.93055555555556">
            <text:p>4,9305555556</text:p>
          </table:table-cell>
          <table:table-cell table:style-name="ce13" table:formula="of:=AVERAGE([Overview.B383:.KK383])" office:value-type="float" office:value="92.625">
            <text:p>92,625</text:p>
          </table:table-cell>
          <table:table-cell table:style-name="ce13" table:formula="of:=AVERAGE([Overview.B404:.KK404])" office:value-type="float" office:value="772.5">
            <text:p>772,5</text:p>
          </table:table-cell>
          <table:table-cell table:style-name="ce13" table:formula="of:=AVERAGE([Overview.B425:.KK425])" office:value-type="float" office:value="88.0138888888889">
            <text:p>88,0138888889</text:p>
          </table:table-cell>
          <table:table-cell table:style-name="ce13" table:formula="of:=AVERAGE([Overview.B446:.KK446])" office:value-type="float" office:value="13.2083333333333">
            <text:p>13,2083333333</text:p>
          </table:table-cell>
          <table:table-cell table:style-name="ce18" table:formula="of:=AVERAGE([Overview.B467:.KK467])" office:value-type="float" office:value="4.7">
            <text:p>4,7</text:p>
          </table:table-cell>
          <table:table-cell table:style-name="ce18" table:formula="of:=AVERAGE([Overview.B488:.KK488])" office:value-type="float" office:value="87.6785714285714">
            <text:p>87,6785714286</text:p>
          </table:table-cell>
          <table:table-cell table:style-name="ce18" table:formula="of:=AVERAGE([Overview.B509:.KK509])" office:value-type="float" office:value="831.571428571429">
            <text:p>831,5714285714</text:p>
          </table:table-cell>
          <table:table-cell table:style-name="ce18" table:formula="of:=AVERAGE([Overview.B530:.KK530])" office:value-type="float" office:value="90.8857142857143">
            <text:p>90,8857142857</text:p>
          </table:table-cell>
          <table:table-cell table:style-name="ce18" table:formula="of:=AVERAGE([Overview.B551:.KK551])" office:value-type="float" office:value="11.05">
            <text:p>11,05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6.88888888888889">
            <text:p>6,8888888889</text:p>
          </table:table-cell>
          <table:table-cell table:style-name="ce7" table:formula="of:=AVERAGE([Overview.B69:.KK69])" office:value-type="float" office:value="137.222222222222">
            <text:p>137,2222222222</text:p>
          </table:table-cell>
          <table:table-cell table:style-name="ce7" table:formula="of:=AVERAGE([Overview.B90:.KK90])" office:value-type="float" office:value="747.222222222222">
            <text:p>747,2222222222</text:p>
          </table:table-cell>
          <table:table-cell table:style-name="ce7" table:formula="of:=AVERAGE([Overview.B111:.KK111])" office:value-type="float" office:value="77.1111111111111">
            <text:p>77,1111111111</text:p>
          </table:table-cell>
          <table:table-cell table:style-name="ce7" table:formula="of:=AVERAGE([Overview.B132:.KK132])" office:value-type="float" office:value="20.5555555555556">
            <text:p>20,5555555556</text:p>
          </table:table-cell>
          <table:table-cell table:style-name="ce9" table:formula="of:=AVERAGE([Overview.B153:.KK153])" office:value-type="float" office:value="6.54545454545455">
            <text:p>6,5454545455</text:p>
          </table:table-cell>
          <table:table-cell table:style-name="ce9" table:formula="of:=AVERAGE([Overview.B174:.KK174])" office:value-type="float" office:value="161.909090909091">
            <text:p>161,9090909091</text:p>
          </table:table-cell>
          <table:table-cell table:style-name="ce9" table:formula="of:=AVERAGE([Overview.B195:.KK195])" office:value-type="float" office:value="1291.81818181818">
            <text:p>1291,8181818182</text:p>
          </table:table-cell>
          <table:table-cell table:style-name="ce9" table:formula="of:=AVERAGE([Overview.B216:.KK216])" office:value-type="float" office:value="107.818181818182">
            <text:p>107,8181818182</text:p>
          </table:table-cell>
          <table:table-cell table:style-name="ce9" table:formula="of:=AVERAGE([Overview.B237:.KK237])" office:value-type="float" office:value="20.4545454545455">
            <text:p>20,4545454545</text:p>
          </table:table-cell>
          <table:table-cell table:style-name="ce11" table:formula="of:=AVERAGE([Overview.B258:.KK258])" office:value-type="float" office:value="6.16666666666667">
            <text:p>6,1666666667</text:p>
          </table:table-cell>
          <table:table-cell table:style-name="ce11" table:formula="of:=AVERAGE([Overview.B279:.KK279])" office:value-type="float" office:value="135.833333333333">
            <text:p>135,8333333333</text:p>
          </table:table-cell>
          <table:table-cell table:style-name="ce11" table:formula="of:=AVERAGE([Overview.B300:.KK300])" office:value-type="float" office:value="1902.5">
            <text:p>1902,5</text:p>
          </table:table-cell>
          <table:table-cell table:style-name="ce11" table:formula="of:=AVERAGE([Overview.B321:.KK321])" office:value-type="float" office:value="164.666666666667">
            <text:p>164,6666666667</text:p>
          </table:table-cell>
          <table:table-cell table:style-name="ce11" table:formula="of:=AVERAGE([Overview.B342:.KK342])" office:value-type="float" office:value="15.1666666666667">
            <text:p>15,1666666667</text:p>
          </table:table-cell>
          <table:table-cell table:style-name="ce13" table:formula="of:=AVERAGE([Overview.B363:.KK363])" office:value-type="float" office:value="6">
            <text:p>6</text:p>
          </table:table-cell>
          <table:table-cell table:style-name="ce13" table:formula="of:=AVERAGE([Overview.B384:.KK384])" office:value-type="float" office:value="128.333333333333">
            <text:p>128,3333333333</text:p>
          </table:table-cell>
          <table:table-cell table:style-name="ce13" table:formula="of:=AVERAGE([Overview.B405:.KK405])" office:value-type="float" office:value="934.166666666667">
            <text:p>934,1666666667</text:p>
          </table:table-cell>
          <table:table-cell table:style-name="ce13" table:formula="of:=AVERAGE([Overview.B426:.KK426])" office:value-type="float" office:value="106.5">
            <text:p>106,5</text:p>
          </table:table-cell>
          <table:table-cell table:style-name="ce13" table:formula="of:=AVERAGE([Overview.B447:.KK447])" office:value-type="float" office:value="14.9166666666667">
            <text:p>14,9166666667</text:p>
          </table:table-cell>
          <table:table-cell table:style-name="ce18" table:formula="of:=AVERAGE([Overview.B468:.KK468])" office:value-type="float" office:value="5.44444444444444">
            <text:p>5,4444444444</text:p>
          </table:table-cell>
          <table:table-cell table:style-name="ce18" table:formula="of:=AVERAGE([Overview.B489:.KK489])" office:value-type="float" office:value="108.925925925926">
            <text:p>108,9259259259</text:p>
          </table:table-cell>
          <table:table-cell table:style-name="ce18" table:formula="of:=AVERAGE([Overview.B510:.KK510])" office:value-type="float" office:value="1068.7037037037">
            <text:p>1068,7037037037</text:p>
          </table:table-cell>
          <table:table-cell table:style-name="ce18" table:formula="of:=AVERAGE([Overview.B531:.KK531])" office:value-type="float" office:value="115.296296296296">
            <text:p>115,2962962963</text:p>
          </table:table-cell>
          <table:table-cell table:style-name="ce18" table:formula="of:=AVERAGE([Overview.B552:.KK552])" office:value-type="float" office:value="9.07407407407407">
            <text:p>9,0740740741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5.5609756097561">
            <text:p>5,5609756098</text:p>
          </table:table-cell>
          <table:table-cell table:style-name="ce7" table:formula="of:=AVERAGE([Overview.B70:.KK70])" office:value-type="float" office:value="124.536585365854">
            <text:p>124,5365853659</text:p>
          </table:table-cell>
          <table:table-cell table:style-name="ce7" table:formula="of:=AVERAGE([Overview.B91:.KK91])" office:value-type="float" office:value="1237.92682926829">
            <text:p>1237,9268292683</text:p>
          </table:table-cell>
          <table:table-cell table:style-name="ce7" table:formula="of:=AVERAGE([Overview.B112:.KK112])" office:value-type="float" office:value="112.80487804878">
            <text:p>112,8048780488</text:p>
          </table:table-cell>
          <table:table-cell table:style-name="ce7" table:formula="of:=AVERAGE([Overview.B133:.KK133])" office:value-type="float" office:value="13.7560975609756">
            <text:p>13,756097561</text:p>
          </table:table-cell>
          <table:table-cell table:style-name="ce9" table:formula="of:=AVERAGE([Overview.B154:.KK154])" office:value-type="float" office:value="8.19230769230769">
            <text:p>8,1923076923</text:p>
          </table:table-cell>
          <table:table-cell table:style-name="ce9" table:formula="of:=AVERAGE([Overview.B175:.KK175])" office:value-type="float" office:value="209.076923076923">
            <text:p>209,0769230769</text:p>
          </table:table-cell>
          <table:table-cell table:style-name="ce9" table:formula="of:=AVERAGE([Overview.B196:.KK196])" office:value-type="float" office:value="1786.53846153846">
            <text:p>1786,5384615385</text:p>
          </table:table-cell>
          <table:table-cell table:style-name="ce9" table:formula="of:=AVERAGE([Overview.B217:.KK217])" office:value-type="float" office:value="127.769230769231">
            <text:p>127,7692307692</text:p>
          </table:table-cell>
          <table:table-cell table:style-name="ce9" table:formula="of:=AVERAGE([Overview.B238:.KK238])" office:value-type="float" office:value="13.3076923076923">
            <text:p>13,3076923077</text:p>
          </table:table-cell>
          <table:table-cell table:style-name="ce11" table:formula="of:=AVERAGE([Overview.B259:.KK259])" office:value-type="float" office:value="6.58974358974359">
            <text:p>6,5897435897</text:p>
          </table:table-cell>
          <table:table-cell table:style-name="ce11" table:formula="of:=AVERAGE([Overview.B280:.KK280])" office:value-type="float" office:value="161.333333333333">
            <text:p>161,3333333333</text:p>
          </table:table-cell>
          <table:table-cell table:style-name="ce11" table:formula="of:=AVERAGE([Overview.B301:.KK301])" office:value-type="float" office:value="1681.53846153846">
            <text:p>1681,5384615385</text:p>
          </table:table-cell>
          <table:table-cell table:style-name="ce11" table:formula="of:=AVERAGE([Overview.B322:.KK322])" office:value-type="float" office:value="138.205128205128">
            <text:p>138,2051282051</text:p>
          </table:table-cell>
          <table:table-cell table:style-name="ce11" table:formula="of:=AVERAGE([Overview.B343:.KK343])" office:value-type="float" office:value="14.6666666666667">
            <text:p>14,6666666667</text:p>
          </table:table-cell>
          <table:table-cell table:style-name="ce13" table:formula="of:=AVERAGE([Overview.B364:.KK364])" office:value-type="float" office:value="6.27692307692308">
            <text:p>6,2769230769</text:p>
          </table:table-cell>
          <table:table-cell table:style-name="ce13" table:formula="of:=AVERAGE([Overview.B385:.KK385])" office:value-type="float" office:value="135.938461538462">
            <text:p>135,9384615385</text:p>
          </table:table-cell>
          <table:table-cell table:style-name="ce13" table:formula="of:=AVERAGE([Overview.B406:.KK406])" office:value-type="float" office:value="1137.61538461538">
            <text:p>1137,6153846154</text:p>
          </table:table-cell>
          <table:table-cell table:style-name="ce13" table:formula="of:=AVERAGE([Overview.B427:.KK427])" office:value-type="float" office:value="102.753846153846">
            <text:p>102,7538461538</text:p>
          </table:table-cell>
          <table:table-cell table:style-name="ce13" table:formula="of:=AVERAGE([Overview.B448:.KK448])" office:value-type="float" office:value="18">
            <text:p>18</text:p>
          </table:table-cell>
          <table:table-cell table:style-name="ce18" table:formula="of:=AVERAGE([Overview.B469:.KK469])" office:value-type="float" office:value="6.07971014492754">
            <text:p>6,0797101449</text:p>
          </table:table-cell>
          <table:table-cell table:style-name="ce18" table:formula="of:=AVERAGE([Overview.B490:.KK490])" office:value-type="float" office:value="134.413043478261">
            <text:p>134,4130434783</text:p>
          </table:table-cell>
          <table:table-cell table:style-name="ce18" table:formula="of:=AVERAGE([Overview.B511:.KK511])" office:value-type="float" office:value="1236.84782608696">
            <text:p>1236,847826087</text:p>
          </table:table-cell>
          <table:table-cell table:style-name="ce18" table:formula="of:=AVERAGE([Overview.B532:.KK532])" office:value-type="float" office:value="111.884057971015">
            <text:p>111,884057971</text:p>
          </table:table-cell>
          <table:table-cell table:style-name="ce18" table:formula="of:=AVERAGE([Overview.B553:.KK553])" office:value-type="float" office:value="12.7463768115942">
            <text:p>12,7463768116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7.12765957446809">
            <text:p>7,1276595745</text:p>
          </table:table-cell>
          <table:table-cell table:style-name="ce7" table:formula="of:=AVERAGE([Overview.B71:.KK71])" office:value-type="float" office:value="156.255319148936">
            <text:p>156,2553191489</text:p>
          </table:table-cell>
          <table:table-cell table:style-name="ce7" table:formula="of:=AVERAGE([Overview.B92:.KK92])" office:value-type="float" office:value="1414.78723404255">
            <text:p>1414,7872340426</text:p>
          </table:table-cell>
          <table:table-cell table:style-name="ce7" table:formula="of:=AVERAGE([Overview.B113:.KK113])" office:value-type="float" office:value="128.68085106383">
            <text:p>128,6808510638</text:p>
          </table:table-cell>
          <table:table-cell table:style-name="ce7" table:formula="of:=AVERAGE([Overview.B134:.KK134])" office:value-type="float" office:value="11.0851063829787">
            <text:p>11,085106383</text:p>
          </table:table-cell>
          <table:table-cell table:style-name="ce9" table:formula="of:=AVERAGE([Overview.B155:.KK155])" office:value-type="float" office:value="6.42105263157895">
            <text:p>6,4210526316</text:p>
          </table:table-cell>
          <table:table-cell table:style-name="ce9" table:formula="of:=AVERAGE([Overview.B176:.KK176])" office:value-type="float" office:value="155.684210526316">
            <text:p>155,6842105263</text:p>
          </table:table-cell>
          <table:table-cell table:style-name="ce9" table:formula="of:=AVERAGE([Overview.B197:.KK197])" office:value-type="float" office:value="1659.82456140351">
            <text:p>1659,8245614035</text:p>
          </table:table-cell>
          <table:table-cell table:style-name="ce9" table:formula="of:=AVERAGE([Overview.B218:.KK218])" office:value-type="float" office:value="129.508771929825">
            <text:p>129,5087719298</text:p>
          </table:table-cell>
          <table:table-cell table:style-name="ce9" table:formula="of:=AVERAGE([Overview.B239:.KK239])" office:value-type="float" office:value="17.0175438596491">
            <text:p>17,0175438596</text:p>
          </table:table-cell>
          <table:table-cell table:style-name="ce11" table:formula="of:=AVERAGE([Overview.B260:.KK260])" office:value-type="float" office:value="7.15094339622642">
            <text:p>7,1509433962</text:p>
          </table:table-cell>
          <table:table-cell table:style-name="ce11" table:formula="of:=AVERAGE([Overview.B281:.KK281])" office:value-type="float" office:value="169.358490566038">
            <text:p>169,358490566</text:p>
          </table:table-cell>
          <table:table-cell table:style-name="ce11" table:formula="of:=AVERAGE([Overview.B302:.KK302])" office:value-type="float" office:value="1744.90566037736">
            <text:p>1744,9056603774</text:p>
          </table:table-cell>
          <table:table-cell table:style-name="ce11" table:formula="of:=AVERAGE([Overview.B323:.KK323])" office:value-type="float" office:value="143.509433962264">
            <text:p>143,5094339623</text:p>
          </table:table-cell>
          <table:table-cell table:style-name="ce11" table:formula="of:=AVERAGE([Overview.B344:.KK344])" office:value-type="float" office:value="10.9811320754717">
            <text:p>10,9811320755</text:p>
          </table:table-cell>
          <table:table-cell table:style-name="ce13" table:formula="of:=AVERAGE([Overview.B365:.KK365])" office:value-type="float" office:value="9.16">
            <text:p>9,16</text:p>
          </table:table-cell>
          <table:table-cell table:style-name="ce13" table:formula="of:=AVERAGE([Overview.B386:.KK386])" office:value-type="float" office:value="201.8">
            <text:p>201,8</text:p>
          </table:table-cell>
          <table:table-cell table:style-name="ce13" table:formula="of:=AVERAGE([Overview.B407:.KK407])" office:value-type="float" office:value="1221.86666666667">
            <text:p>1221,8666666667</text:p>
          </table:table-cell>
          <table:table-cell table:style-name="ce13" table:formula="of:=AVERAGE([Overview.B428:.KK428])" office:value-type="float" office:value="111.853333333333">
            <text:p>111,8533333333</text:p>
          </table:table-cell>
          <table:table-cell table:style-name="ce13" table:formula="of:=AVERAGE([Overview.B449:.KK449])" office:value-type="float" office:value="14.36">
            <text:p>14,36</text:p>
          </table:table-cell>
          <table:table-cell table:style-name="ce18" table:formula="of:=AVERAGE([Overview.B470:.KK470])" office:value-type="float" office:value="6.74336283185841">
            <text:p>6,7433628319</text:p>
          </table:table-cell>
          <table:table-cell table:style-name="ce18" table:formula="of:=AVERAGE([Overview.B491:.KK491])" office:value-type="float" office:value="156.929203539823">
            <text:p>156,9292035398</text:p>
          </table:table-cell>
          <table:table-cell table:style-name="ce18" table:formula="of:=AVERAGE([Overview.B512:.KK512])" office:value-type="float" office:value="1463.45132743363">
            <text:p>1463,4513274336</text:p>
          </table:table-cell>
          <table:table-cell table:style-name="ce18" table:formula="of:=AVERAGE([Overview.B533:.KK533])" office:value-type="float" office:value="123.522123893805">
            <text:p>123,5221238938</text:p>
          </table:table-cell>
          <table:table-cell table:style-name="ce18" table:formula="of:=AVERAGE([Overview.B554:.KK554])" office:value-type="float" office:value="16.3097345132743">
            <text:p>16,3097345133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7.61111111111111">
            <text:p>7,6111111111</text:p>
          </table:table-cell>
          <table:table-cell table:style-name="ce7" table:formula="of:=AVERAGE([Overview.B72:.KK72])" office:value-type="float" office:value="182.055555555556">
            <text:p>182,0555555556</text:p>
          </table:table-cell>
          <table:table-cell table:style-name="ce7" table:formula="of:=AVERAGE([Overview.B93:.KK93])" office:value-type="float" office:value="1686.55555555556">
            <text:p>1686,5555555556</text:p>
          </table:table-cell>
          <table:table-cell table:style-name="ce7" table:formula="of:=AVERAGE([Overview.B114:.KK114])" office:value-type="float" office:value="136.355555555556">
            <text:p>136,3555555556</text:p>
          </table:table-cell>
          <table:table-cell table:style-name="ce7" table:formula="of:=AVERAGE([Overview.B135:.KK135])" office:value-type="float" office:value="14.5777777777778">
            <text:p>14,5777777778</text:p>
          </table:table-cell>
          <table:table-cell table:style-name="ce9" table:formula="of:=AVERAGE([Overview.B156:.KK156])" office:value-type="float" office:value="7.4">
            <text:p>7,4</text:p>
          </table:table-cell>
          <table:table-cell table:style-name="ce9" table:formula="of:=AVERAGE([Overview.B177:.KK177])" office:value-type="float" office:value="184.081818181818">
            <text:p>184,0818181818</text:p>
          </table:table-cell>
          <table:table-cell table:style-name="ce9" table:formula="of:=AVERAGE([Overview.B198:.KK198])" office:value-type="float" office:value="1978.63636363636">
            <text:p>1978,6363636364</text:p>
          </table:table-cell>
          <table:table-cell table:style-name="ce9" table:formula="of:=AVERAGE([Overview.B219:.KK219])" office:value-type="float" office:value="145.154545454545">
            <text:p>145,1545454545</text:p>
          </table:table-cell>
          <table:table-cell table:style-name="ce9" table:formula="of:=AVERAGE([Overview.B240:.KK240])" office:value-type="float" office:value="14.7909090909091">
            <text:p>14,7909090909</text:p>
          </table:table-cell>
          <table:table-cell table:style-name="ce11" table:formula="of:=AVERAGE([Overview.B261:.KK261])" office:value-type="float" office:value="7.26612903225806">
            <text:p>7,2661290323</text:p>
          </table:table-cell>
          <table:table-cell table:style-name="ce11" table:formula="of:=AVERAGE([Overview.B282:.KK282])" office:value-type="float" office:value="180.112903225806">
            <text:p>180,1129032258</text:p>
          </table:table-cell>
          <table:table-cell table:style-name="ce11" table:formula="of:=AVERAGE([Overview.B303:.KK303])" office:value-type="float" office:value="1928.42741935484">
            <text:p>1928,4274193548</text:p>
          </table:table-cell>
          <table:table-cell table:style-name="ce11" table:formula="of:=AVERAGE([Overview.B324:.KK324])" office:value-type="float" office:value="151.911290322581">
            <text:p>151,9112903226</text:p>
          </table:table-cell>
          <table:table-cell table:style-name="ce11" table:formula="of:=AVERAGE([Overview.B345:.KK345])" office:value-type="float" office:value="15.1209677419355">
            <text:p>15,1209677419</text:p>
          </table:table-cell>
          <table:table-cell table:style-name="ce13" table:formula="of:=AVERAGE([Overview.B366:.KK366])" office:value-type="float" office:value="7.85333333333333">
            <text:p>7,8533333333</text:p>
          </table:table-cell>
          <table:table-cell table:style-name="ce13" table:formula="of:=AVERAGE([Overview.B387:.KK387])" office:value-type="float" office:value="185.266666666667">
            <text:p>185,2666666667</text:p>
          </table:table-cell>
          <table:table-cell table:style-name="ce13" table:formula="of:=AVERAGE([Overview.B408:.KK408])" office:value-type="float" office:value="1584.9">
            <text:p>1584,9</text:p>
          </table:table-cell>
          <table:table-cell table:style-name="ce13" table:formula="of:=AVERAGE([Overview.B429:.KK429])" office:value-type="float" office:value="127.773333333333">
            <text:p>127,7733333333</text:p>
          </table:table-cell>
          <table:table-cell table:style-name="ce13" table:formula="of:=AVERAGE([Overview.B450:.KK450])" office:value-type="float" office:value="18.26">
            <text:p>18,26</text:p>
          </table:table-cell>
          <table:table-cell table:style-name="ce18" table:formula="of:=AVERAGE([Overview.B471:.KK471])" office:value-type="float" office:value="7.17125382262997">
            <text:p>7,1712538226</text:p>
          </table:table-cell>
          <table:table-cell table:style-name="ce18" table:formula="of:=AVERAGE([Overview.B492:.KK492])" office:value-type="float" office:value="174.975535168196">
            <text:p>174,9755351682</text:p>
          </table:table-cell>
          <table:table-cell table:style-name="ce18" table:formula="of:=AVERAGE([Overview.B513:.KK513])" office:value-type="float" office:value="1739.64831804281">
            <text:p>1739,6483180428</text:p>
          </table:table-cell>
          <table:table-cell table:style-name="ce18" table:formula="of:=AVERAGE([Overview.B534:.KK534])" office:value-type="float" office:value="137.067278287462">
            <text:p>137,0672782875</text:p>
          </table:table-cell>
          <table:table-cell table:style-name="ce18" table:formula="of:=AVERAGE([Overview.B555:.KK555])" office:value-type="float" office:value="14.8899082568807">
            <text:p>14,8899082569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7.73381294964029">
            <text:p>7,7338129496</text:p>
          </table:table-cell>
          <table:table-cell table:style-name="ce7" table:formula="of:=AVERAGE([Overview.B73:.KK73])" office:value-type="float" office:value="202.985611510791">
            <text:p>202,9856115108</text:p>
          </table:table-cell>
          <table:table-cell table:style-name="ce7" table:formula="of:=AVERAGE([Overview.B94:.KK94])" office:value-type="float" office:value="1985.32374100719">
            <text:p>1985,3237410072</text:p>
          </table:table-cell>
          <table:table-cell table:style-name="ce7" table:formula="of:=AVERAGE([Overview.B115:.KK115])" office:value-type="float" office:value="149.276978417266">
            <text:p>149,2769784173</text:p>
          </table:table-cell>
          <table:table-cell table:style-name="ce7" table:formula="of:=AVERAGE([Overview.B136:.KK136])" office:value-type="float" office:value="10.5179856115108">
            <text:p>10,5179856115</text:p>
          </table:table-cell>
          <table:table-cell table:style-name="ce9" table:formula="of:=AVERAGE([Overview.B157:.KK157])" office:value-type="float" office:value="7.52">
            <text:p>7,52</text:p>
          </table:table-cell>
          <table:table-cell table:style-name="ce9" table:formula="of:=AVERAGE([Overview.B178:.KK178])" office:value-type="float" office:value="206.252307692308">
            <text:p>206,2523076923</text:p>
          </table:table-cell>
          <table:table-cell table:style-name="ce9" table:formula="of:=AVERAGE([Overview.B199:.KK199])" office:value-type="float" office:value="2170.26153846154">
            <text:p>2170,2615384615</text:p>
          </table:table-cell>
          <table:table-cell table:style-name="ce9" table:formula="of:=AVERAGE([Overview.B220:.KK220])" office:value-type="float" office:value="149.101538461538">
            <text:p>149,1015384615</text:p>
          </table:table-cell>
          <table:table-cell table:style-name="ce9" table:formula="of:=AVERAGE([Overview.B241:.KK241])" office:value-type="float" office:value="13.3723076923077">
            <text:p>13,3723076923</text:p>
          </table:table-cell>
          <table:table-cell table:style-name="ce11" table:formula="of:=AVERAGE([Overview.B262:.KK262])" office:value-type="float" office:value="7.07348242811502">
            <text:p>7,0734824281</text:p>
          </table:table-cell>
          <table:table-cell table:style-name="ce11" table:formula="of:=AVERAGE([Overview.B283:.KK283])" office:value-type="float" office:value="193.546325878594">
            <text:p>193,5463258786</text:p>
          </table:table-cell>
          <table:table-cell table:style-name="ce11" table:formula="of:=AVERAGE([Overview.B304:.KK304])" office:value-type="float" office:value="2154.4249201278">
            <text:p>2154,4249201278</text:p>
          </table:table-cell>
          <table:table-cell table:style-name="ce11" table:formula="of:=AVERAGE([Overview.B325:.KK325])" office:value-type="float" office:value="153.341853035144">
            <text:p>153,3418530351</text:p>
          </table:table-cell>
          <table:table-cell table:style-name="ce11" table:formula="of:=AVERAGE([Overview.B346:.KK346])" office:value-type="float" office:value="15.7987220447284">
            <text:p>15,7987220447</text:p>
          </table:table-cell>
          <table:table-cell table:style-name="ce13" table:formula="of:=AVERAGE([Overview.B367:.KK367])" office:value-type="float" office:value="7.89438202247191">
            <text:p>7,8943820225</text:p>
          </table:table-cell>
          <table:table-cell table:style-name="ce13" table:formula="of:=AVERAGE([Overview.B388:.KK388])" office:value-type="float" office:value="209.301123595506">
            <text:p>209,3011235955</text:p>
          </table:table-cell>
          <table:table-cell table:style-name="ce13" table:formula="of:=AVERAGE([Overview.B409:.KK409])" office:value-type="float" office:value="1905.7191011236">
            <text:p>1905,7191011236</text:p>
          </table:table-cell>
          <table:table-cell table:style-name="ce13" table:formula="of:=AVERAGE([Overview.B430:.KK430])" office:value-type="float" office:value="139.577528089888">
            <text:p>139,5775280899</text:p>
          </table:table-cell>
          <table:table-cell table:style-name="ce13" table:formula="of:=AVERAGE([Overview.B451:.KK451])" office:value-type="float" office:value="16.2292134831461">
            <text:p>16,2292134831</text:p>
          </table:table-cell>
          <table:table-cell table:style-name="ce18" table:formula="of:=AVERAGE([Overview.B472:.KK472])" office:value-type="float" office:value="7.82589285714286">
            <text:p>7,8258928571</text:p>
          </table:table-cell>
          <table:table-cell table:style-name="ce18" table:formula="of:=AVERAGE([Overview.B493:.KK493])" office:value-type="float" office:value="208.381696428571">
            <text:p>208,3816964286</text:p>
          </table:table-cell>
          <table:table-cell table:style-name="ce18" table:formula="of:=AVERAGE([Overview.B514:.KK514])" office:value-type="float" office:value="1997.421875">
            <text:p>1997,421875</text:p>
          </table:table-cell>
          <table:table-cell table:style-name="ce18" table:formula="of:=AVERAGE([Overview.B535:.KK535])" office:value-type="float" office:value="144.171875">
            <text:p>144,171875</text:p>
          </table:table-cell>
          <table:table-cell table:style-name="ce18" table:formula="of:=AVERAGE([Overview.B556:.KK556])" office:value-type="float" office:value="12.3549107142857">
            <text:p>12,3549107143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7.48885412592882">
            <text:p>7,4888541259</text:p>
          </table:table-cell>
          <table:table-cell table:style-name="ce7" table:formula="of:=AVERAGE([Overview.B74:.KK74])" office:value-type="float" office:value="220.290965975753">
            <text:p>220,2909659758</text:p>
          </table:table-cell>
          <table:table-cell table:style-name="ce7" table:formula="of:=AVERAGE([Overview.B95:.KK95])" office:value-type="float" office:value="2323.18537348455">
            <text:p>2323,1853734846</text:p>
          </table:table-cell>
          <table:table-cell table:style-name="ce7" table:formula="of:=AVERAGE([Overview.B116:.KK116])" office:value-type="float" office:value="156.459522878373">
            <text:p>156,4595228784</text:p>
          </table:table-cell>
          <table:table-cell table:style-name="ce7" table:formula="of:=AVERAGE([Overview.B137:.KK137])" office:value-type="float" office:value="14.6069612827532">
            <text:p>14,6069612828</text:p>
          </table:table-cell>
          <table:table-cell table:style-name="ce9" table:formula="of:=AVERAGE([Overview.B158:.KK158])" office:value-type="float" office:value="7.9078554855817">
            <text:p>7,9078554856</text:p>
          </table:table-cell>
          <table:table-cell table:style-name="ce9" table:formula="of:=AVERAGE([Overview.B179:.KK179])" office:value-type="float" office:value="227.846204839244">
            <text:p>227,8462048392</text:p>
          </table:table-cell>
          <table:table-cell table:style-name="ce9" table:formula="of:=AVERAGE([Overview.B200:.KK200])" office:value-type="float" office:value="2448.45707656613">
            <text:p>2448,4570765661</text:p>
          </table:table-cell>
          <table:table-cell table:style-name="ce9" table:formula="of:=AVERAGE([Overview.B221:.KK221])" office:value-type="float" office:value="161.28637719589">
            <text:p>161,2863771959</text:p>
          </table:table-cell>
          <table:table-cell table:style-name="ce9" table:formula="of:=AVERAGE([Overview.B242:.KK242])" office:value-type="float" office:value="13.6171693735499">
            <text:p>13,6171693735</text:p>
          </table:table-cell>
          <table:table-cell table:style-name="ce11" table:formula="of:=AVERAGE([Overview.B263:.KK263])" office:value-type="float" office:value="7.34454050592379">
            <text:p>7,3445405059</text:p>
          </table:table-cell>
          <table:table-cell table:style-name="ce11" table:formula="of:=AVERAGE([Overview.B284:.KK284])" office:value-type="float" office:value="213.943643932117">
            <text:p>213,9436439321</text:p>
          </table:table-cell>
          <table:table-cell table:style-name="ce11" table:formula="of:=AVERAGE([Overview.B305:.KK305])" office:value-type="float" office:value="2445.06724303554">
            <text:p>2445,0672430355</text:p>
          </table:table-cell>
          <table:table-cell table:style-name="ce11" table:formula="of:=AVERAGE([Overview.B326:.KK326])" office:value-type="float" office:value="165.192763368556">
            <text:p>165,1927633686</text:p>
          </table:table-cell>
          <table:table-cell table:style-name="ce11" table:formula="of:=AVERAGE([Overview.B347:.KK347])" office:value-type="float" office:value="15.8216458533461">
            <text:p>15,8216458533</text:p>
          </table:table-cell>
          <table:table-cell table:style-name="ce13" table:formula="of:=AVERAGE([Overview.B368:.KK368])" office:value-type="float" office:value="7.99755680430002">
            <text:p>7,9975568043</text:p>
          </table:table-cell>
          <table:table-cell table:style-name="ce13" table:formula="of:=AVERAGE([Overview.B389:.KK389])" office:value-type="float" office:value="232.98387490838">
            <text:p>232,9838749084</text:p>
          </table:table-cell>
          <table:table-cell table:style-name="ce13" table:formula="of:=AVERAGE([Overview.B410:.KK410])" office:value-type="float" office:value="2277.05594918153">
            <text:p>2277,0559491815</text:p>
          </table:table-cell>
          <table:table-cell table:style-name="ce13" table:formula="of:=AVERAGE([Overview.B431:.KK431])" office:value-type="float" office:value="152.753481553872">
            <text:p>152,7534815539</text:p>
          </table:table-cell>
          <table:table-cell table:style-name="ce13" table:formula="of:=AVERAGE([Overview.B452:.KK452])" office:value-type="float" office:value="17.5409235279746">
            <text:p>17,540923528</text:p>
          </table:table-cell>
          <table:table-cell table:style-name="ce18" table:formula="of:=AVERAGE([Overview.B473:.KK473])" office:value-type="float" office:value="7.65653008962868">
            <text:p>7,6565300896</text:p>
          </table:table-cell>
          <table:table-cell table:style-name="ce18" table:formula="of:=AVERAGE([Overview.B494:.KK494])" office:value-type="float" office:value="223.795027742211">
            <text:p>223,7950277422</text:p>
          </table:table-cell>
          <table:table-cell table:style-name="ce18" table:formula="of:=AVERAGE([Overview.B515:.KK515])" office:value-type="float" office:value="2354.1933418694">
            <text:p>2354,1933418694</text:p>
          </table:table-cell>
          <table:table-cell table:style-name="ce18" table:formula="of:=AVERAGE([Overview.B536:.KK536])" office:value-type="float" office:value="155.868224498506">
            <text:p>155,8682244985</text:p>
          </table:table-cell>
          <table:table-cell table:style-name="ce18" table:formula="of:=AVERAGE([Overview.B557:.KK557])" office:value-type="float" office:value="14.8069782330346">
            <text:p>14,806978233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7.93570451436389">
            <text:p>7,9357045144</text:p>
          </table:table-cell>
          <table:table-cell table:style-name="ce7" table:formula="of:=AVERAGE([Overview.B75:.KK75])" office:value-type="float" office:value="255.722298221614">
            <text:p>255,7222982216</text:p>
          </table:table-cell>
          <table:table-cell table:style-name="ce7" table:formula="of:=AVERAGE([Overview.B96:.KK96])" office:value-type="float" office:value="2760.89603283174">
            <text:p>2760,8960328317</text:p>
          </table:table-cell>
          <table:table-cell table:style-name="ce7" table:formula="of:=AVERAGE([Overview.B117:.KK117])" office:value-type="float" office:value="169.184678522572">
            <text:p>169,1846785226</text:p>
          </table:table-cell>
          <table:table-cell table:style-name="ce7" table:formula="of:=AVERAGE([Overview.B138:.KK138])" office:value-type="float" office:value="14.4870041039672">
            <text:p>14,487004104</text:p>
          </table:table-cell>
          <table:table-cell table:style-name="ce9" table:formula="of:=AVERAGE([Overview.B159:.KK159])" office:value-type="float" office:value="8.19642857142857">
            <text:p>8,1964285714</text:p>
          </table:table-cell>
          <table:table-cell table:style-name="ce9" table:formula="of:=AVERAGE([Overview.B180:.KK180])" office:value-type="float" office:value="255.675751879699">
            <text:p>255,6757518797</text:p>
          </table:table-cell>
          <table:table-cell table:style-name="ce9" table:formula="of:=AVERAGE([Overview.B201:.KK201])" office:value-type="float" office:value="2857.68327067669">
            <text:p>2857,6832706767</text:p>
          </table:table-cell>
          <table:table-cell table:style-name="ce9" table:formula="of:=AVERAGE([Overview.B222:.KK222])" office:value-type="float" office:value="170.566729323308">
            <text:p>170,5667293233</text:p>
          </table:table-cell>
          <table:table-cell table:style-name="ce9" table:formula="of:=AVERAGE([Overview.B243:.KK243])" office:value-type="float" office:value="16.2575187969925">
            <text:p>16,257518797</text:p>
          </table:table-cell>
          <table:table-cell table:style-name="ce11" table:formula="of:=AVERAGE([Overview.B264:.KK264])" office:value-type="float" office:value="7.68">
            <text:p>7,68</text:p>
          </table:table-cell>
          <table:table-cell table:style-name="ce11" table:formula="of:=AVERAGE([Overview.B285:.KK285])" office:value-type="float" office:value="238.890810810811">
            <text:p>238,8908108108</text:p>
          </table:table-cell>
          <table:table-cell table:style-name="ce11" table:formula="of:=AVERAGE([Overview.B306:.KK306])" office:value-type="float" office:value="2816.38918918919">
            <text:p>2816,3891891892</text:p>
          </table:table-cell>
          <table:table-cell table:style-name="ce11" table:formula="of:=AVERAGE([Overview.B327:.KK327])" office:value-type="float" office:value="176.314594594595">
            <text:p>176,3145945946</text:p>
          </table:table-cell>
          <table:table-cell table:style-name="ce11" table:formula="of:=AVERAGE([Overview.B348:.KK348])" office:value-type="float" office:value="16.6648648648649">
            <text:p>16,6648648649</text:p>
          </table:table-cell>
          <table:table-cell table:style-name="ce13" table:formula="of:=AVERAGE([Overview.B369:.KK369])" office:value-type="float" office:value="8.67749796913079">
            <text:p>8,6774979691</text:p>
          </table:table-cell>
          <table:table-cell table:style-name="ce13" table:formula="of:=AVERAGE([Overview.B390:.KK390])" office:value-type="float" office:value="277.646628757108">
            <text:p>277,6466287571</text:p>
          </table:table-cell>
          <table:table-cell table:style-name="ce13" table:formula="of:=AVERAGE([Overview.B411:.KK411])" office:value-type="float" office:value="2712.20552396426">
            <text:p>2712,2055239643</text:p>
          </table:table-cell>
          <table:table-cell table:style-name="ce13" table:formula="of:=AVERAGE([Overview.B432:.KK432])" office:value-type="float" office:value="161.037367993501">
            <text:p>161,0373679935</text:p>
          </table:table-cell>
          <table:table-cell table:style-name="ce13" table:formula="of:=AVERAGE([Overview.B453:.KK453])" office:value-type="float" office:value="18.5905767668562">
            <text:p>18,5905767669</text:p>
          </table:table-cell>
          <table:table-cell table:style-name="ce18" table:formula="of:=AVERAGE([Overview.B474:.KK474])" office:value-type="float" office:value="7.93720930232558">
            <text:p>7,9372093023</text:p>
          </table:table-cell>
          <table:table-cell table:style-name="ce18" table:formula="of:=AVERAGE([Overview.B495:.KK495])" office:value-type="float" office:value="258.210852713178">
            <text:p>258,2108527132</text:p>
          </table:table-cell>
          <table:table-cell table:style-name="ce18" table:formula="of:=AVERAGE([Overview.B516:.KK516])" office:value-type="float" office:value="2782.85465116279">
            <text:p>2782,8546511628</text:p>
          </table:table-cell>
          <table:table-cell table:style-name="ce18" table:formula="of:=AVERAGE([Overview.B537:.KK537])" office:value-type="float" office:value="165.707751937984">
            <text:p>165,707751938</text:p>
          </table:table-cell>
          <table:table-cell table:style-name="ce18" table:formula="of:=AVERAGE([Overview.B558:.KK558])" office:value-type="float" office:value="16.5767441860465">
            <text:p>16,576744186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0.3838862559242">
            <text:p>10,3838862559</text:p>
          </table:table-cell>
          <table:table-cell table:style-name="ce7" table:formula="of:=AVERAGE([Overview.B76:.KK76])" office:value-type="float" office:value="297.452606635071">
            <text:p>297,4526066351</text:p>
          </table:table-cell>
          <table:table-cell table:style-name="ce7" table:formula="of:=AVERAGE([Overview.B97:.KK97])" office:value-type="float" office:value="3179.6327014218">
            <text:p>3179,6327014218</text:p>
          </table:table-cell>
          <table:table-cell table:style-name="ce7" table:formula="of:=AVERAGE([Overview.B118:.KK118])" office:value-type="float" office:value="181.556872037915">
            <text:p>181,5568720379</text:p>
          </table:table-cell>
          <table:table-cell table:style-name="ce7" table:formula="of:=AVERAGE([Overview.B139:.KK139])" office:value-type="float" office:value="20.2227488151659">
            <text:p>20,2227488152</text:p>
          </table:table-cell>
          <table:table-cell table:style-name="ce9" table:formula="of:=AVERAGE([Overview.B160:.KK160])" office:value-type="float" office:value="10.9663677130045">
            <text:p>10,966367713</text:p>
          </table:table-cell>
          <table:table-cell table:style-name="ce9" table:formula="of:=AVERAGE([Overview.B181:.KK181])" office:value-type="float" office:value="302.121076233184">
            <text:p>302,1210762332</text:p>
          </table:table-cell>
          <table:table-cell table:style-name="ce9" table:formula="of:=AVERAGE([Overview.B202:.KK202])" office:value-type="float" office:value="3198.29596412556">
            <text:p>3198,2959641256</text:p>
          </table:table-cell>
          <table:table-cell table:style-name="ce9" table:formula="of:=AVERAGE([Overview.B223:.KK223])" office:value-type="float" office:value="184.569506726457">
            <text:p>184,5695067265</text:p>
          </table:table-cell>
          <table:table-cell table:style-name="ce9" table:formula="of:=AVERAGE([Overview.B244:.KK244])" office:value-type="float" office:value="16.7892376681614">
            <text:p>16,7892376682</text:p>
          </table:table-cell>
          <table:table-cell table:style-name="ce11" table:formula="of:=AVERAGE([Overview.B265:.KK265])" office:value-type="float" office:value="9.36314847942755">
            <text:p>9,3631484794</text:p>
          </table:table-cell>
          <table:table-cell table:style-name="ce11" table:formula="of:=AVERAGE([Overview.B286:.KK286])" office:value-type="float" office:value="260.708407871199">
            <text:p>260,7084078712</text:p>
          </table:table-cell>
          <table:table-cell table:style-name="ce11" table:formula="of:=AVERAGE([Overview.B307:.KK307])" office:value-type="float" office:value="3197.97853309481">
            <text:p>3197,9785330948</text:p>
          </table:table-cell>
          <table:table-cell table:style-name="ce11" table:formula="of:=AVERAGE([Overview.B328:.KK328])" office:value-type="float" office:value="192.080500894454">
            <text:p>192,0805008945</text:p>
          </table:table-cell>
          <table:table-cell table:style-name="ce11" table:formula="of:=AVERAGE([Overview.B349:.KK349])" office:value-type="float" office:value="19.3828264758497">
            <text:p>19,3828264758</text:p>
          </table:table-cell>
          <table:table-cell table:style-name="ce13" table:formula="of:=AVERAGE([Overview.B370:.KK370])" office:value-type="float" office:value="11.4788494077834">
            <text:p>11,4788494078</text:p>
          </table:table-cell>
          <table:table-cell table:style-name="ce13" table:formula="of:=AVERAGE([Overview.B391:.KK391])" office:value-type="float" office:value="320.175972927242">
            <text:p>320,1759729272</text:p>
          </table:table-cell>
          <table:table-cell table:style-name="ce13" table:formula="of:=AVERAGE([Overview.B412:.KK412])" office:value-type="float" office:value="3173.15566835871">
            <text:p>3173,1556683587</text:p>
          </table:table-cell>
          <table:table-cell table:style-name="ce13" table:formula="of:=AVERAGE([Overview.B433:.KK433])" office:value-type="float" office:value="180.140439932318">
            <text:p>180,1404399323</text:p>
          </table:table-cell>
          <table:table-cell table:style-name="ce13" table:formula="of:=AVERAGE([Overview.B454:.KK454])" office:value-type="float" office:value="21.5059221658206">
            <text:p>21,5059221658</text:p>
          </table:table-cell>
          <table:table-cell table:style-name="ce18" table:formula="of:=AVERAGE([Overview.B475:.KK475])" office:value-type="float" office:value="10.5928362573099">
            <text:p>10,5928362573</text:p>
          </table:table-cell>
          <table:table-cell table:style-name="ce18" table:formula="of:=AVERAGE([Overview.B496:.KK496])" office:value-type="float" office:value="296.890350877193">
            <text:p>296,8903508772</text:p>
          </table:table-cell>
          <table:table-cell table:style-name="ce18" table:formula="of:=AVERAGE([Overview.B517:.KK517])" office:value-type="float" office:value="3210.05116959064">
            <text:p>3210,0511695906</text:p>
          </table:table-cell>
          <table:table-cell table:style-name="ce18" table:formula="of:=AVERAGE([Overview.B538:.KK538])" office:value-type="float" office:value="181.158625730994">
            <text:p>181,158625731</text:p>
          </table:table-cell>
          <table:table-cell table:style-name="ce18" table:formula="of:=AVERAGE([Overview.B559:.KK559])" office:value-type="float" office:value="20.6659356725146">
            <text:p>20,6659356725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7712550607287">
            <text:p>11,7712550607</text:p>
          </table:table-cell>
          <table:table-cell table:style-name="ce7" table:formula="of:=AVERAGE([Overview.B77:.KK77])" office:value-type="float" office:value="338.293522267206">
            <text:p>338,2935222672</text:p>
          </table:table-cell>
          <table:table-cell table:style-name="ce7" table:formula="of:=AVERAGE([Overview.B98:.KK98])" office:value-type="float" office:value="3653.16801619433">
            <text:p>3653,1680161943</text:p>
          </table:table-cell>
          <table:table-cell table:style-name="ce7" table:formula="of:=AVERAGE([Overview.B119:.KK119])" office:value-type="float" office:value="196.605263157895">
            <text:p>196,6052631579</text:p>
          </table:table-cell>
          <table:table-cell table:style-name="ce7" table:formula="of:=AVERAGE([Overview.B140:.KK140])" office:value-type="float" office:value="22.085020242915">
            <text:p>22,0850202429</text:p>
          </table:table-cell>
          <table:table-cell table:style-name="ce9" table:formula="of:=AVERAGE([Overview.B161:.KK161])" office:value-type="float" office:value="11.3493530499076">
            <text:p>11,3493530499</text:p>
          </table:table-cell>
          <table:table-cell table:style-name="ce9" table:formula="of:=AVERAGE([Overview.B182:.KK182])" office:value-type="float" office:value="315.543438077634">
            <text:p>315,5434380776</text:p>
          </table:table-cell>
          <table:table-cell table:style-name="ce9" table:formula="of:=AVERAGE([Overview.B203:.KK203])" office:value-type="float" office:value="3496.32162661738">
            <text:p>3496,3216266174</text:p>
          </table:table-cell>
          <table:table-cell table:style-name="ce9" table:formula="of:=AVERAGE([Overview.B224:.KK224])" office:value-type="float" office:value="193.219963031423">
            <text:p>193,2199630314</text:p>
          </table:table-cell>
          <table:table-cell table:style-name="ce9" table:formula="of:=AVERAGE([Overview.B245:.KK245])" office:value-type="float" office:value="18.2347504621072">
            <text:p>18,2347504621</text:p>
          </table:table-cell>
          <table:table-cell table:style-name="ce11" table:formula="of:=AVERAGE([Overview.B266:.KK266])" office:value-type="float" office:value="10.5996758508914">
            <text:p>10,5996758509</text:p>
          </table:table-cell>
          <table:table-cell table:style-name="ce11" table:formula="of:=AVERAGE([Overview.B287:.KK287])" office:value-type="float" office:value="301.36790923825">
            <text:p>301,3679092383</text:p>
          </table:table-cell>
          <table:table-cell table:style-name="ce11" table:formula="of:=AVERAGE([Overview.B308:.KK308])" office:value-type="float" office:value="3549.6677471637">
            <text:p>3549,6677471637</text:p>
          </table:table-cell>
          <table:table-cell table:style-name="ce11" table:formula="of:=AVERAGE([Overview.B329:.KK329])" office:value-type="float" office:value="201.60453808752">
            <text:p>201,6045380875</text:p>
          </table:table-cell>
          <table:table-cell table:style-name="ce11" table:formula="of:=AVERAGE([Overview.B350:.KK350])" office:value-type="float" office:value="21.128038897893">
            <text:p>21,1280388979</text:p>
          </table:table-cell>
          <table:table-cell table:style-name="ce13" table:formula="of:=AVERAGE([Overview.B371:.KK371])" office:value-type="float" office:value="12.9242636746143">
            <text:p>12,9242636746</text:p>
          </table:table-cell>
          <table:table-cell table:style-name="ce13" table:formula="of:=AVERAGE([Overview.B392:.KK392])" office:value-type="float" office:value="377.732117812062">
            <text:p>377,7321178121</text:p>
          </table:table-cell>
          <table:table-cell table:style-name="ce13" table:formula="of:=AVERAGE([Overview.B413:.KK413])" office:value-type="float" office:value="3686.57082748948">
            <text:p>3686,5708274895</text:p>
          </table:table-cell>
          <table:table-cell table:style-name="ce13" table:formula="of:=AVERAGE([Overview.B434:.KK434])" office:value-type="float" office:value="191.998597475456">
            <text:p>191,9985974755</text:p>
          </table:table-cell>
          <table:table-cell table:style-name="ce13" table:formula="of:=AVERAGE([Overview.B455:.KK455])" office:value-type="float" office:value="24.1809256661992">
            <text:p>24,1809256662</text:p>
          </table:table-cell>
          <table:table-cell table:style-name="ce18" table:formula="of:=AVERAGE([Overview.B476:.KK476])" office:value-type="float" office:value="12.5613915416098">
            <text:p>12,5613915416</text:p>
          </table:table-cell>
          <table:table-cell table:style-name="ce18" table:formula="of:=AVERAGE([Overview.B497:.KK497])" office:value-type="float" office:value="345.603683492497">
            <text:p>345,6036834925</text:p>
          </table:table-cell>
          <table:table-cell table:style-name="ce18" table:formula="of:=AVERAGE([Overview.B518:.KK518])" office:value-type="float" office:value="3667.10436562074">
            <text:p>3667,1043656207</text:p>
          </table:table-cell>
          <table:table-cell table:style-name="ce18" table:formula="of:=AVERAGE([Overview.B539:.KK539])" office:value-type="float" office:value="196.954297407913">
            <text:p>196,9542974079</text:p>
          </table:table-cell>
          <table:table-cell table:style-name="ce18" table:formula="of:=AVERAGE([Overview.B560:.KK560])" office:value-type="float" office:value="22.12482946794">
            <text:p>22,1248294679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3.8207792207792">
            <text:p>13,8207792208</text:p>
          </table:table-cell>
          <table:table-cell table:style-name="ce7" table:formula="of:=AVERAGE([Overview.B78:.KK78])" office:value-type="float" office:value="414.831168831169">
            <text:p>414,8311688312</text:p>
          </table:table-cell>
          <table:table-cell table:style-name="ce7" table:formula="of:=AVERAGE([Overview.B99:.KK99])" office:value-type="float" office:value="4272.36363636364">
            <text:p>4272,3636363636</text:p>
          </table:table-cell>
          <table:table-cell table:style-name="ce7" table:formula="of:=AVERAGE([Overview.B120:.KK120])" office:value-type="float" office:value="208.602597402597">
            <text:p>208,6025974026</text:p>
          </table:table-cell>
          <table:table-cell table:style-name="ce7" table:formula="of:=AVERAGE([Overview.B141:.KK141])" office:value-type="float" office:value="24.5142857142857">
            <text:p>24,5142857143</text:p>
          </table:table-cell>
          <table:table-cell table:style-name="ce9" table:formula="of:=AVERAGE([Overview.B162:.KK162])" office:value-type="float" office:value="13.1504761904762">
            <text:p>13,1504761905</text:p>
          </table:table-cell>
          <table:table-cell table:style-name="ce9" table:formula="of:=AVERAGE([Overview.B183:.KK183])" office:value-type="float" office:value="372.180952380952">
            <text:p>372,180952381</text:p>
          </table:table-cell>
          <table:table-cell table:style-name="ce9" table:formula="of:=AVERAGE([Overview.B204:.KK204])" office:value-type="float" office:value="4074.26666666667">
            <text:p>4074,2666666667</text:p>
          </table:table-cell>
          <table:table-cell table:style-name="ce9" table:formula="of:=AVERAGE([Overview.B225:.KK225])" office:value-type="float" office:value="212.48">
            <text:p>212,48</text:p>
          </table:table-cell>
          <table:table-cell table:style-name="ce9" table:formula="of:=AVERAGE([Overview.B246:.KK246])" office:value-type="float" office:value="19.0742857142857">
            <text:p>19,0742857143</text:p>
          </table:table-cell>
          <table:table-cell table:style-name="ce11" table:formula="of:=AVERAGE([Overview.B267:.KK267])" office:value-type="float" office:value="11.9402390438247">
            <text:p>11,9402390438</text:p>
          </table:table-cell>
          <table:table-cell table:style-name="ce11" table:formula="of:=AVERAGE([Overview.B288:.KK288])" office:value-type="float" office:value="356.109561752988">
            <text:p>356,109561753</text:p>
          </table:table-cell>
          <table:table-cell table:style-name="ce11" table:formula="of:=AVERAGE([Overview.B309:.KK309])" office:value-type="float" office:value="4116.71314741036">
            <text:p>4116,7131474104</text:p>
          </table:table-cell>
          <table:table-cell table:style-name="ce11" table:formula="of:=AVERAGE([Overview.B330:.KK330])" office:value-type="float" office:value="216.187250996016">
            <text:p>216,187250996</text:p>
          </table:table-cell>
          <table:table-cell table:style-name="ce11" table:formula="of:=AVERAGE([Overview.B351:.KK351])" office:value-type="float" office:value="23.800796812749">
            <text:p>23,8007968127</text:p>
          </table:table-cell>
          <table:table-cell table:style-name="ce13" table:formula="of:=AVERAGE([Overview.B372:.KK372])" office:value-type="float" office:value="15.7711069418386">
            <text:p>15,7711069418</text:p>
          </table:table-cell>
          <table:table-cell table:style-name="ce13" table:formula="of:=AVERAGE([Overview.B393:.KK393])" office:value-type="float" office:value="472.427767354597">
            <text:p>472,4277673546</text:p>
          </table:table-cell>
          <table:table-cell table:style-name="ce13" table:formula="of:=AVERAGE([Overview.B414:.KK414])" office:value-type="float" office:value="4239.7373358349">
            <text:p>4239,7373358349</text:p>
          </table:table-cell>
          <table:table-cell table:style-name="ce13" table:formula="of:=AVERAGE([Overview.B435:.KK435])" office:value-type="float" office:value="200.851782363977">
            <text:p>200,851782364</text:p>
          </table:table-cell>
          <table:table-cell table:style-name="ce13" table:formula="of:=AVERAGE([Overview.B456:.KK456])" office:value-type="float" office:value="28.343339587242">
            <text:p>28,3433395872</text:p>
          </table:table-cell>
          <table:table-cell table:style-name="ce18" table:formula="of:=AVERAGE([Overview.B477:.KK477])" office:value-type="float" office:value="14.459842519685">
            <text:p>14,4598425197</text:p>
          </table:table-cell>
          <table:table-cell table:style-name="ce18" table:formula="of:=AVERAGE([Overview.B498:.KK498])" office:value-type="float" office:value="414.032283464567">
            <text:p>414,0322834646</text:p>
          </table:table-cell>
          <table:table-cell table:style-name="ce18" table:formula="of:=AVERAGE([Overview.B519:.KK519])" office:value-type="float" office:value="4289.71653543307">
            <text:p>4289,7165354331</text:p>
          </table:table-cell>
          <table:table-cell table:style-name="ce18" table:formula="of:=AVERAGE([Overview.B540:.KK540])" office:value-type="float" office:value="211.38031496063">
            <text:p>211,3803149606</text:p>
          </table:table-cell>
          <table:table-cell table:style-name="ce18" table:formula="of:=AVERAGE([Overview.B561:.KK561])" office:value-type="float" office:value="24.0094488188976">
            <text:p>24,0094488189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4.3627906976744">
            <text:p>14,3627906977</text:p>
          </table:table-cell>
          <table:table-cell table:style-name="ce7" table:formula="of:=AVERAGE([Overview.B79:.KK79])" office:value-type="float" office:value="473.316279069767">
            <text:p>473,3162790698</text:p>
          </table:table-cell>
          <table:table-cell table:style-name="ce7" table:formula="of:=AVERAGE([Overview.B100:.KK100])" office:value-type="float" office:value="5013">
            <text:p>5013</text:p>
          </table:table-cell>
          <table:table-cell table:style-name="ce7" table:formula="of:=AVERAGE([Overview.B121:.KK121])" office:value-type="float" office:value="220.655813953488">
            <text:p>220,6558139535</text:p>
          </table:table-cell>
          <table:table-cell table:style-name="ce7" table:formula="of:=AVERAGE([Overview.B142:.KK142])" office:value-type="float" office:value="29.8697674418605">
            <text:p>29,8697674419</text:p>
          </table:table-cell>
          <table:table-cell table:style-name="ce9" table:formula="of:=AVERAGE([Overview.B163:.KK163])" office:value-type="float" office:value="14.0469613259669">
            <text:p>14,046961326</text:p>
          </table:table-cell>
          <table:table-cell table:style-name="ce9" table:formula="of:=AVERAGE([Overview.B184:.KK184])" office:value-type="float" office:value="428.527624309392">
            <text:p>428,5276243094</text:p>
          </table:table-cell>
          <table:table-cell table:style-name="ce9" table:formula="of:=AVERAGE([Overview.B205:.KK205])" office:value-type="float" office:value="4583.43922651934">
            <text:p>4583,4392265193</text:p>
          </table:table-cell>
          <table:table-cell table:style-name="ce9" table:formula="of:=AVERAGE([Overview.B226:.KK226])" office:value-type="float" office:value="217.57182320442">
            <text:p>217,5718232044</text:p>
          </table:table-cell>
          <table:table-cell table:style-name="ce9" table:formula="of:=AVERAGE([Overview.B247:.KK247])" office:value-type="float" office:value="23.8674033149171">
            <text:p>23,8674033149</text:p>
          </table:table-cell>
          <table:table-cell table:style-name="ce11" table:formula="of:=AVERAGE([Overview.B268:.KK268])" office:value-type="float" office:value="13.2452830188679">
            <text:p>13,2452830189</text:p>
          </table:table-cell>
          <table:table-cell table:style-name="ce11" table:formula="of:=AVERAGE([Overview.B289:.KK289])" office:value-type="float" office:value="421.688679245283">
            <text:p>421,6886792453</text:p>
          </table:table-cell>
          <table:table-cell table:style-name="ce11" table:formula="of:=AVERAGE([Overview.B310:.KK310])" office:value-type="float" office:value="4685.28301886792">
            <text:p>4685,2830188679</text:p>
          </table:table-cell>
          <table:table-cell table:style-name="ce11" table:formula="of:=AVERAGE([Overview.B331:.KK331])" office:value-type="float" office:value="222.22641509434">
            <text:p>222,2264150943</text:p>
          </table:table-cell>
          <table:table-cell table:style-name="ce11" table:formula="of:=AVERAGE([Overview.B352:.KK352])" office:value-type="float" office:value="29.6100628930818">
            <text:p>29,6100628931</text:p>
          </table:table-cell>
          <table:table-cell table:style-name="ce13" table:formula="of:=AVERAGE([Overview.B373:.KK373])" office:value-type="float" office:value="16.7619047619048">
            <text:p>16,7619047619</text:p>
          </table:table-cell>
          <table:table-cell table:style-name="ce13" table:formula="of:=AVERAGE([Overview.B394:.KK394])" office:value-type="float" office:value="538.421428571429">
            <text:p>538,4214285714</text:p>
          </table:table-cell>
          <table:table-cell table:style-name="ce13" table:formula="of:=AVERAGE([Overview.B415:.KK415])" office:value-type="float" office:value="5076.04761904762">
            <text:p>5076,0476190476</text:p>
          </table:table-cell>
          <table:table-cell table:style-name="ce13" table:formula="of:=AVERAGE([Overview.B436:.KK436])" office:value-type="float" office:value="216.611904761905">
            <text:p>216,6119047619</text:p>
          </table:table-cell>
          <table:table-cell table:style-name="ce13" table:formula="of:=AVERAGE([Overview.B457:.KK457])" office:value-type="float" office:value="31.6">
            <text:p>31,6</text:p>
          </table:table-cell>
          <table:table-cell table:style-name="ce18" table:formula="of:=AVERAGE([Overview.B478:.KK478])" office:value-type="float" office:value="15.7716115261473">
            <text:p>15,7716115261</text:p>
          </table:table-cell>
          <table:table-cell table:style-name="ce18" table:formula="of:=AVERAGE([Overview.B499:.KK499])" office:value-type="float" office:value="497.323372465315">
            <text:p>497,3233724653</text:p>
          </table:table-cell>
          <table:table-cell table:style-name="ce18" table:formula="of:=AVERAGE([Overview.B520:.KK520])" office:value-type="float" office:value="5057.49733191035">
            <text:p>5057,4973319104</text:p>
          </table:table-cell>
          <table:table-cell table:style-name="ce18" table:formula="of:=AVERAGE([Overview.B541:.KK541])" office:value-type="float" office:value="223.184631803629">
            <text:p>223,1846318036</text:p>
          </table:table-cell>
          <table:table-cell table:style-name="ce18" table:formula="of:=AVERAGE([Overview.B562:.KK562])" office:value-type="float" office:value="28.5667022411953">
            <text:p>28,5667022412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4">
            <text:p>14</text:p>
          </table:table-cell>
          <table:table-cell table:style-name="ce7" table:formula="of:=AVERAGE([Overview.B80:.KK80])" office:value-type="float" office:value="548">
            <text:p>548</text:p>
          </table:table-cell>
          <table:table-cell table:style-name="ce7" table:formula="of:=AVERAGE([Overview.B101:.KK101])" office:value-type="float" office:value="6670">
            <text:p>6670</text:p>
          </table:table-cell>
          <table:table-cell table:style-name="ce7" table:formula="of:=AVERAGE([Overview.B122:.KK122])" office:value-type="float" office:value="230">
            <text:p>230</text:p>
          </table:table-cell>
          <table:table-cell table:style-name="ce7" table:formula="of:=AVERAGE([Overview.B143:.KK143])" office:value-type="float" office:value="3">
            <text:p>3</text:p>
          </table:table-cell>
          <table:table-cell table:style-name="ce9" table:formula="of:=AVERAGE([Overview.B164:.KK164])" office:value-type="float" office:value="12.3333333333333">
            <text:p>12,3333333333</text:p>
          </table:table-cell>
          <table:table-cell table:style-name="ce9" table:formula="of:=AVERAGE([Overview.B185:.KK185])" office:value-type="float" office:value="476.666666666667">
            <text:p>476,6666666667</text:p>
          </table:table-cell>
          <table:table-cell table:style-name="ce9" table:formula="of:=AVERAGE([Overview.B206:.KK206])" office:value-type="float" office:value="7233.33333333333">
            <text:p>7233,3333333333</text:p>
          </table:table-cell>
          <table:table-cell table:style-name="ce9" table:formula="of:=AVERAGE([Overview.B227:.KK227])" office:value-type="float" office:value="361.666666666667">
            <text:p>361,6666666667</text:p>
          </table:table-cell>
          <table:table-cell table:style-name="ce9" table:formula="of:=AVERAGE([Overview.B248:.KK248])" office:value-type="float" office:value="1.66666666666667">
            <text:p>1,6666666667</text:p>
          </table:table-cell>
          <table:table-cell table:style-name="ce11" table:formula="of:=AVERAGE([Overview.B269:.KK269])" office:value-type="float" office:value="14.3333333333333">
            <text:p>14,3333333333</text:p>
          </table:table-cell>
          <table:table-cell table:style-name="ce11" table:formula="of:=AVERAGE([Overview.B290:.KK290])" office:value-type="float" office:value="504.333333333333">
            <text:p>504,3333333333</text:p>
          </table:table-cell>
          <table:table-cell table:style-name="ce11" table:formula="of:=AVERAGE([Overview.B311:.KK311])" office:value-type="float" office:value="5963.33333333333">
            <text:p>5963,3333333333</text:p>
          </table:table-cell>
          <table:table-cell table:style-name="ce11" table:formula="of:=AVERAGE([Overview.B332:.KK332])" office:value-type="float" office:value="240.666666666667">
            <text:p>240,6666666667</text:p>
          </table:table-cell>
          <table:table-cell table:style-name="ce11" table:formula="of:=AVERAGE([Overview.B353:.KK353])" office:value-type="float" office:value="18.3333333333333">
            <text:p>18,3333333333</text:p>
          </table:table-cell>
          <table:table-cell table:style-name="ce13" table:formula="of:=AVERAGE([Overview.B374:.KK374])" office:value-type="float" office:value="16.5">
            <text:p>16,5</text:p>
          </table:table-cell>
          <table:table-cell table:style-name="ce13" table:formula="of:=AVERAGE([Overview.B395:.KK395])" office:value-type="float" office:value="758.75">
            <text:p>758,75</text:p>
          </table:table-cell>
          <table:table-cell table:style-name="ce13" table:formula="of:=AVERAGE([Overview.B416:.KK416])" office:value-type="float" office:value="6618.75">
            <text:p>6618,75</text:p>
          </table:table-cell>
          <table:table-cell table:style-name="ce13" table:formula="of:=AVERAGE([Overview.B437:.KK437])" office:value-type="float" office:value="201.75">
            <text:p>201,75</text:p>
          </table:table-cell>
          <table:table-cell table:style-name="ce13" table:formula="of:=AVERAGE([Overview.B458:.KK458])" office:value-type="float" office:value="6">
            <text:p>6</text:p>
          </table:table-cell>
          <table:table-cell table:style-name="ce18" table:formula="of:=AVERAGE([Overview.B479:.KK479])" office:value-type="float" office:value="15">
            <text:p>15</text:p>
          </table:table-cell>
          <table:table-cell table:style-name="ce18" table:formula="of:=AVERAGE([Overview.B500:.KK500])" office:value-type="float" office:value="469.2">
            <text:p>469,2</text:p>
          </table:table-cell>
          <table:table-cell table:style-name="ce18" table:formula="of:=AVERAGE([Overview.B521:.KK521])" office:value-type="float" office:value="4999">
            <text:p>4999</text:p>
          </table:table-cell>
          <table:table-cell table:style-name="ce18" table:formula="of:=AVERAGE([Overview.B542:.KK542])" office:value-type="float" office:value="192.6">
            <text:p>192,6</text:p>
          </table:table-cell>
          <table:table-cell table:style-name="ce18" table:formula="of:=AVERAGE([Overview.B563:.KK563])" office:value-type="float" office:value="56">
            <text:p>56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8">
            <text:p>8</text:p>
          </table:table-cell>
          <table:table-cell table:style-name="ce9" table:formula="of:=AVERAGE([Overview.B186:.KK186])" office:value-type="float" office:value="199">
            <text:p>199</text:p>
          </table:table-cell>
          <table:table-cell table:style-name="ce9" table:formula="of:=AVERAGE([Overview.B207:.KK207])" office:value-type="float" office:value="2240">
            <text:p>2240</text:p>
          </table:table-cell>
          <table:table-cell table:style-name="ce9" table:formula="of:=AVERAGE([Overview.B228:.KK228])" office:value-type="float" office:value="149">
            <text:p>149</text:p>
          </table:table-cell>
          <table:table-cell table:style-name="ce9" table:formula="of:=AVERAGE([Overview.B249:.KK249])" office:value-type="float" office:value="21">
            <text:p>21</text:p>
          </table:table-cell>
          <table:table-cell table:style-name="ce11" table:formula="of:=AVERAGE([Overview.B270:.KK270])" office:value-type="float" office:value="12.5">
            <text:p>12,5</text:p>
          </table:table-cell>
          <table:table-cell table:style-name="ce11" table:formula="of:=AVERAGE([Overview.B291:.KK291])" office:value-type="float" office:value="581.5">
            <text:p>581,5</text:p>
          </table:table-cell>
          <table:table-cell table:style-name="ce11" table:formula="of:=AVERAGE([Overview.B312:.KK312])" office:value-type="float" office:value="6925">
            <text:p>6925</text:p>
          </table:table-cell>
          <table:table-cell table:style-name="ce11" table:formula="of:=AVERAGE([Overview.B333:.KK333])" office:value-type="float" office:value="235.5">
            <text:p>235,5</text:p>
          </table:table-cell>
          <table:table-cell table:style-name="ce11" table:formula="of:=AVERAGE([Overview.B354:.KK354])" office:value-type="float" office:value="33">
            <text:p>33</text:p>
          </table:table-cell>
          <table:table-cell table:style-name="ce13" table:formula="of:=AVERAGE([Overview.B375:.KK375])" office:value-type="float" office:value="10.6666666666667">
            <text:p>10,6666666667</text:p>
          </table:table-cell>
          <table:table-cell table:style-name="ce13" table:formula="of:=AVERAGE([Overview.B396:.KK396])" office:value-type="float" office:value="468.666666666667">
            <text:p>468,6666666667</text:p>
          </table:table-cell>
          <table:table-cell table:style-name="ce13" table:formula="of:=AVERAGE([Overview.B417:.KK417])" office:value-type="float" office:value="7033.33333333333">
            <text:p>7033,3333333333</text:p>
          </table:table-cell>
          <table:table-cell table:style-name="ce13" table:formula="of:=AVERAGE([Overview.B438:.KK438])" office:value-type="float" office:value="266.666666666667">
            <text:p>266,6666666667</text:p>
          </table:table-cell>
          <table:table-cell table:style-name="ce13" table:formula="of:=AVERAGE([Overview.B459:.KK459])" office:value-type="float" office:value="13.6666666666667">
            <text:p>13,6666666667</text:p>
          </table:table-cell>
          <table:table-cell table:style-name="ce18" table:formula="of:=AVERAGE([Overview.B480:.KK480])" office:value-type="float" office:value="20">
            <text:p>20</text:p>
          </table:table-cell>
          <table:table-cell table:style-name="ce18" table:formula="of:=AVERAGE([Overview.B501:.KK501])" office:value-type="float" office:value="806">
            <text:p>806</text:p>
          </table:table-cell>
          <table:table-cell table:style-name="ce18" table:formula="of:=AVERAGE([Overview.B522:.KK522])" office:value-type="float" office:value="7455">
            <text:p>7455</text:p>
          </table:table-cell>
          <table:table-cell table:style-name="ce18" table:formula="of:=AVERAGE([Overview.B543:.KK543])" office:value-type="float" office:value="262.5">
            <text:p>262,5</text:p>
          </table:table-cell>
          <table:table-cell table:style-name="ce18" table:formula="of:=AVERAGE([Overview.B564:.KK564])" office:value-type="float" office:value="24">
            <text:p>24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46516">
            <text:p>46516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5414">
            <text:p>5414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1.6390059334423">
            <text:p>11,639005933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6709">
            <text:p>6709</text:p>
          </table:table-cell>
          <table:table-cell table:style-name="ce22"/>
          <table:table-cell table:formula="of:=([.V268]/[.V266])*100" office:value-type="float" office:value="14.4229942385416">
            <text:p>14,422994238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6795">
            <text:p>6795</text:p>
          </table:table-cell>
          <table:table-cell table:style-name="ce22"/>
          <table:table-cell table:formula="of:=([.V269]/[.V266])*100" office:value-type="float" office:value="14.6078768595752">
            <text:p>14,607876859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8637">
            <text:p>8637</text:p>
          </table:table-cell>
          <table:table-cell table:style-name="ce22"/>
          <table:table-cell table:formula="of:=([.V270]/[.V266])*100" office:value-type="float" office:value="18.5678046263651">
            <text:p>18,567804626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8961">
            <text:p>18961</text:p>
          </table:table-cell>
          <table:table-cell table:style-name="ce24"/>
          <table:table-cell table:formula="of:=([.V271]/[.V266])*100" office:value-type="float" office:value="40.7623183420759">
            <text:p>40,762318342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0">
            <text:p>0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0">
            <text:p>0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3537">
            <text:p>3537</text:p>
          </table:table-cell>
          <table:table-cell table:style-name="ce22"/>
          <table:table-cell table:formula="of:=([.V273]/[.V268])*100" office:value-type="float" office:value="52.7202265613355">
            <text:p>52,720226561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3340">
            <text:p>3340</text:p>
          </table:table-cell>
          <table:table-cell table:style-name="ce22"/>
          <table:table-cell table:formula="of:=([.V274]/[.V269])*100" office:value-type="float" office:value="49.1537895511405">
            <text:p>49,153789551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4210">
            <text:p>4210</text:p>
          </table:table-cell>
          <table:table-cell table:style-name="ce22"/>
          <table:table-cell table:formula="of:=([.V275]/[.V270])*100" office:value-type="float" office:value="48.7437767743429">
            <text:p>48,743776774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9570">
            <text:p>9570</text:p>
          </table:table-cell>
          <table:table-cell table:style-name="ce24"/>
          <table:table-cell table:formula="of:=([.V276]/[.V271])*100" office:value-type="float" office:value="50.4720215178524">
            <text:p>50,4720215179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20657">
            <text:p>20657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38">
            <text:p>3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282">
            <text:p>28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2767">
            <text:p>27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823">
            <text:p>82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424">
            <text:p>42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473">
            <text:p>47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404">
            <text:p>40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279">
            <text:p>27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1">
            <text:p>1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.11.2017</text:date>, <text:time>16:21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29T16:21:35.02</dc:date>
    <meta:editing-duration>PT19H26M34S</meta:editing-duration>
    <meta:editing-cycles>16</meta:editing-cycles>
    <meta:generator>OpenOffice/4.1.2$Win32 OpenOffice.org_project/412m3$Build-9782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2">
                <text:p>2</text:p>
                <draw:g>
                  <svg:desc>Graph.G2:Graph.G22</svg:desc>
                </draw:g>
              </table:table-cell>
              <table:table-cell office:value-type="float" office:value="1.66666666666667">
                <text:p>1.66666666666667</text:p>
                <draw:g>
                  <svg:desc>Graph.L2:Graph.L22</svg:desc>
                </draw:g>
              </table:table-cell>
              <table:table-cell office:value-type="float" office:value="1.5">
                <text:p>1.5</text:p>
                <draw:g>
                  <svg:desc>Graph.Q2:Graph.Q22</svg:desc>
                </draw:g>
              </table:table-cell>
              <table:table-cell office:value-type="float" office:value="1.5">
                <text:p>1.5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3.3">
                <text:p>3.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2.07894736842105">
                <text:p>2.07894736842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4.55555555555556">
                <text:p>4.55555555555556</text:p>
              </table:table-cell>
              <table:table-cell office:value-type="float" office:value="3">
                <text:p>3</text:p>
              </table:table-cell>
              <table:table-cell office:value-type="float" office:value="2.76190476190476">
                <text:p>2.76190476190476</text:p>
              </table:table-cell>
              <table:table-cell office:value-type="float" office:value="3.18421052631579">
                <text:p>3.18421052631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9756097560976">
                <text:p>3.0975609756097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45901639344262">
                <text:p>4.45901639344262</text:p>
              </table:table-cell>
              <table:table-cell office:value-type="float" office:value="3.44578313253012">
                <text:p>3.44578313253012</text:p>
              </table:table-cell>
              <table:table-cell office:value-type="float" office:value="3.18811881188119">
                <text:p>3.18811881188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">
                <text:p>3.32</text:p>
              </table:table-cell>
              <table:table-cell office:value-type="float" office:value="3.98275862068966">
                <text:p>3.98275862068966</text:p>
              </table:table-cell>
              <table:table-cell office:value-type="float" office:value="5.37142857142857">
                <text:p>5.37142857142857</text:p>
              </table:table-cell>
              <table:table-cell office:value-type="float" office:value="4.15151515151515">
                <text:p>4.15151515151515</text:p>
              </table:table-cell>
              <table:table-cell office:value-type="float" office:value="3.56410256410256">
                <text:p>3.56410256410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6842105263158">
                <text:p>4.36842105263158</text:p>
              </table:table-cell>
              <table:table-cell office:value-type="float" office:value="4.65625">
                <text:p>4.65625</text:p>
              </table:table-cell>
              <table:table-cell office:value-type="float" office:value="5.54054054054054">
                <text:p>5.54054054054054</text:p>
              </table:table-cell>
              <table:table-cell office:value-type="float" office:value="4.2093023255814">
                <text:p>4.2093023255814</text:p>
              </table:table-cell>
              <table:table-cell office:value-type="float" office:value="4.3859649122807">
                <text:p>4.3859649122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7058823529412">
                <text:p>4.47058823529412</text:p>
              </table:table-cell>
              <table:table-cell office:value-type="float" office:value="4.64814814814815">
                <text:p>4.64814814814815</text:p>
              </table:table-cell>
              <table:table-cell office:value-type="float" office:value="4.97959183673469">
                <text:p>4.97959183673469</text:p>
              </table:table-cell>
              <table:table-cell office:value-type="float" office:value="4.93055555555556">
                <text:p>4.9305555555555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8888888888889">
                <text:p>6.88888888888889</text:p>
              </table:table-cell>
              <table:table-cell office:value-type="float" office:value="6.54545454545455">
                <text:p>6.5454545454545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6">
                <text:p>6</text:p>
              </table:table-cell>
              <table:table-cell office:value-type="float" office:value="5.44444444444444">
                <text:p>5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609756097561">
                <text:p>5.5609756097561</text:p>
              </table:table-cell>
              <table:table-cell office:value-type="float" office:value="8.19230769230769">
                <text:p>8.19230769230769</text:p>
              </table:table-cell>
              <table:table-cell office:value-type="float" office:value="6.58974358974359">
                <text:p>6.58974358974359</text:p>
              </table:table-cell>
              <table:table-cell office:value-type="float" office:value="6.27692307692308">
                <text:p>6.27692307692308</text:p>
              </table:table-cell>
              <table:table-cell office:value-type="float" office:value="6.07971014492754">
                <text:p>6.07971014492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2765957446809">
                <text:p>7.12765957446809</text:p>
              </table:table-cell>
              <table:table-cell office:value-type="float" office:value="6.42105263157895">
                <text:p>6.42105263157895</text:p>
              </table:table-cell>
              <table:table-cell office:value-type="float" office:value="7.15094339622642">
                <text:p>7.15094339622642</text:p>
              </table:table-cell>
              <table:table-cell office:value-type="float" office:value="9.16">
                <text:p>9.16</text:p>
              </table:table-cell>
              <table:table-cell office:value-type="float" office:value="6.74336283185841">
                <text:p>6.74336283185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1111111111111">
                <text:p>7.61111111111111</text:p>
              </table:table-cell>
              <table:table-cell office:value-type="float" office:value="7.4">
                <text:p>7.4</text:p>
              </table:table-cell>
              <table:table-cell office:value-type="float" office:value="7.26612903225806">
                <text:p>7.26612903225806</text:p>
              </table:table-cell>
              <table:table-cell office:value-type="float" office:value="7.85333333333333">
                <text:p>7.85333333333333</text:p>
              </table:table-cell>
              <table:table-cell office:value-type="float" office:value="7.17125382262997">
                <text:p>7.17125382262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3381294964029">
                <text:p>7.73381294964029</text:p>
              </table:table-cell>
              <table:table-cell office:value-type="float" office:value="7.52">
                <text:p>7.52</text:p>
              </table:table-cell>
              <table:table-cell office:value-type="float" office:value="7.07348242811502">
                <text:p>7.07348242811502</text:p>
              </table:table-cell>
              <table:table-cell office:value-type="float" office:value="7.89438202247191">
                <text:p>7.89438202247191</text:p>
              </table:table-cell>
              <table:table-cell office:value-type="float" office:value="7.82589285714286">
                <text:p>7.82589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8885412592882">
                <text:p>7.48885412592882</text:p>
              </table:table-cell>
              <table:table-cell office:value-type="float" office:value="7.9078554855817">
                <text:p>7.9078554855817</text:p>
              </table:table-cell>
              <table:table-cell office:value-type="float" office:value="7.34454050592379">
                <text:p>7.34454050592379</text:p>
              </table:table-cell>
              <table:table-cell office:value-type="float" office:value="7.99755680430002">
                <text:p>7.99755680430002</text:p>
              </table:table-cell>
              <table:table-cell office:value-type="float" office:value="7.65653008962868">
                <text:p>7.65653008962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93570451436389">
                <text:p>7.93570451436389</text:p>
              </table:table-cell>
              <table:table-cell office:value-type="float" office:value="8.19642857142857">
                <text:p>8.19642857142857</text:p>
              </table:table-cell>
              <table:table-cell office:value-type="float" office:value="7.68">
                <text:p>7.68</text:p>
              </table:table-cell>
              <table:table-cell office:value-type="float" office:value="8.67749796913079">
                <text:p>8.67749796913079</text:p>
              </table:table-cell>
              <table:table-cell office:value-type="float" office:value="7.93720930232558">
                <text:p>7.93720930232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838862559242">
                <text:p>10.3838862559242</text:p>
              </table:table-cell>
              <table:table-cell office:value-type="float" office:value="10.9663677130045">
                <text:p>10.9663677130045</text:p>
              </table:table-cell>
              <table:table-cell office:value-type="float" office:value="9.36314847942755">
                <text:p>9.36314847942755</text:p>
              </table:table-cell>
              <table:table-cell office:value-type="float" office:value="11.4788494077834">
                <text:p>11.4788494077834</text:p>
              </table:table-cell>
              <table:table-cell office:value-type="float" office:value="10.5928362573099">
                <text:p>10.5928362573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712550607287">
                <text:p>11.7712550607287</text:p>
              </table:table-cell>
              <table:table-cell office:value-type="float" office:value="11.3493530499076">
                <text:p>11.3493530499076</text:p>
              </table:table-cell>
              <table:table-cell office:value-type="float" office:value="10.5996758508914">
                <text:p>10.5996758508914</text:p>
              </table:table-cell>
              <table:table-cell office:value-type="float" office:value="12.9242636746143">
                <text:p>12.9242636746143</text:p>
              </table:table-cell>
              <table:table-cell office:value-type="float" office:value="12.5613915416098">
                <text:p>12.5613915416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207792207792">
                <text:p>13.8207792207792</text:p>
              </table:table-cell>
              <table:table-cell office:value-type="float" office:value="13.1504761904762">
                <text:p>13.1504761904762</text:p>
              </table:table-cell>
              <table:table-cell office:value-type="float" office:value="11.9402390438247">
                <text:p>11.9402390438247</text:p>
              </table:table-cell>
              <table:table-cell office:value-type="float" office:value="15.7711069418386">
                <text:p>15.7711069418386</text:p>
              </table:table-cell>
              <table:table-cell office:value-type="float" office:value="14.459842519685">
                <text:p>14.459842519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3627906976744">
                <text:p>14.3627906976744</text:p>
              </table:table-cell>
              <table:table-cell office:value-type="float" office:value="14.0469613259669">
                <text:p>14.0469613259669</text:p>
              </table:table-cell>
              <table:table-cell office:value-type="float" office:value="13.2452830188679">
                <text:p>13.2452830188679</text:p>
              </table:table-cell>
              <table:table-cell office:value-type="float" office:value="16.7619047619048">
                <text:p>16.7619047619048</text:p>
              </table:table-cell>
              <table:table-cell office:value-type="float" office:value="15.7716115261473">
                <text:p>15.7716115261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6.5">
                <text:p>16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.5">
                <text:p>12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7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9cm">
          <chartooo:coordinate-region svg:x="2.189cm" svg:y="2.467cm" svg:width="23.291cm" svg:height="12.284cm"/>
          <chart:axis chart:dimension="x" chart:name="primary-x" chart:style-name="ch4">
            <chart:title svg:x="13.083cm" svg:y="15.76cm" chart:style-name="ch5">
              <text:p>Level</text:p>
            </chart:title>
          </chart:axis>
          <chart:axis chart:dimension="y" chart:name="primary-y" chart:style-name="ch6">
            <chart:title svg:x="0.451cm" svg:y="8.989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8">
                <text:p>8</text:p>
                <draw:g>
                  <svg:desc>Graph.H2:Graph.H23</svg:desc>
                </draw:g>
              </table:table-cell>
              <table:table-cell office:value-type="float" office:value="8">
                <text:p>8</text:p>
                <draw:g>
                  <svg:desc>Graph.M2:Graph.M23</svg:desc>
                </draw:g>
              </table:table-cell>
              <table:table-cell office:value-type="float" office:value="6">
                <text:p>6</text:p>
                <draw:g>
                  <svg:desc>Graph.R2:Graph.R23</svg:desc>
                </draw:g>
              </table:table-cell>
              <table:table-cell office:value-type="float" office:value="4">
                <text:p>4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0.6">
                <text:p>70.6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20.4545454545455">
                <text:p>20.4545454545455</text:p>
              </table:table-cell>
              <table:table-cell office:value-type="float" office:value="14.6842105263158">
                <text:p>14.6842105263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75">
                <text:p>34.75</text:p>
              </table:table-cell>
              <table:table-cell office:value-type="float" office:value="63.6666666666667">
                <text:p>63.6666666666667</text:p>
              </table:table-cell>
              <table:table-cell office:value-type="float" office:value="46.6875">
                <text:p>46.6875</text:p>
              </table:table-cell>
              <table:table-cell office:value-type="float" office:value="30.3809523809524">
                <text:p>30.3809523809524</text:p>
              </table:table-cell>
              <table:table-cell office:value-type="float" office:value="34.5526315789474">
                <text:p>34.5526315789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7073170731707">
                <text:p>37.7073170731707</text:p>
              </table:table-cell>
              <table:table-cell office:value-type="float" office:value="55.7407407407407">
                <text:p>55.7407407407407</text:p>
              </table:table-cell>
              <table:table-cell office:value-type="float" office:value="89.0983606557377">
                <text:p>89.0983606557377</text:p>
              </table:table-cell>
              <table:table-cell office:value-type="float" office:value="46.1084337349398">
                <text:p>46.1084337349398</text:p>
              </table:table-cell>
              <table:table-cell office:value-type="float" office:value="39.6237623762376">
                <text:p>39.6237623762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8">
                <text:p>48.48</text:p>
              </table:table-cell>
              <table:table-cell office:value-type="float" office:value="66.6034482758621">
                <text:p>66.6034482758621</text:p>
              </table:table-cell>
              <table:table-cell office:value-type="float" office:value="126.228571428571">
                <text:p>126.228571428571</text:p>
              </table:table-cell>
              <table:table-cell office:value-type="float" office:value="59.4090909090909">
                <text:p>59.4090909090909</text:p>
              </table:table-cell>
              <table:table-cell office:value-type="float" office:value="52.9102564102564">
                <text:p>52.9102564102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0526315789474">
                <text:p>70.0526315789474</text:p>
              </table:table-cell>
              <table:table-cell office:value-type="float" office:value="84.5">
                <text:p>84.5</text:p>
              </table:table-cell>
              <table:table-cell office:value-type="float" office:value="104.72972972973">
                <text:p>104.72972972973</text:p>
              </table:table-cell>
              <table:table-cell office:value-type="float" office:value="75.1395348837209">
                <text:p>75.1395348837209</text:p>
              </table:table-cell>
              <table:table-cell office:value-type="float" office:value="77.9473684210526">
                <text:p>77.947368421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7058823529412">
                <text:p>90.7058823529412</text:p>
              </table:table-cell>
              <table:table-cell office:value-type="float" office:value="104.574074074074">
                <text:p>104.574074074074</text:p>
              </table:table-cell>
              <table:table-cell office:value-type="float" office:value="112.571428571429">
                <text:p>112.571428571429</text:p>
              </table:table-cell>
              <table:table-cell office:value-type="float" office:value="92.625">
                <text:p>92.625</text:p>
              </table:table-cell>
              <table:table-cell office:value-type="float" office:value="87.6785714285714">
                <text:p>87.67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222222222222">
                <text:p>137.222222222222</text:p>
              </table:table-cell>
              <table:table-cell office:value-type="float" office:value="161.909090909091">
                <text:p>161.909090909091</text:p>
              </table:table-cell>
              <table:table-cell office:value-type="float" office:value="135.833333333333">
                <text:p>135.833333333333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108.925925925926">
                <text:p>108.925925925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536585365854">
                <text:p>124.536585365854</text:p>
              </table:table-cell>
              <table:table-cell office:value-type="float" office:value="209.076923076923">
                <text:p>209.076923076923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135.938461538462">
                <text:p>135.938461538462</text:p>
              </table:table-cell>
              <table:table-cell office:value-type="float" office:value="134.413043478261">
                <text:p>134.413043478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.255319148936">
                <text:p>156.255319148936</text:p>
              </table:table-cell>
              <table:table-cell office:value-type="float" office:value="155.684210526316">
                <text:p>155.684210526316</text:p>
              </table:table-cell>
              <table:table-cell office:value-type="float" office:value="169.358490566038">
                <text:p>169.358490566038</text:p>
              </table:table-cell>
              <table:table-cell office:value-type="float" office:value="201.8">
                <text:p>201.8</text:p>
              </table:table-cell>
              <table:table-cell office:value-type="float" office:value="156.929203539823">
                <text:p>156.929203539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.055555555556">
                <text:p>182.055555555556</text:p>
              </table:table-cell>
              <table:table-cell office:value-type="float" office:value="184.081818181818">
                <text:p>184.081818181818</text:p>
              </table:table-cell>
              <table:table-cell office:value-type="float" office:value="180.112903225806">
                <text:p>180.112903225806</text:p>
              </table:table-cell>
              <table:table-cell office:value-type="float" office:value="185.266666666667">
                <text:p>185.266666666667</text:p>
              </table:table-cell>
              <table:table-cell office:value-type="float" office:value="174.975535168196">
                <text:p>174.975535168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.985611510791">
                <text:p>202.985611510791</text:p>
              </table:table-cell>
              <table:table-cell office:value-type="float" office:value="206.252307692308">
                <text:p>206.252307692308</text:p>
              </table:table-cell>
              <table:table-cell office:value-type="float" office:value="193.546325878594">
                <text:p>193.546325878594</text:p>
              </table:table-cell>
              <table:table-cell office:value-type="float" office:value="209.301123595506">
                <text:p>209.301123595506</text:p>
              </table:table-cell>
              <table:table-cell office:value-type="float" office:value="208.381696428571">
                <text:p>208.381696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.290965975753">
                <text:p>220.290965975753</text:p>
              </table:table-cell>
              <table:table-cell office:value-type="float" office:value="227.846204839244">
                <text:p>227.846204839244</text:p>
              </table:table-cell>
              <table:table-cell office:value-type="float" office:value="213.943643932117">
                <text:p>213.943643932117</text:p>
              </table:table-cell>
              <table:table-cell office:value-type="float" office:value="232.98387490838">
                <text:p>232.98387490838</text:p>
              </table:table-cell>
              <table:table-cell office:value-type="float" office:value="223.795027742211">
                <text:p>223.795027742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.722298221614">
                <text:p>255.722298221614</text:p>
              </table:table-cell>
              <table:table-cell office:value-type="float" office:value="255.675751879699">
                <text:p>255.675751879699</text:p>
              </table:table-cell>
              <table:table-cell office:value-type="float" office:value="238.890810810811">
                <text:p>238.890810810811</text:p>
              </table:table-cell>
              <table:table-cell office:value-type="float" office:value="277.646628757108">
                <text:p>277.646628757108</text:p>
              </table:table-cell>
              <table:table-cell office:value-type="float" office:value="258.210852713178">
                <text:p>258.210852713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.452606635071">
                <text:p>297.452606635071</text:p>
              </table:table-cell>
              <table:table-cell office:value-type="float" office:value="302.121076233184">
                <text:p>302.121076233184</text:p>
              </table:table-cell>
              <table:table-cell office:value-type="float" office:value="260.708407871199">
                <text:p>260.708407871199</text:p>
              </table:table-cell>
              <table:table-cell office:value-type="float" office:value="320.175972927242">
                <text:p>320.175972927242</text:p>
              </table:table-cell>
              <table:table-cell office:value-type="float" office:value="296.890350877193">
                <text:p>296.890350877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.293522267206">
                <text:p>338.293522267206</text:p>
              </table:table-cell>
              <table:table-cell office:value-type="float" office:value="315.543438077634">
                <text:p>315.543438077634</text:p>
              </table:table-cell>
              <table:table-cell office:value-type="float" office:value="301.36790923825">
                <text:p>301.36790923825</text:p>
              </table:table-cell>
              <table:table-cell office:value-type="float" office:value="377.732117812062">
                <text:p>377.732117812062</text:p>
              </table:table-cell>
              <table:table-cell office:value-type="float" office:value="345.603683492497">
                <text:p>345.603683492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.831168831169">
                <text:p>414.831168831169</text:p>
              </table:table-cell>
              <table:table-cell office:value-type="float" office:value="372.180952380952">
                <text:p>372.180952380952</text:p>
              </table:table-cell>
              <table:table-cell office:value-type="float" office:value="356.109561752988">
                <text:p>356.109561752988</text:p>
              </table:table-cell>
              <table:table-cell office:value-type="float" office:value="472.427767354597">
                <text:p>472.427767354597</text:p>
              </table:table-cell>
              <table:table-cell office:value-type="float" office:value="414.032283464567">
                <text:p>414.032283464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3.316279069767">
                <text:p>473.316279069767</text:p>
              </table:table-cell>
              <table:table-cell office:value-type="float" office:value="428.527624309392">
                <text:p>428.527624309392</text:p>
              </table:table-cell>
              <table:table-cell office:value-type="float" office:value="421.688679245283">
                <text:p>421.688679245283</text:p>
              </table:table-cell>
              <table:table-cell office:value-type="float" office:value="538.421428571429">
                <text:p>538.421428571429</text:p>
              </table:table-cell>
              <table:table-cell office:value-type="float" office:value="497.323372465315">
                <text:p>497.323372465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8">
                <text:p>548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504.333333333333">
                <text:p>504.333333333333</text:p>
              </table:table-cell>
              <table:table-cell office:value-type="float" office:value="758.75">
                <text:p>758.75</text:p>
              </table:table-cell>
              <table:table-cell office:value-type="float" office:value="469.2">
                <text:p>46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581.5">
                <text:p>581.5</text:p>
              </table:table-cell>
              <table:table-cell office:value-type="float" office:value="468.666666666667">
                <text:p>468.66666666666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136.666666666667">
                <text:p>136.666666666667</text:p>
                <draw:g>
                  <svg:desc>Graph.I2:Graph.I23</svg:desc>
                </draw:g>
              </table:table-cell>
              <table:table-cell office:value-type="float" office:value="158.333333333333">
                <text:p>158.333333333333</text:p>
                <draw:g>
                  <svg:desc>Graph.N2:Graph.N23</svg:desc>
                </draw:g>
              </table:table-cell>
              <table:table-cell office:value-type="float" office:value="181.25">
                <text:p>181.25</text:p>
                <draw:g>
                  <svg:desc>Graph.S2:Graph.S23</svg:desc>
                </draw:g>
              </table:table-cell>
              <table:table-cell office:value-type="float" office:value="127.5">
                <text:p>127.5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200">
                <text:p>200</text:p>
              </table:table-cell>
              <table:table-cell office:value-type="float" office:value="152.5">
                <text:p>152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.083333333333">
                <text:p>227.083333333333</text:p>
              </table:table-cell>
              <table:table-cell office:value-type="float" office:value="1058.5">
                <text:p>1058.5</text:p>
              </table:table-cell>
              <table:table-cell office:value-type="float" office:value="547.777777777778">
                <text:p>547.777777777778</text:p>
              </table:table-cell>
              <table:table-cell office:value-type="float" office:value="294.545454545455">
                <text:p>294.54545454545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.916666666667">
                <text:p>347.916666666667</text:p>
              </table:table-cell>
              <table:table-cell office:value-type="float" office:value="871.666666666667">
                <text:p>871.666666666667</text:p>
              </table:table-cell>
              <table:table-cell office:value-type="float" office:value="581.875">
                <text:p>581.875</text:p>
              </table:table-cell>
              <table:table-cell office:value-type="float" office:value="356.904761904762">
                <text:p>356.904761904762</text:p>
              </table:table-cell>
              <table:table-cell office:value-type="float" office:value="299.605263157895">
                <text:p>299.605263157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665.462962962963">
                <text:p>665.462962962963</text:p>
              </table:table-cell>
              <table:table-cell office:value-type="float" office:value="1026.47540983607">
                <text:p>1026.47540983607</text:p>
              </table:table-cell>
              <table:table-cell office:value-type="float" office:value="396.807228915663">
                <text:p>396.807228915663</text:p>
              </table:table-cell>
              <table:table-cell office:value-type="float" office:value="457.178217821782">
                <text:p>457.178217821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4.6">
                <text:p>604.6</text:p>
              </table:table-cell>
              <table:table-cell office:value-type="float" office:value="740.862068965517">
                <text:p>740.862068965517</text:p>
              </table:table-cell>
              <table:table-cell office:value-type="float" office:value="1399.28571428571">
                <text:p>1399.28571428571</text:p>
              </table:table-cell>
              <table:table-cell office:value-type="float" office:value="462.045454545455">
                <text:p>462.045454545455</text:p>
              </table:table-cell>
              <table:table-cell office:value-type="float" office:value="562.948717948718">
                <text:p>562.948717948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7.894736842105">
                <text:p>747.894736842105</text:p>
              </table:table-cell>
              <table:table-cell office:value-type="float" office:value="811.09375">
                <text:p>811.09375</text:p>
              </table:table-cell>
              <table:table-cell office:value-type="float" office:value="989.594594594595">
                <text:p>989.594594594595</text:p>
              </table:table-cell>
              <table:table-cell office:value-type="float" office:value="656.860465116279">
                <text:p>656.860465116279</text:p>
              </table:table-cell>
              <table:table-cell office:value-type="float" office:value="736.228070175439">
                <text:p>736.228070175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1.470588235294">
                <text:p>851.470588235294</text:p>
              </table:table-cell>
              <table:table-cell office:value-type="float" office:value="1147.87037037037">
                <text:p>1147.87037037037</text:p>
              </table:table-cell>
              <table:table-cell office:value-type="float" office:value="1338.0612244898">
                <text:p>1338.0612244898</text:p>
              </table:table-cell>
              <table:table-cell office:value-type="float" office:value="772.5">
                <text:p>772.5</text:p>
              </table:table-cell>
              <table:table-cell office:value-type="float" office:value="831.571428571429">
                <text:p>831.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7.222222222222">
                <text:p>747.222222222222</text:p>
              </table:table-cell>
              <table:table-cell office:value-type="float" office:value="1291.81818181818">
                <text:p>1291.81818181818</text:p>
              </table:table-cell>
              <table:table-cell office:value-type="float" office:value="1902.5">
                <text:p>1902.5</text:p>
              </table:table-cell>
              <table:table-cell office:value-type="float" office:value="934.166666666667">
                <text:p>934.166666666667</text:p>
              </table:table-cell>
              <table:table-cell office:value-type="float" office:value="1068.7037037037">
                <text:p>1068.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7.92682926829">
                <text:p>1237.92682926829</text:p>
              </table:table-cell>
              <table:table-cell office:value-type="float" office:value="1786.53846153846">
                <text:p>1786.53846153846</text:p>
              </table:table-cell>
              <table:table-cell office:value-type="float" office:value="1681.53846153846">
                <text:p>1681.53846153846</text:p>
              </table:table-cell>
              <table:table-cell office:value-type="float" office:value="1137.61538461538">
                <text:p>1137.61538461538</text:p>
              </table:table-cell>
              <table:table-cell office:value-type="float" office:value="1236.84782608696">
                <text:p>1236.84782608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4.78723404255">
                <text:p>1414.78723404255</text:p>
              </table:table-cell>
              <table:table-cell office:value-type="float" office:value="1659.82456140351">
                <text:p>1659.82456140351</text:p>
              </table:table-cell>
              <table:table-cell office:value-type="float" office:value="1744.90566037736">
                <text:p>1744.90566037736</text:p>
              </table:table-cell>
              <table:table-cell office:value-type="float" office:value="1221.86666666667">
                <text:p>1221.86666666667</text:p>
              </table:table-cell>
              <table:table-cell office:value-type="float" office:value="1463.45132743363">
                <text:p>1463.45132743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6.55555555556">
                <text:p>1686.55555555556</text:p>
              </table:table-cell>
              <table:table-cell office:value-type="float" office:value="1978.63636363636">
                <text:p>1978.63636363636</text:p>
              </table:table-cell>
              <table:table-cell office:value-type="float" office:value="1928.42741935484">
                <text:p>1928.42741935484</text:p>
              </table:table-cell>
              <table:table-cell office:value-type="float" office:value="1584.9">
                <text:p>1584.9</text:p>
              </table:table-cell>
              <table:table-cell office:value-type="float" office:value="1739.64831804281">
                <text:p>1739.6483180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5.32374100719">
                <text:p>1985.32374100719</text:p>
              </table:table-cell>
              <table:table-cell office:value-type="float" office:value="2170.26153846154">
                <text:p>2170.26153846154</text:p>
              </table:table-cell>
              <table:table-cell office:value-type="float" office:value="2154.4249201278">
                <text:p>2154.4249201278</text:p>
              </table:table-cell>
              <table:table-cell office:value-type="float" office:value="1905.7191011236">
                <text:p>1905.7191011236</text:p>
              </table:table-cell>
              <table:table-cell office:value-type="float" office:value="1997.421875">
                <text:p>1997.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3.18537348455">
                <text:p>2323.18537348455</text:p>
              </table:table-cell>
              <table:table-cell office:value-type="float" office:value="2448.45707656613">
                <text:p>2448.45707656613</text:p>
              </table:table-cell>
              <table:table-cell office:value-type="float" office:value="2445.06724303554">
                <text:p>2445.06724303554</text:p>
              </table:table-cell>
              <table:table-cell office:value-type="float" office:value="2277.05594918153">
                <text:p>2277.05594918153</text:p>
              </table:table-cell>
              <table:table-cell office:value-type="float" office:value="2354.1933418694">
                <text:p>2354.1933418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0.89603283174">
                <text:p>2760.89603283174</text:p>
              </table:table-cell>
              <table:table-cell office:value-type="float" office:value="2857.68327067669">
                <text:p>2857.68327067669</text:p>
              </table:table-cell>
              <table:table-cell office:value-type="float" office:value="2816.38918918919">
                <text:p>2816.38918918919</text:p>
              </table:table-cell>
              <table:table-cell office:value-type="float" office:value="2712.20552396426">
                <text:p>2712.20552396426</text:p>
              </table:table-cell>
              <table:table-cell office:value-type="float" office:value="2782.85465116279">
                <text:p>2782.85465116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9.6327014218">
                <text:p>3179.6327014218</text:p>
              </table:table-cell>
              <table:table-cell office:value-type="float" office:value="3198.29596412556">
                <text:p>3198.29596412556</text:p>
              </table:table-cell>
              <table:table-cell office:value-type="float" office:value="3197.97853309481">
                <text:p>3197.97853309481</text:p>
              </table:table-cell>
              <table:table-cell office:value-type="float" office:value="3173.15566835871">
                <text:p>3173.15566835871</text:p>
              </table:table-cell>
              <table:table-cell office:value-type="float" office:value="3210.05116959064">
                <text:p>3210.05116959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53.16801619433">
                <text:p>3653.16801619433</text:p>
              </table:table-cell>
              <table:table-cell office:value-type="float" office:value="3496.32162661738">
                <text:p>3496.32162661738</text:p>
              </table:table-cell>
              <table:table-cell office:value-type="float" office:value="3549.6677471637">
                <text:p>3549.6677471637</text:p>
              </table:table-cell>
              <table:table-cell office:value-type="float" office:value="3686.57082748948">
                <text:p>3686.57082748948</text:p>
              </table:table-cell>
              <table:table-cell office:value-type="float" office:value="3667.10436562074">
                <text:p>3667.10436562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72.36363636364">
                <text:p>4272.36363636364</text:p>
              </table:table-cell>
              <table:table-cell office:value-type="float" office:value="4074.26666666667">
                <text:p>4074.26666666667</text:p>
              </table:table-cell>
              <table:table-cell office:value-type="float" office:value="4116.71314741036">
                <text:p>4116.71314741036</text:p>
              </table:table-cell>
              <table:table-cell office:value-type="float" office:value="4239.7373358349">
                <text:p>4239.7373358349</text:p>
              </table:table-cell>
              <table:table-cell office:value-type="float" office:value="4289.71653543307">
                <text:p>4289.71653543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13">
                <text:p>5013</text:p>
              </table:table-cell>
              <table:table-cell office:value-type="float" office:value="4583.43922651934">
                <text:p>4583.43922651934</text:p>
              </table:table-cell>
              <table:table-cell office:value-type="float" office:value="4685.28301886792">
                <text:p>4685.28301886792</text:p>
              </table:table-cell>
              <table:table-cell office:value-type="float" office:value="5076.04761904762">
                <text:p>5076.04761904762</text:p>
              </table:table-cell>
              <table:table-cell office:value-type="float" office:value="5057.49733191035">
                <text:p>5057.49733191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70">
                <text:p>6670</text:p>
              </table:table-cell>
              <table:table-cell office:value-type="float" office:value="7233.33333333333">
                <text:p>7233.33333333333</text:p>
              </table:table-cell>
              <table:table-cell office:value-type="float" office:value="5963.33333333333">
                <text:p>5963.33333333333</text:p>
              </table:table-cell>
              <table:table-cell office:value-type="float" office:value="6618.75">
                <text:p>6618.75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240">
                <text:p>2240</text:p>
              </table:table-cell>
              <table:table-cell office:value-type="float" office:value="6925">
                <text:p>6925</text:p>
              </table:table-cell>
              <table:table-cell office:value-type="float" office:value="7033.33333333333">
                <text:p>7033.33333333333</text:p>
              </table:table-cell>
              <table:table-cell office:value-type="float" office:value="7455">
                <text:p>7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7cm" svg:width="35.449cm" svg:height="15.224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8.66666666666667">
                <text:p>8.66666666666667</text:p>
                <draw:g>
                  <svg:desc>Graph.J2:Graph.J23</svg:desc>
                </draw:g>
              </table:table-cell>
              <table:table-cell office:value-type="float" office:value="8.33333333333333">
                <text:p>8.33333333333333</text:p>
                <draw:g>
                  <svg:desc>Graph.O2:Graph.O23</svg:desc>
                </draw:g>
              </table:table-cell>
              <table:table-cell office:value-type="float" office:value="14.25">
                <text:p>14.25</text:p>
                <draw:g>
                  <svg:desc>Graph.T2:Graph.T23</svg:desc>
                </draw:g>
              </table:table-cell>
              <table:table-cell office:value-type="float" office:value="11.6666666666667">
                <text:p>11.6666666666667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87.9">
                <text:p>87.9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37.8421052631579">
                <text:p>37.84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5">
                <text:p>42.75</text:p>
              </table:table-cell>
              <table:table-cell office:value-type="float" office:value="83.2222222222222">
                <text:p>83.2222222222222</text:p>
              </table:table-cell>
              <table:table-cell office:value-type="float" office:value="62.375">
                <text:p>62.375</text:p>
              </table:table-cell>
              <table:table-cell office:value-type="float" office:value="54.9047619047619">
                <text:p>54.9047619047619</text:p>
              </table:table-cell>
              <table:table-cell office:value-type="float" office:value="46.8947368421053">
                <text:p>46.8947368421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3170731707317">
                <text:p>66.3170731707317</text:p>
              </table:table-cell>
              <table:table-cell office:value-type="float" office:value="71.4259259259259">
                <text:p>71.4259259259259</text:p>
              </table:table-cell>
              <table:table-cell office:value-type="float" office:value="89.5409836065574">
                <text:p>89.5409836065574</text:p>
              </table:table-cell>
              <table:table-cell office:value-type="float" office:value="56.7951807228916">
                <text:p>56.7951807228916</text:p>
              </table:table-cell>
              <table:table-cell office:value-type="float" office:value="63.8514851485149">
                <text:p>63.8514851485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24">
                <text:p>71.24</text:p>
              </table:table-cell>
              <table:table-cell office:value-type="float" office:value="80.1551724137931">
                <text:p>80.1551724137931</text:p>
              </table:table-cell>
              <table:table-cell office:value-type="float" office:value="108.714285714286">
                <text:p>108.714285714286</text:p>
              </table:table-cell>
              <table:table-cell office:value-type="float" office:value="66.6363636363636">
                <text:p>66.6363636363636</text:p>
              </table:table-cell>
              <table:table-cell office:value-type="float" office:value="68.2435897435897">
                <text:p>68.2435897435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4210526315789">
                <text:p>88.4210526315789</text:p>
              </table:table-cell>
              <table:table-cell office:value-type="float" office:value="83">
                <text:p>83</text:p>
              </table:table-cell>
              <table:table-cell office:value-type="float" office:value="96.6756756756757">
                <text:p>96.6756756756757</text:p>
              </table:table-cell>
              <table:table-cell office:value-type="float" office:value="73.3488372093023">
                <text:p>73.3488372093023</text:p>
              </table:table-cell>
              <table:table-cell office:value-type="float" office:value="84.280701754386">
                <text:p>84.280701754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1176470588235">
                <text:p>99.1176470588235</text:p>
              </table:table-cell>
              <table:table-cell office:value-type="float" office:value="106.703703703704">
                <text:p>106.703703703704</text:p>
              </table:table-cell>
              <table:table-cell office:value-type="float" office:value="122.877551020408">
                <text:p>122.877551020408</text:p>
              </table:table-cell>
              <table:table-cell office:value-type="float" office:value="88.0138888888889">
                <text:p>88.0138888888889</text:p>
              </table:table-cell>
              <table:table-cell office:value-type="float" office:value="90.8857142857143">
                <text:p>90.8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1111111111111">
                <text:p>77.1111111111111</text:p>
              </table:table-cell>
              <table:table-cell office:value-type="float" office:value="107.818181818182">
                <text:p>107.818181818182</text:p>
              </table:table-cell>
              <table:table-cell office:value-type="float" office:value="164.666666666667">
                <text:p>164.666666666667</text:p>
              </table:table-cell>
              <table:table-cell office:value-type="float" office:value="106.5">
                <text:p>106.5</text:p>
              </table:table-cell>
              <table:table-cell office:value-type="float" office:value="115.296296296296">
                <text:p>115.29629629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.80487804878">
                <text:p>112.80487804878</text:p>
              </table:table-cell>
              <table:table-cell office:value-type="float" office:value="127.769230769231">
                <text:p>127.769230769231</text:p>
              </table:table-cell>
              <table:table-cell office:value-type="float" office:value="138.205128205128">
                <text:p>138.205128205128</text:p>
              </table:table-cell>
              <table:table-cell office:value-type="float" office:value="102.753846153846">
                <text:p>102.753846153846</text:p>
              </table:table-cell>
              <table:table-cell office:value-type="float" office:value="111.884057971015">
                <text:p>111.884057971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.68085106383">
                <text:p>128.68085106383</text:p>
              </table:table-cell>
              <table:table-cell office:value-type="float" office:value="129.508771929825">
                <text:p>129.508771929825</text:p>
              </table:table-cell>
              <table:table-cell office:value-type="float" office:value="143.509433962264">
                <text:p>143.509433962264</text:p>
              </table:table-cell>
              <table:table-cell office:value-type="float" office:value="111.853333333333">
                <text:p>111.853333333333</text:p>
              </table:table-cell>
              <table:table-cell office:value-type="float" office:value="123.522123893805">
                <text:p>123.522123893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355555555556">
                <text:p>136.355555555556</text:p>
              </table:table-cell>
              <table:table-cell office:value-type="float" office:value="145.154545454545">
                <text:p>145.154545454545</text:p>
              </table:table-cell>
              <table:table-cell office:value-type="float" office:value="151.911290322581">
                <text:p>151.911290322581</text:p>
              </table:table-cell>
              <table:table-cell office:value-type="float" office:value="127.773333333333">
                <text:p>127.773333333333</text:p>
              </table:table-cell>
              <table:table-cell office:value-type="float" office:value="137.067278287462">
                <text:p>137.067278287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276978417266">
                <text:p>149.276978417266</text:p>
              </table:table-cell>
              <table:table-cell office:value-type="float" office:value="149.101538461538">
                <text:p>149.101538461538</text:p>
              </table:table-cell>
              <table:table-cell office:value-type="float" office:value="153.341853035144">
                <text:p>153.341853035144</text:p>
              </table:table-cell>
              <table:table-cell office:value-type="float" office:value="139.577528089888">
                <text:p>139.577528089888</text:p>
              </table:table-cell>
              <table:table-cell office:value-type="float" office:value="144.171875">
                <text:p>144.1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.459522878373">
                <text:p>156.459522878373</text:p>
              </table:table-cell>
              <table:table-cell office:value-type="float" office:value="161.28637719589">
                <text:p>161.28637719589</text:p>
              </table:table-cell>
              <table:table-cell office:value-type="float" office:value="165.192763368556">
                <text:p>165.192763368556</text:p>
              </table:table-cell>
              <table:table-cell office:value-type="float" office:value="152.753481553872">
                <text:p>152.753481553872</text:p>
              </table:table-cell>
              <table:table-cell office:value-type="float" office:value="155.868224498506">
                <text:p>155.86822449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184678522572">
                <text:p>169.184678522572</text:p>
              </table:table-cell>
              <table:table-cell office:value-type="float" office:value="170.566729323308">
                <text:p>170.566729323308</text:p>
              </table:table-cell>
              <table:table-cell office:value-type="float" office:value="176.314594594595">
                <text:p>176.314594594595</text:p>
              </table:table-cell>
              <table:table-cell office:value-type="float" office:value="161.037367993501">
                <text:p>161.037367993501</text:p>
              </table:table-cell>
              <table:table-cell office:value-type="float" office:value="165.707751937984">
                <text:p>165.707751937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556872037915">
                <text:p>181.556872037915</text:p>
              </table:table-cell>
              <table:table-cell office:value-type="float" office:value="184.569506726457">
                <text:p>184.569506726457</text:p>
              </table:table-cell>
              <table:table-cell office:value-type="float" office:value="192.080500894454">
                <text:p>192.080500894454</text:p>
              </table:table-cell>
              <table:table-cell office:value-type="float" office:value="180.140439932318">
                <text:p>180.140439932318</text:p>
              </table:table-cell>
              <table:table-cell office:value-type="float" office:value="181.158625730994">
                <text:p>181.158625730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.605263157895">
                <text:p>196.605263157895</text:p>
              </table:table-cell>
              <table:table-cell office:value-type="float" office:value="193.219963031423">
                <text:p>193.219963031423</text:p>
              </table:table-cell>
              <table:table-cell office:value-type="float" office:value="201.60453808752">
                <text:p>201.60453808752</text:p>
              </table:table-cell>
              <table:table-cell office:value-type="float" office:value="191.998597475456">
                <text:p>191.998597475456</text:p>
              </table:table-cell>
              <table:table-cell office:value-type="float" office:value="196.954297407913">
                <text:p>196.954297407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8.602597402597">
                <text:p>208.602597402597</text:p>
              </table:table-cell>
              <table:table-cell office:value-type="float" office:value="212.48">
                <text:p>212.48</text:p>
              </table:table-cell>
              <table:table-cell office:value-type="float" office:value="216.187250996016">
                <text:p>216.187250996016</text:p>
              </table:table-cell>
              <table:table-cell office:value-type="float" office:value="200.851782363977">
                <text:p>200.851782363977</text:p>
              </table:table-cell>
              <table:table-cell office:value-type="float" office:value="211.38031496063">
                <text:p>211.38031496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.655813953488">
                <text:p>220.655813953488</text:p>
              </table:table-cell>
              <table:table-cell office:value-type="float" office:value="217.57182320442">
                <text:p>217.57182320442</text:p>
              </table:table-cell>
              <table:table-cell office:value-type="float" office:value="222.22641509434">
                <text:p>222.22641509434</text:p>
              </table:table-cell>
              <table:table-cell office:value-type="float" office:value="216.611904761905">
                <text:p>216.611904761905</text:p>
              </table:table-cell>
              <table:table-cell office:value-type="float" office:value="223.184631803629">
                <text:p>223.184631803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361.666666666667">
                <text:p>361.666666666667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201.75">
                <text:p>201.75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235.5">
                <text:p>235.5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3.66666666666667">
                <text:p>3.66666666666667</text:p>
                <draw:g>
                  <svg:desc>Graph.K2:Graph.K23</svg:desc>
                </draw:g>
              </table:table-cell>
              <table:table-cell office:value-type="float" office:value="2.66666666666667">
                <text:p>2.66666666666667</text:p>
                <draw:g>
                  <svg:desc>Graph.P2:Graph.P23</svg:desc>
                </draw:g>
              </table:table-cell>
              <table:table-cell office:value-type="float" office:value="1.5">
                <text:p>1.5</text:p>
                <draw:g>
                  <svg:desc>Graph.U2:Graph.U23</svg:desc>
                </draw:g>
              </table:table-cell>
              <table:table-cell office:value-type="float" office:value="1.83333333333333">
                <text:p>1.83333333333333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6.9">
                <text:p>6.9</text:p>
              </table:table-cell>
              <table:table-cell office:value-type="float" office:value="5.88888888888889">
                <text:p>5.88888888888889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6.42105263157895">
                <text:p>6.4210526315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3.75">
                <text:p>13.75</text:p>
              </table:table-cell>
              <table:table-cell office:value-type="float" office:value="8.76190476190476">
                <text:p>8.76190476190476</text:p>
              </table:table-cell>
              <table:table-cell office:value-type="float" office:value="12.1842105263158">
                <text:p>12.1842105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7560975609756">
                <text:p>5.97560975609756</text:p>
              </table:table-cell>
              <table:table-cell office:value-type="float" office:value="8.85185185185185">
                <text:p>8.85185185185185</text:p>
              </table:table-cell>
              <table:table-cell office:value-type="float" office:value="10.7540983606557">
                <text:p>10.7540983606557</text:p>
              </table:table-cell>
              <table:table-cell office:value-type="float" office:value="9.92771084337349">
                <text:p>9.92771084337349</text:p>
              </table:table-cell>
              <table:table-cell office:value-type="float" office:value="6.97029702970297">
                <text:p>6.97029702970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68">
                <text:p>6.68</text:p>
              </table:table-cell>
              <table:table-cell office:value-type="float" office:value="7.3448275862069">
                <text:p>7.3448275862069</text:p>
              </table:table-cell>
              <table:table-cell office:value-type="float" office:value="9.74285714285714">
                <text:p>9.74285714285714</text:p>
              </table:table-cell>
              <table:table-cell office:value-type="float" office:value="8">
                <text:p>8</text:p>
              </table:table-cell>
              <table:table-cell office:value-type="float" office:value="8.7948717948718">
                <text:p>8.7948717948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5789473684211">
                <text:p>7.15789473684211</text:p>
              </table:table-cell>
              <table:table-cell office:value-type="float" office:value="12.0625">
                <text:p>12.0625</text:p>
              </table:table-cell>
              <table:table-cell office:value-type="float" office:value="10.3243243243243">
                <text:p>10.3243243243243</text:p>
              </table:table-cell>
              <table:table-cell office:value-type="float" office:value="17.1162790697674">
                <text:p>17.1162790697674</text:p>
              </table:table-cell>
              <table:table-cell office:value-type="float" office:value="9.75438596491228">
                <text:p>9.75438596491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3529411764706">
                <text:p>6.73529411764706</text:p>
              </table:table-cell>
              <table:table-cell office:value-type="float" office:value="10.6296296296296">
                <text:p>10.6296296296296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13.2083333333333">
                <text:p>13.208333333333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5555555555556">
                <text:p>20.5555555555556</text:p>
              </table:table-cell>
              <table:table-cell office:value-type="float" office:value="20.4545454545455">
                <text:p>20.4545454545455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9.07407407407407">
                <text:p>9.0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560975609756">
                <text:p>13.7560975609756</text:p>
              </table:table-cell>
              <table:table-cell office:value-type="float" office:value="13.3076923076923">
                <text:p>13.3076923076923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8">
                <text:p>18</text:p>
              </table:table-cell>
              <table:table-cell office:value-type="float" office:value="12.7463768115942">
                <text:p>12.7463768115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851063829787">
                <text:p>11.0851063829787</text:p>
              </table:table-cell>
              <table:table-cell office:value-type="float" office:value="17.0175438596491">
                <text:p>17.0175438596491</text:p>
              </table:table-cell>
              <table:table-cell office:value-type="float" office:value="10.9811320754717">
                <text:p>10.9811320754717</text:p>
              </table:table-cell>
              <table:table-cell office:value-type="float" office:value="14.36">
                <text:p>14.36</text:p>
              </table:table-cell>
              <table:table-cell office:value-type="float" office:value="16.3097345132743">
                <text:p>16.3097345132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5777777777778">
                <text:p>14.5777777777778</text:p>
              </table:table-cell>
              <table:table-cell office:value-type="float" office:value="14.7909090909091">
                <text:p>14.7909090909091</text:p>
              </table:table-cell>
              <table:table-cell office:value-type="float" office:value="15.1209677419355">
                <text:p>15.1209677419355</text:p>
              </table:table-cell>
              <table:table-cell office:value-type="float" office:value="18.26">
                <text:p>18.26</text:p>
              </table:table-cell>
              <table:table-cell office:value-type="float" office:value="14.8899082568807">
                <text:p>14.8899082568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179856115108">
                <text:p>10.5179856115108</text:p>
              </table:table-cell>
              <table:table-cell office:value-type="float" office:value="13.3723076923077">
                <text:p>13.3723076923077</text:p>
              </table:table-cell>
              <table:table-cell office:value-type="float" office:value="15.7987220447284">
                <text:p>15.7987220447284</text:p>
              </table:table-cell>
              <table:table-cell office:value-type="float" office:value="16.2292134831461">
                <text:p>16.2292134831461</text:p>
              </table:table-cell>
              <table:table-cell office:value-type="float" office:value="12.3549107142857">
                <text:p>12.354910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6069612827532">
                <text:p>14.6069612827532</text:p>
              </table:table-cell>
              <table:table-cell office:value-type="float" office:value="13.6171693735499">
                <text:p>13.6171693735499</text:p>
              </table:table-cell>
              <table:table-cell office:value-type="float" office:value="15.8216458533461">
                <text:p>15.8216458533461</text:p>
              </table:table-cell>
              <table:table-cell office:value-type="float" office:value="17.5409235279746">
                <text:p>17.5409235279746</text:p>
              </table:table-cell>
              <table:table-cell office:value-type="float" office:value="14.8069782330346">
                <text:p>14.8069782330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870041039672">
                <text:p>14.4870041039672</text:p>
              </table:table-cell>
              <table:table-cell office:value-type="float" office:value="16.2575187969925">
                <text:p>16.2575187969925</text:p>
              </table:table-cell>
              <table:table-cell office:value-type="float" office:value="16.6648648648649">
                <text:p>16.6648648648649</text:p>
              </table:table-cell>
              <table:table-cell office:value-type="float" office:value="18.5905767668562">
                <text:p>18.5905767668562</text:p>
              </table:table-cell>
              <table:table-cell office:value-type="float" office:value="16.5767441860465">
                <text:p>16.5767441860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2227488151659">
                <text:p>20.2227488151659</text:p>
              </table:table-cell>
              <table:table-cell office:value-type="float" office:value="16.7892376681614">
                <text:p>16.7892376681614</text:p>
              </table:table-cell>
              <table:table-cell office:value-type="float" office:value="19.3828264758497">
                <text:p>19.3828264758497</text:p>
              </table:table-cell>
              <table:table-cell office:value-type="float" office:value="21.5059221658206">
                <text:p>21.5059221658206</text:p>
              </table:table-cell>
              <table:table-cell office:value-type="float" office:value="20.6659356725146">
                <text:p>20.6659356725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085020242915">
                <text:p>22.085020242915</text:p>
              </table:table-cell>
              <table:table-cell office:value-type="float" office:value="18.2347504621072">
                <text:p>18.2347504621072</text:p>
              </table:table-cell>
              <table:table-cell office:value-type="float" office:value="21.128038897893">
                <text:p>21.128038897893</text:p>
              </table:table-cell>
              <table:table-cell office:value-type="float" office:value="24.1809256661992">
                <text:p>24.1809256661992</text:p>
              </table:table-cell>
              <table:table-cell office:value-type="float" office:value="22.12482946794">
                <text:p>22.12482946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5142857142857">
                <text:p>24.5142857142857</text:p>
              </table:table-cell>
              <table:table-cell office:value-type="float" office:value="19.0742857142857">
                <text:p>19.0742857142857</text:p>
              </table:table-cell>
              <table:table-cell office:value-type="float" office:value="23.800796812749">
                <text:p>23.800796812749</text:p>
              </table:table-cell>
              <table:table-cell office:value-type="float" office:value="28.343339587242">
                <text:p>28.343339587242</text:p>
              </table:table-cell>
              <table:table-cell office:value-type="float" office:value="24.0094488188976">
                <text:p>24.009448818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8697674418605">
                <text:p>29.8697674418605</text:p>
              </table:table-cell>
              <table:table-cell office:value-type="float" office:value="23.8674033149171">
                <text:p>23.8674033149171</text:p>
              </table:table-cell>
              <table:table-cell office:value-type="float" office:value="29.6100628930818">
                <text:p>29.6100628930818</text:p>
              </table:table-cell>
              <table:table-cell office:value-type="float" office:value="31.6">
                <text:p>31.6</text:p>
              </table:table-cell>
              <table:table-cell office:value-type="float" office:value="28.5667022411953">
                <text:p>28.5667022411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6cm" svg:width="37.839cm" svg:height="16.188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1.6390059334423">
                <text:p>11.6390059334423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4.4229942385416">
                <text:p>14.4229942385416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4.6078768595752">
                <text:p>14.6078768595752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8.5678046263651">
                <text:p>18.5678046263651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0.7623183420759">
                <text:p>40.76231834207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0">
                <text:p>0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2.7202265613355">
                <text:p>52.7202265613355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49.1537895511405">
                <text:p>49.1537895511405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48.7437767743429">
                <text:p>48.7437767743429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0.4720215178524">
                <text:p>50.47202151785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866cm" svg:y="2.884cm" svg:width="37.271cm" svg:height="16.953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